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18.644cm" fo:min-width="27.2cm" fo:padding-top="0.203cm" fo:padding-bottom="0.203cm" fo:padding-left="0.328cm" fo:padding-right="0.328cm" loext:decorative="false"/>
    </style:style>
    <style:style style:name="gr2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7.594cm" fo:min-width="20.094cm" fo:padding-top="0.203cm" fo:padding-bottom="0.203cm" fo:padding-left="0.328cm" fo:padding-right="0.328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3.594cm" fo:min-width="2.844cm" fo:padding-top="0.203cm" fo:padding-bottom="0.203cm" fo:padding-left="0.328cm" fo:padding-right="0.328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3.344cm" fo:min-width="3.044cm" fo:padding-top="0.203cm" fo:padding-bottom="0.203cm" fo:padding-left="0.328cm" fo:padding-right="0.328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6.844cm" fo:min-width="6.294cm" fo:padding-top="0.203cm" fo:padding-bottom="0.203cm" fo:padding-left="0.328cm" fo:padding-right="0.328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3.344cm" fo:min-width="2.794cm" fo:padding-top="0.203cm" fo:padding-bottom="0.203cm" fo:padding-left="0.328cm" fo:padding-right="0.328cm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0.197cm" fo:min-width="7.75cm" loext:decorative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10" style:family="graphic" style:parent-style-name="Arrow_20_Line">
      <style:graphic-properties draw:textarea-vertical-align="middle" loext:decorative="false"/>
      <style:paragraph-properties style:writing-mode="lr-tb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2cm" fo:min-width="0cm" loext:decorative="false"/>
    </style:style>
    <style:style style:name="gr12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.5cm" loext:decorative="false"/>
    </style:style>
    <style:style style:name="gr13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18.594cm" fo:min-width="27.044cm" fo:padding-top="0.203cm" fo:padding-bottom="0.203cm" fo:padding-left="0.328cm" fo:padding-right="0.328cm" loext:decorative="false"/>
    </style:style>
    <style:style style:name="gr14" style:family="graphic">
      <style:graphic-properties style:writing-mode="lr-tb" loext:decorative="false"/>
    </style:style>
    <style:style style:name="gr15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>
      <style:graphic-properties loext:decorative="false"/>
    </style:style>
    <style:style style:name="gr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3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6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2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6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0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1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7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5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7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1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2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9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e5e5e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0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1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2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3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4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5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6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7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de8e9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9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0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3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4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9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1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2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3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4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5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6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8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3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2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3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4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2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6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333333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257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5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6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4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5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6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7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8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79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0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1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2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3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4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5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6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7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8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89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0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1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2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3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4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5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6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7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4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5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09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0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7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2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3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2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0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6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3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3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8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49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6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7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5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1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2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69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0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4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5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7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2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89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3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1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2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0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6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2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3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e5e5e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4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5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6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7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29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0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1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2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de8e9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3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4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7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3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3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5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6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7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49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0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1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52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6.844cm" fo:min-width="13.544cm" fo:padding-top="0.203cm" fo:padding-bottom="0.203cm" fo:padding-left="0.328cm" fo:padding-right="0.328cm" style:writing-mode="lr-tb" loext:decorative="false"/>
      <style:paragraph-properties style:writing-mode="lr-tb"/>
    </style:style>
    <style:style style:name="gr453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7.594cm" fo:min-width="9.794cm" fo:padding-top="0.203cm" fo:padding-bottom="0.203cm" fo:padding-left="0.328cm" fo:padding-right="0.328cm" style:writing-mode="lr-tb" loext:decorative="false"/>
      <style:paragraph-properties style:writing-mode="lr-tb"/>
    </style:style>
    <style:style style:name="gr454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6.844cm" fo:min-width="12.794cm" fo:padding-top="0.203cm" fo:padding-bottom="0.203cm" fo:padding-left="0.328cm" fo:padding-right="0.328cm" style:writing-mode="lr-tb" loext:decorative="false"/>
      <style:paragraph-properties style:writing-mode="lr-tb"/>
    </style:style>
    <style:style style:name="gr455" style:family="graphic" style:parent-style-name="standard">
      <style:graphic-properties svg:stroke-width="0.159cm" svg:stroke-color="#000000" draw:marker-start-width="0.437cm" draw:marker-end-width="0.437cm" draw:fill-color="#ffffff" draw:textarea-horizontal-align="justify" draw:textarea-vertical-align="middle" draw:auto-grow-height="false" fo:min-height="7.594cm" fo:min-width="9.594cm" fo:padding-top="0.203cm" fo:padding-bottom="0.203cm" fo:padding-left="0.328cm" fo:padding-right="0.328cm" style:writing-mode="lr-tb" loext:decorative="false"/>
      <style:paragraph-properties style:writing-mode="lr-tb"/>
    </style:style>
    <style:style style:name="gr456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2.25cm" loext:decorative="false"/>
    </style:style>
    <style:style style:name="gr457" style:family="graphic" style:parent-style-name="standard">
      <style:graphic-properties svg:stroke-color="#ffffff" draw:fill-color="#ffffff" draw:textarea-horizontal-align="justify" draw:textarea-vertical-align="middle" draw:auto-grow-height="false" fo:min-height="1cm" fo:min-width="0cm" loext:decorative="false"/>
    </style:style>
    <style:style style:name="gr458" style:family="graphic" style:parent-style-name="standard">
      <style:graphic-properties svg:stroke-color="#ffffff" draw:fill-color="#ffffff" draw:textarea-horizontal-align="justify" draw:textarea-vertical-align="middle" draw:auto-grow-height="false" fo:min-height="1.25cm" fo:min-width="0cm" loext:decorative="false"/>
    </style:style>
    <style:style style:name="gr459" style:family="graphic" style:parent-style-name="standard">
      <style:graphic-properties svg:stroke-color="#ffffff" draw:fill-color="#ffffff" draw:textarea-horizontal-align="justify" draw:textarea-vertical-align="middle" draw:auto-grow-height="false" fo:min-height="0.25cm" fo:min-width="1cm" loext:decorative="false"/>
    </style:style>
    <style:style style:name="gr460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4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69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0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6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7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2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6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8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0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1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9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7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49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0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2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4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3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2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3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4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7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4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1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2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5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1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045cm" fo:padding-bottom="0.045cm" fo:padding-left="0.17cm" fo:padding-right="0.1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6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cm" fo:min-width="0cm" fo:padding-top="0.145cm" fo:padding-bottom="0.145cm" fo:padding-left="0.27cm" fo:padding-right="0.27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8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69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0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1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2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3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4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5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6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7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8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79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0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1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2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3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4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5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6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7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8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89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0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1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2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6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5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6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0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0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5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6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8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2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7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2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0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4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39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0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6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4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2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6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5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0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1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66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7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66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6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7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8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4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0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2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3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4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7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1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3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eeeeee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4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6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7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8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29" style:family="graphic" style:parent-style-name="standard" style:list-style-name="L3">
      <style:graphic-properties draw:stroke="solid" draw:stroke-dash="Dashed_20__28_var_29__20_2" svg:stroke-width="0.04cm" svg:stroke-color="#ffffff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0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1" style:family="graphic" style:parent-style-name="standard" style:list-style-name="L3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732" style:family="graphic" style:parent-style-name="standard" style:list-style-name="L3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733" style:family="graphic" style:parent-style-name="standard" style:list-style-name="L3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734" style:family="graphic" style:parent-style-name="standard" style:list-style-name="L3">
      <style:graphic-properties draw:stroke="solid" svg:stroke-width="0.04cm" svg:stroke-color="#ffffff" draw:marker-start="" draw:marker-start-width="0.275cm" draw:marker-start-center="false" draw:marker-end="" draw:marker-end-width="0.275cm" draw:marker-end-center="false" draw:fill="solid" draw:fill-color="#ffffff" draw:textarea-horizontal-align="justify" draw:textarea-vertical-align="middle" draw:auto-grow-height="false" fo:padding-top="0.145cm" fo:padding-bottom="0.145cm" fo:padding-left="0.27cm" fo:padding-right="0.27cm" fo:wrap-option="wrap" draw:shadow="hidden" draw:shadow-offset-x="0.2cm" draw:shadow-offset-y="0.2cm" draw:shadow-color="#808080" loext:decorative="false"/>
    </style:style>
    <style:style style:name="gr7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8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39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5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8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49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3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4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7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5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0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7f7f7f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76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6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7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8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7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1" style:family="graphic" style:parent-style-name="standard" style:list-style-name="L3">
      <style:graphic-properties draw:stroke="solid" svg:stroke-width="0.04cm" svg:stroke-color="#b2b2b2" draw:marker-start="" draw:marker-start-width="0.275cm" draw:marker-start-center="false" draw:marker-end="" draw:marker-end-width="0.275cm" draw:marker-end-center="false" draw:fill="solid" draw:fill-color="#333333" draw:textarea-horizontal-align="justify" draw:textarea-vertical-align="middle" draw:auto-grow-height="false" fo:padding-top="0.12cm" fo:padding-bottom="0.12cm" fo:padding-left="0.245cm" fo:padding-right="0.245cm" fo:wrap-option="wrap" draw:shadow="hidden" draw:shadow-offset-x="0.2cm" draw:shadow-offset-y="0.2cm" draw:shadow-color="#808080" loext:decorative="false"/>
    </style:style>
    <style:style style:name="gr802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0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0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19" style:family="graphic" style:parent-style-name="standard" style:list-style-name="L3">
      <style:graphic-properties draw:stroke="solid" draw:stroke-dash="Dashed_20__28_var_29__20_2" svg:stroke-width="0.04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3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75cm" draw:marker-start-center="false" draw:marker-end="" draw:marker-end-width="0.27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75cm" draw:marker-start-center="false" draw:marker-end="" draw:marker-end-width="0.27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8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29" style:family="graphic" style:parent-style-name="standard" style:list-style-name="L3">
      <style:graphic-properties draw:stroke="solid" draw:stroke-dash="Dashed_20__28_var_29__20_2" svg:stroke-width="0.04cm" svg:stroke-color="#666666" draw:marker-start="" draw:marker-start-width="0.275cm" draw:marker-start-center="false" draw:marker-end="" draw:marker-end-width="0.275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75cm" draw:marker-start-center="false" draw:marker-end="" draw:marker-end-width="0.275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2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39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4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5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4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2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3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8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5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5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6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0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1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8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79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3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4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8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1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2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6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7" style:family="graphic" style:parent-style-name="standard" style:list-style-name="L3">
      <style:graphic-properties draw:stroke="solid" draw:stroke-dash="Dashed_20__28_var_29__20_2" svg:stroke-width="0cm" svg:stroke-color="#dddddd" draw:marker-start="" draw:marker-start-width="0.2cm" draw:marker-start-center="false" draw:marker-end="" draw:marker-end-width="0.2cm" draw:marker-end-center="false" svg:stroke-opacity="100%" draw:stroke-linejoin="round"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8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4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09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1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3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4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2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7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39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4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1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2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5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5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7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6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79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0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8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3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5" style:family="graphic" style:parent-style-name="standard" style:list-style-name="L3">
      <style:graphic-properties draw:stroke="solid" draw:stroke-dash="Dashed_20__28_var_29__20_2" svg:stroke-width="0.04cm" svg:stroke-color="#7f7f7f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9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7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8" style:family="graphic" style:parent-style-name="standard" style:list-style-name="L3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0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1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2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3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4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5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6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7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8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19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0" style:family="graphic" style:parent-style-name="standard" style:list-style-name="L3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21" style:family="graphic" style:parent-style-name="standard" style:list-style-name="L3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95cm" fo:padding-bottom="0.095cm" fo:padding-left="0.22cm" fo:padding-right="0.22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loext:graphic-properties draw:fill-color="#ffffff"/>
      <style:paragraph-properties fo:text-align="center" style:writing-mode="lr-tb"/>
      <style:text-properties fo:font-weight="normal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 style:writing-mode="lr-tb"/>
    </style:style>
    <style:style style:name="P6" style:family="paragraph">
      <style:paragraph-properties fo:margin-left="0cm" fo:margin-right="0cm" fo:margin-top="0cm" fo:margin-bottom="0cm" fo:line-height="100%" fo:text-align="center" fo:text-indent="0cm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align="center" fo:text-indent="0cm"/>
      <style:text-properties fo:color="#c9211e" loext:opacity="100%"/>
    </style:style>
    <style:style style:name="P9" style:family="paragraph">
      <style:paragraph-properties fo:text-align="center"/>
      <style:text-properties fo:color="#c9211e" loext:opacity="100%"/>
    </style:style>
    <style:style style:name="P1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solid" draw:fill-color="#ddddd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loext:graphic-properties draw:fill="gradient" draw:fill-color="#cfe7f5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9" style:family="paragraph">
      <loext:graphic-properties draw:fill="gradient" draw:fill-color="#cfe7f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solid" draw:fill-color="#7f7f7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solid" draw:fill-color="#d1616c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gradient" draw:fill-color="#666666" draw:secondary-fill-color="#cfe7e5" draw:fill-gradient-name="Dark_20_Grey_20_Linear_20_B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loext:graphic-properties draw:fill="solid" draw:fill-color="#00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4" style:family="paragraph">
      <loext:graphic-properties draw:fill="solid" draw:fill-color="#fffff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loext:graphic-properties draw:fill="gradient" draw:fill-color="#cfe7f5" draw:secondary-fill-color="#cfe7e5" draw:fill-gradient-name="Dark_20_Grey_20_Linear_20_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6" style:family="paragraph">
      <loext:graphic-properties draw:fill="solid" draw:fill-color="#b2b2b2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7" style:family="paragraph">
      <loext:graphic-properties draw:fill="gradient" draw:fill-color="#e5e5e5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8" style:family="paragraph">
      <loext:graphic-properties draw:fill="solid" draw:fill-color="#de8e96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9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333333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1" style:family="paragraph">
      <loext:graphic-properties draw:fill="gradient" draw:fill-color="#cfe7f5" draw:secondary-fill-color="#cfe7e5" draw:fill-gradient-name="Light_20_Red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2" style:family="paragraph">
      <loext:graphic-properties draw:fill="gradient" draw:fill-color="#cfe7f5" draw:secondary-fill-color="#cfe7e5" draw:fill-gradient-name="Light_20_Red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3" style:family="paragraph">
      <loext:graphic-properties draw:fill="gradient" draw:fill-color="#cfe7f5" draw:secondary-fill-color="#cfe7e5" draw:fill-gradient-name="Light_20_Red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4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5" style:family="paragraph">
      <loext:graphic-properties draw:fill="gradient" draw:fill-color="#7f7f7f" draw:secondary-fill-color="#cfe7e5" draw:fill-gradient-name="Light_20_Blue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6" style:family="paragraph">
      <loext:graphic-properties draw:fill="gradient" draw:fill-color="#7f7f7f" draw:secondary-fill-color="#cfe7e5" draw:fill-gradient-name="Light_20_Blue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7" style:family="paragraph">
      <loext:graphic-properties draw:fill="gradient" draw:fill-color="#f7941d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8" style:family="paragraph">
      <loext:graphic-properties draw:fill="gradient" draw:fill-color="#cfe7f5" draw:secondary-fill-color="#cfe7e5" draw:fill-gradient-name="Light_20_Blue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9" style:family="paragraph">
      <loext:graphic-properties draw:fill="solid" draw:fill-color="#eeeeee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0" style:family="paragraph">
      <loext:graphic-properties draw:fill="gradient" draw:fill-color="#cfe7f5" draw:secondary-fill-color="#cfe7e5" draw:fill-gradient-name="VRT_20_Light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1" style:family="paragraph">
      <loext:graphic-properties draw:fill="gradient" draw:fill-color="#f7941d" draw:secondary-fill-color="#cfe7e5" draw:fill-gradient-name="VRT_20_Light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2" style:family="paragraph">
      <loext:graphic-properties draw:fill="gradient" draw:fill-color="#cfe7f5" draw:secondary-fill-color="#cfe7e5" draw:fill-gradient-name="VRT_20_Light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normal"/>
    </style:style>
    <style:style style:name="T2" style:family="text">
      <style:text-properties fo:font-variant="normal" fo:text-transform="none" fo:color="#c9211e" loext:opacity="10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75cm" svg:height="8cm" svg:x="1cm" svg:y="1cm">
          <text:p text:style-name="P2"><text:span text:style-name="T1">Refeitó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4cm" svg:x="21.75cm" svg:y="1cm">
          <text:p text:style-name="P4">Banheiro</text:p>
          <text:p text:style-name="P4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7cm" svg:height="3.75cm" svg:x="25cm" svg:y="9cm">
          <text:p text:style-name="P4">Eleva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5cm" svg:height="7.25cm" svg:x="1cm" svg:y="12.75cm">
          <text:p text:style-name="P4">Recep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5cm" svg:height="7.25cm" svg:x="21.75cm" svg:y="12.75cm">
          <text:p text:style-name="P6">Produ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45cm" svg:height="3.75cm" svg:x="1.05cm" svg:y="9cm">
          <text:p text:style-name="P4">Esca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4cm" svg:x="25.25cm" svg:y="1cm">
          <text:p text:style-name="P4">Banheiro 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5cm" svg:height="1cm" svg:x="0cm" svg:y="0cm">
          <draw:text-box>
            <text:p>Andar 1</text:p>
          </draw:text-box>
        </draw:frame>
        <draw:custom-shape draw:style-name="gr8" draw:text-style-name="P1" draw:layer="layout" svg:width="8.25cm" svg:height="0.447cm" svg:x="12.684cm" svg:y="19.7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25cm" svg:height="1.673cm" svg:x="16.25cm" svg:y="19.077cm">
          <draw:text-box>
            <text:p>Entrada</text:p>
          </draw:text-box>
        </draw:frame>
        <draw:measure draw:style-name="gr10" draw:text-style-name="P4" draw:layer="measurelines" svg:x1="1cm" svg:y1="1cm" svg:x2="1cm" svg:y2="9cm">
          <text:p text:style-name="P6"><text:span text:style-name="T2"><text:measure text:kind="gap"/></text:span><text:span text:style-name="T2"><text:measure text:kind="value">8</text:measure></text:span><text:span text:style-name="T2"><text:s/>mts</text:span></text:p>
        </draw:measure>
        <draw:custom-shape draw:style-name="gr11" draw:text-style-name="P1" draw:layer="layout" svg:width="0.482cm" svg:height="2.25cm" svg:x="7.75cm" svg:y="17.3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82cm" svg:height="2.25cm" svg:x="4.25cm" svg:y="9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82cm" svg:height="2.25cm" svg:x="21.5cm" svg:y="17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82cm" svg:height="2.25cm" svg:x="24.768cm" svg:y="9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5cm" svg:height="0.447cm" svg:x="8cm" svg:y="8.8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0.5cm" svg:x="22.5cm" svg:y="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0.5cm" svg:x="26cm" svg:y="4.75cm">
          <text:p/>
          <draw:enhanced-geometry svg:viewBox="0 0 21600 21600" draw:type="rectangle" draw:enhanced-path="M 0 0 L 21600 0 21600 21600 0 21600 0 0 Z N"/>
        </draw:custom-shape>
        <draw:measure draw:style-name="gr10" draw:text-style-name="P4" draw:layer="measurelines" svg:x1="1cm" svg:y1="9cm" svg:x2="21.75cm" svg:y2="9cm">
          <text:p text:style-name="P6"><text:span text:style-name="T2">20 mts</text:span><text:span text:style-name="T2"><text:measure text:kind="gap"/></text:span></text:p>
        </draw:measure>
        <draw:measure draw:style-name="gr10" draw:text-style-name="P4" draw:layer="measurelines" svg:x1="1cm" svg:y1="12.75cm" svg:x2="1cm" svg:y2="20cm">
          <text:p text:style-name="P6"><text:span text:style-name="T2"><text:measure text:kind="gap"/></text:span><text:span text:style-name="T2"><text:measure text:kind="value">7,25</text:measure></text:span><text:span text:style-name="T2"><text:s/>mts</text:span></text:p>
        </draw:measure>
        <draw:measure draw:style-name="gr10" draw:text-style-name="P4" draw:layer="measurelines" svg:x1="1cm" svg:y1="20cm" svg:x2="8cm" svg:y2="20cm">
          <text:p text:style-name="P6"><text:span text:style-name="T2"><text:measure text:kind="gap"/></text:span><text:span text:style-name="T2"><text:measure text:kind="value">7</text:measure></text:span><text:span text:style-name="T2"><text:s/>mts</text:span></text:p>
        </draw:measure>
        <draw:measure draw:style-name="gr10" draw:text-style-name="P4" draw:layer="measurelines" svg:x1="8cm" svg:y1="20cm" svg:x2="21.75cm" svg:y2="20cm">
          <text:p text:style-name="P6"><text:span text:style-name="T2"><text:measure text:kind="gap"/></text:span><text:span text:style-name="T2"><text:measure text:kind="value">13,75</text:measure></text:span><text:span text:style-name="T2"><text:s/>mts</text:span><text:span text:style-name="T2"><text:measure text:kind="gap"/></text:span></text:p>
        </draw:measure>
        <draw:measure draw:style-name="gr10" draw:text-style-name="P4" draw:layer="layout" svg:x1="1cm" svg:y1="12.75cm" svg:x2="1cm" svg:y2="20cm">
          <text:p text:style-name="P6"><text:span text:style-name="T2"><text:measure text:kind="gap"/></text:span><text:span text:style-name="T2"><text:measure text:kind="value">7,25</text:measure></text:span><text:span text:style-name="T2"><text:s/>mts</text:span></text:p>
        </draw:measure>
        <draw:measure draw:style-name="gr10" draw:text-style-name="P4" draw:layer="layout" svg:x1="1cm" svg:y1="12.75cm" svg:x2="1cm" svg:y2="20cm">
          <text:p text:style-name="P6"><text:span text:style-name="T2"><text:measure text:kind="gap"/></text:span><text:span text:style-name="T2"><text:measure text:kind="value">7,25</text:measure></text:span><text:span text:style-name="T2"><text:s/>mts</text:span></text:p>
        </draw:measure>
        <draw:measure draw:style-name="gr10" draw:text-style-name="P4" draw:layer="measurelines" svg:x1="21.75cm" svg:y1="12.75cm" svg:x2="21.75cm" svg:y2="20cm">
          <text:p text:style-name="P6"><text:span text:style-name="T2"><text:measure text:kind="gap"/></text:span><text:span text:style-name="T2"><text:measure text:kind="value">7,25</text:measure></text:span><text:span text:style-name="T2"><text:s/>mts</text:span><text:span text:style-name="T3"><text:measure text:kind="gap"/></text:span></text:p>
        </draw:measure>
        <draw:measure draw:style-name="gr10" draw:text-style-name="P4" draw:layer="measurelines" svg:x1="21.75cm" svg:y1="20cm" svg:x2="28.7cm" svg:y2="20cm">
          <text:p text:style-name="P6"><text:span text:style-name="T4"><text:measure text:kind="gap"/></text:span><text:span text:style-name="T4"><text:measure text:kind="value">6,95</text:measure></text:span><text:span text:style-name="T4"><text:s/></text:span><text:span text:style-name="T2">mts</text:span></text:p>
        </draw:measure>
        <draw:measure draw:style-name="gr10" draw:text-style-name="P4" draw:layer="measurelines" svg:x1="1cm" svg:y1="9cm" svg:x2="1cm" svg:y2="12.75cm">
          <text:p text:style-name="P6"><text:span text:style-name="T2"><text:measure text:kind="gap"/></text:span><text:span text:style-name="T2"><text:measure text:kind="value">3,75</text:measure></text:span><text:span text:style-name="T2"><text:s/>mts</text:span></text:p>
        </draw:measure>
        <draw:measure draw:style-name="gr10" draw:text-style-name="P4" draw:layer="measurelines" svg:x1="21.75cm" svg:y1="1cm" svg:x2="21.75cm" svg:y2="5cm">
          <text:p text:style-name="P6"><text:span text:style-name="T2"><text:measure text:kind="gap"/></text:span><text:span text:style-name="T2"><text:measure text:kind="value">4</text:measure></text:span><text:span text:style-name="T2"><text:s/>mts</text:span></text:p>
        </draw:measure>
        <draw:measure draw:style-name="gr10" draw:text-style-name="P4" draw:layer="layout" svg:x1="25.15cm" svg:y1="1cm" svg:x2="25.15cm" svg:y2="5cm">
          <text:p text:style-name="P6"><text:span text:style-name="T2"><text:measure text:kind="gap"/></text:span><text:span text:style-name="T2"><text:measure text:kind="value">4</text:measure></text:span><text:span text:style-name="T2"><text:s/>mts</text:span></text:p>
        </draw:measure>
        <draw:measure draw:style-name="gr10" draw:text-style-name="P4" draw:layer="measurelines" svg:x1="25.25cm" svg:y1="5.1cm" svg:x2="28.75cm" svg:y2="5.1cm">
          <text:p text:style-name="P6"><text:span text:style-name="T4"><text:measure text:kind="gap"/></text:span><text:span text:style-name="T4"><text:measure text:kind="value">3,5</text:measure></text:span><text:span text:style-name="T4"><text:s/></text:span><text:span text:style-name="T2"><text:measure text:kind="unit">cm</text:measure></text:span><text:span text:style-name="T2">s</text:span><text:span text:style-name="T2"><text:measure text:kind="gap"/></text:span></text:p>
        </draw:measure>
        <draw:measure draw:style-name="gr10" draw:text-style-name="P4" draw:layer="layout" svg:x1="21.75cm" svg:y1="5.1cm" svg:x2="25.25cm" svg:y2="5.1cm">
          <text:p text:style-name="P6"><text:span text:style-name="T4"><text:measure text:kind="gap"/></text:span><text:span text:style-name="T4"><text:measure text:kind="value">3,5</text:measure></text:span><text:span text:style-name="T4"><text:s/></text:span><text:span text:style-name="T2"><text:measure text:kind="unit">cm</text:measure></text:span><text:span text:style-name="T2">s</text:span><text:span text:style-name="T2"><text:measure text:kind="gap"/></text:span></text:p>
        </draw:measure>
        <draw:measure draw:style-name="gr10" draw:text-style-name="P9" draw:layer="measurelines" svg:x1="25cm" svg:y1="12.75cm" svg:x2="28.7cm" svg:y2="12.75cm">
          <text:p text:style-name="P8"><text:span text:style-name="T2"><text:measure text:kind="gap"/></text:span><text:span text:style-name="T2"><text:measure text:kind="value">3,7</text:measure></text:span><text:span text:style-name="T2"><text:s/>mts</text:span><text:span text:style-name="T2"><text:measure text:kind="gap"/></text:span></text:p>
        </draw:measure>
        <draw:measure draw:style-name="gr10" draw:text-style-name="P4" draw:layer="measurelines" svg:x1="28.7cm" svg:y1="12.75cm" svg:x2="28.7cm" svg:y2="9cm">
          <text:p text:style-name="P6"><text:span text:style-name="T2"><text:measure text:kind="gap"/></text:span><text:span text:style-name="T2"><text:measure text:kind="value">3,75</text:measure></text:span><text:span text:style-name="T2"><text:s/>mts</text:span></text:p>
        </draw:measure>
        <draw:measure draw:style-name="gr10" draw:text-style-name="P4" draw:layer="layout" svg:x1="21.75cm" svg:y1="1cm" svg:x2="21.75cm" svg:y2="5cm">
          <text:p text:style-name="P6"><text:span text:style-name="T2"><text:measure text:kind="gap"/></text:span><text:span text:style-name="T2"><text:measure text:kind="value">4</text:measure></text:span><text:span text:style-name="T2"><text:s/>mts</text:span></text:p>
        </draw:measure>
        <draw:measure draw:style-name="gr10" draw:text-style-name="P9" draw:layer="measurelines" svg:x1="1cm" svg:y1="12.75cm" svg:x2="4.5cm" svg:y2="12.75cm">
          <text:p text:style-name="P8"><text:span text:style-name="T2"><text:measure text:kind="gap"/></text:span><text:span text:style-name="T2"><text:measure text:kind="value">3,5</text:measure></text:span><text:span text:style-name="T2"><text:s/>mts</text:span><text:span text:style-name="T2"><text:measure text:kind="gap"/></text:span></text:p>
        </draw:measure>
      </draw:page>
      <draw:page draw:name="page2" draw:style-name="dp1" draw:master-page-name="Padrão">
        <draw:custom-shape draw:style-name="gr13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0.75cm" svg:height="8cm" svg:x="1cm" svg:y="1cm">
          <text:p text:style-name="P2"><text:span text:style-name="T1">Refeitór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4cm" svg:x="21.75cm" svg:y="1cm">
          <text:p text:style-name="P4">Banheiro</text:p>
          <text:p text:style-name="P4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7cm" svg:height="3.75cm" svg:x="25cm" svg:y="9cm">
          <text:p text:style-name="P4">Eleva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6.95cm" svg:height="7.25cm" svg:x="1cm" svg:y="12.75cm">
          <text:p text:style-name="P4">Recep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0" draw:layer="layout" svg:width="6.95cm" svg:height="7.25cm" svg:x="21.75cm" svg:y="12.75cm">
          <text:p text:style-name="P6">Produ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45cm" svg:height="3.75cm" svg:x="1cm" svg:y="9cm">
          <text:p text:style-name="P4">Esca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4cm" svg:x="25.25cm" svg:y="1cm">
          <text:p text:style-name="P4">Banheiro 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5cm" svg:height="1cm" svg:x="0cm" svg:y="0cm">
          <draw:text-box>
            <text:p>Andar 1</text:p>
          </draw:text-box>
        </draw:frame>
        <draw:custom-shape draw:style-name="gr8" draw:text-style-name="P1" draw:layer="layout" svg:width="8.25cm" svg:height="0.447cm" svg:x="12.684cm" svg:y="19.75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3.25cm" svg:height="1.673cm" svg:x="16.25cm" svg:y="19.077cm">
          <draw:text-box>
            <text:p>Entrada</text:p>
          </draw:text-box>
        </draw:frame>
        <draw:custom-shape draw:style-name="gr11" draw:text-style-name="P1" draw:layer="layout" svg:width="0.482cm" svg:height="2.25cm" svg:x="7.75cm" svg:y="17.34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82cm" svg:height="2.25cm" svg:x="4.25cm" svg:y="9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82cm" svg:height="2.25cm" svg:x="21.5cm" svg:y="17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482cm" svg:height="2.25cm" svg:x="24.768cm" svg:y="9.7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8.25cm" svg:height="0.447cm" svg:x="8cm" svg:y="8.80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0.5cm" svg:x="22.5cm" svg:y="4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0.5cm" svg:x="26cm" svg:y="4.75cm">
          <text:p/>
          <draw:enhanced-geometry svg:viewBox="0 0 21600 21600" draw:type="rectangle" draw:enhanced-path="M 0 0 L 21600 0 21600 21600 0 21600 0 0 Z N"/>
        </draw:custom-shape>
        <draw:g draw:style-name="gr14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15" draw:text-style-name="P11" draw:layer="layout" svg:width="0.79cm" svg:height="0.532cm" svg:x="27.709cm" svg:y="18.217cm" svg:viewBox="0 0 791 533" svg:d="M0 533c224 0 575-169 726-279 152-111 0-254-76-254z">
            <text:p/>
          </draw:path>
          <draw:g draw:style-name="gr16">
            <draw:polygon draw:style-name="gr17" draw:text-style-name="P12" draw:layer="layout" svg:width="0.458cm" svg:height="1.318cm" svg:x="27.25cm" svg:y="17.431cm" svg:viewBox="0 0 459 1319" draw:points="0,1014 0,0 459,304 459,1319">
              <text:p/>
            </draw:polygon>
            <draw:polygon draw:style-name="gr18" draw:text-style-name="P13" draw:layer="layout" svg:width="0.649cm" svg:height="1.445cm" svg:x="27.709cm" svg:y="17.304cm" svg:viewBox="0 0 650 1446" draw:points="0,1446 0,431 650,0 650,1014">
              <text:p/>
            </draw:polygon>
            <draw:polygon draw:style-name="gr19" draw:text-style-name="P14" draw:layer="layout" svg:width="1.108cm" svg:height="0.735cm" svg:x="27.25cm" svg:y="17cm" svg:viewBox="0 0 1109 736" draw:points="459,736 0,431 650,0 1109,304">
              <text:p/>
            </draw:polygon>
            <draw:polygon draw:style-name="gr20" draw:text-style-name="P15" draw:layer="layout" svg:width="1.108cm" svg:height="1.749cm" svg:x="27.25cm" svg:y="17cm" svg:viewBox="0 0 1109 1750" draw:points="0,1446 0,431 650,0 1109,304 1109,1319 459,1750">
              <text:p/>
            </draw:polygon>
            <draw:line draw:style-name="gr21" draw:text-style-name="P16" draw:layer="layout" svg:x1="27.632cm" svg:y1="18.496cm" svg:x2="27.326cm" svg:y2="18.293cm">
              <text:p/>
            </draw:line>
            <draw:line draw:style-name="gr22" draw:text-style-name="P16" draw:layer="layout" svg:x1="27.632cm" svg:y1="18.598cm" svg:x2="27.326cm" svg:y2="18.395cm">
              <text:p/>
            </draw:line>
            <draw:line draw:style-name="gr23" draw:text-style-name="P16" draw:layer="layout" svg:x1="27.632cm" svg:y1="18.547cm" svg:x2="27.326cm" svg:y2="18.344cm">
              <text:p/>
            </draw:line>
            <draw:polyline draw:style-name="gr24" draw:text-style-name="P16" draw:layer="layout" svg:width="0.381cm" svg:height="0.303cm" svg:x="27.288cm" svg:y="17.583cm" svg:viewBox="0 0 382 304" draw:points="382,304 0,51 0,0">
              <text:p/>
            </draw:polyline>
            <draw:polyline draw:style-name="gr25" draw:text-style-name="P16" draw:layer="layout" svg:width="0.375cm" svg:height="0.304cm" svg:x="27.295cm" svg:y="17.582cm" svg:viewBox="0 0 376 305" draw:points="376,305 376,255 0,0">
              <text:p/>
            </draw:polyline>
            <draw:polygon draw:style-name="gr26" draw:text-style-name="P17" draw:layer="layout" svg:width="0.044cm" svg:height="0.088cm" svg:x="27.43cm" svg:y="18.089cm" svg:viewBox="0 0 45 89" draw:points="0,60 0,0 45,30 45,89">
              <text:p/>
            </draw:polygon>
            <draw:line draw:style-name="gr27" draw:text-style-name="P16" draw:layer="layout" svg:x1="27.632cm" svg:y1="18.446cm" svg:x2="27.326cm" svg:y2="18.243cm">
              <text:p/>
            </draw:line>
          </draw:g>
        </draw:g>
        <draw:g draw:style-name="gr14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16">
            <draw:polygon draw:style-name="gr28" draw:text-style-name="P18" draw:layer="layout" svg:width="0.162cm" svg:height="0.162cm" svg:x="23.837cm" svg:y="14.912cm" svg:viewBox="0 0 163 163" draw:points="163,97 130,0 0,65 33,163">
              <text:p/>
            </draw:polygon>
            <draw:polygon draw:style-name="gr29" draw:text-style-name="P14" draw:layer="layout" svg:width="0.357cm" svg:height="0.178cm" svg:x="23.61cm" svg:y="14.798cm" svg:viewBox="0 0 358 179" draw:points="358,114 293,65 195,16 130,0 0,65 65,81 163,130 228,179">
              <text:p/>
            </draw:polygon>
            <draw:path draw:style-name="gr30" draw:text-style-name="P12" draw:layer="layout" svg:width="0.292cm" svg:height="0.21cm" svg:x="23.577cm" svg:y="14.863cm" svg:viewBox="0 0 293 211" svg:d="M0 65c0-98 65-65 130-32 65 32 130 32 163 178 0 0-130-65-293-146z">
              <text:p/>
            </draw:path>
            <draw:path draw:style-name="gr31" draw:text-style-name="P15" draw:layer="layout" svg:width="0.422cm" svg:height="0.275cm" svg:x="23.577cm" svg:y="14.798cm" svg:viewBox="0 0 423 276" svg:d="M163 0c65 16 65 16 130 49 32 16 97 32 130 162-65 33-65 33-130 65-38-15-228-113-293-146 0-81 65-81 163-130z">
              <text:p/>
            </draw:path>
          </draw:g>
          <draw:g draw:style-name="gr14">
            <draw:path draw:style-name="gr32" draw:text-style-name="P11" draw:layer="layout" svg:width="0.375cm" svg:height="0.2cm" svg:x="22.552cm" svg:y="15.022cm" svg:viewBox="0 0 376 201" svg:d="M0 201c89 0 314-89 358-112 45-22 0-89-89-89 0 49-269 201-269 201z">
              <text:p/>
            </draw:path>
            <draw:g draw:style-name="gr16">
              <draw:polygon draw:style-name="gr33" draw:text-style-name="P18" draw:layer="layout" svg:width="0.324cm" svg:height="0.227cm" svg:x="22.497cm" svg:y="15.018cm" svg:viewBox="0 0 325 228" draw:points="325,65 325,0 0,163 0,228">
                <text:p/>
              </draw:polygon>
              <draw:polygon draw:style-name="gr34" draw:text-style-name="P18" draw:layer="layout" svg:width="0.324cm" svg:height="0.275cm" svg:x="22.237cm" svg:y="14.774cm" svg:viewBox="0 0 325 276" draw:points="325,114 325,0 0,163 0,276">
                <text:p/>
              </draw:polygon>
              <draw:polygon draw:style-name="gr35" draw:text-style-name="P14" draw:layer="layout" svg:width="0.584cm" svg:height="0.291cm" svg:x="22.237cm" svg:y="14.888cm" svg:viewBox="0 0 585 292" draw:points="585,130 325,0 0,163 260,292">
                <text:p/>
              </draw:polygon>
              <draw:polygon draw:style-name="gr36" draw:text-style-name="P12" draw:layer="layout" svg:width="0.324cm" svg:height="0.275cm" svg:x="22.172cm" svg:y="14.969cm" svg:viewBox="0 0 325 276" draw:points="325,276 325,211 65,81 65,0 0,33 0,114">
                <text:p/>
              </draw:polygon>
              <draw:polygon draw:style-name="gr37" draw:text-style-name="P18" draw:layer="layout" svg:width="1.039cm" svg:height="1.234cm" svg:x="22.139cm" svg:y="13.783cm" svg:viewBox="0 0 1040 1235" draw:points="1040,715 1040,0 0,520 0,1235">
                <text:p/>
              </draw:polygon>
              <draw:polygon draw:style-name="gr38" draw:text-style-name="P19" draw:layer="layout" svg:width="0.974cm" svg:height="1.137cm" svg:x="22.172cm" svg:y="13.831cm" svg:viewBox="0 0 975 1138" draw:points="975,650 975,0 0,488 0,1138">
                <text:p/>
              </draw:polygon>
              <draw:polygon draw:style-name="gr39" draw:text-style-name="P14" draw:layer="layout" svg:width="1.104cm" svg:height="0.552cm" svg:x="22.074cm" svg:y="13.75cm" svg:viewBox="0 0 1105 553" draw:points="65,553 1105,33 1040,0 0,520">
                <text:p/>
              </draw:polygon>
              <draw:polygon draw:style-name="gr40" draw:text-style-name="P12" draw:layer="layout" svg:width="0.064cm" svg:height="0.747cm" svg:x="22.074cm" svg:y="14.27cm" svg:viewBox="0 0 65 748" draw:points="65,748 65,33 0,0 0,715">
                <text:p/>
              </draw:polygon>
              <draw:polygon draw:style-name="gr41" draw:text-style-name="P15" draw:layer="layout" svg:width="1.104cm" svg:height="1.495cm" svg:x="22.074cm" svg:y="13.75cm" svg:viewBox="0 0 1105 1496" draw:points="1040,0 0,520 0,1235 65,1268 98,1252 98,1333 422,1496 747,1333 747,1268 487,1138 487,1057 1105,748 1105,33">
                <text:p/>
              </draw:polygon>
            </draw:g>
          </draw:g>
          <draw:g draw:style-name="gr14">
            <draw:path draw:style-name="gr42" draw:text-style-name="P11" draw:layer="layout" svg:width="0.275cm" svg:height="0.156cm" svg:x="23.452cm" svg:y="15.142cm" svg:viewBox="0 0 276 157" svg:d="M0 157c0 0 179-45 224-68 48-24 89-89 0-89 0 49-224 157-224 157z">
              <text:p/>
            </draw:path>
            <draw:g draw:style-name="gr14">
              <draw:polygon draw:style-name="gr43" draw:text-style-name="P14" draw:layer="layout" svg:width="1.397cm" svg:height="0.698cm" svg:x="22.278cm" svg:y="14.937cm" svg:viewBox="0 0 1398 699" draw:points="358,699 1398,179 1040,0 0,520">
                <text:p/>
              </draw:polygon>
              <draw:polygon draw:style-name="gr44" draw:text-style-name="P12" draw:layer="layout" svg:width="0.357cm" svg:height="0.243cm" svg:x="22.278cm" svg:y="15.457cm" svg:viewBox="0 0 358 244" draw:points="358,244 358,179 0,0 0,65">
                <text:p/>
              </draw:polygon>
              <draw:polygon draw:style-name="gr45" draw:text-style-name="P18" draw:layer="layout" svg:width="1.039cm" svg:height="0.584cm" svg:x="22.636cm" svg:y="15.116cm" svg:viewBox="0 0 1040 585" draw:points="1040,65 1040,0 0,520 0,585">
                <text:p/>
              </draw:polygon>
              <draw:polygon draw:style-name="gr46" draw:text-style-name="P15" draw:layer="layout" svg:width="1.397cm" svg:height="0.763cm" svg:x="22.278cm" svg:y="14.937cm" svg:viewBox="0 0 1398 764" draw:points="1040,0 0,520 0,585 358,764 1398,244 1398,179">
                <text:p/>
              </draw:polygon>
              <draw:g draw:style-name="gr16">
                <draw:polygon draw:style-name="gr47" draw:text-style-name="P20" draw:layer="layout" svg:width="0.454cm" svg:height="0.227cm" svg:x="23.138cm" svg:y="14.981cm" svg:viewBox="0 0 455 228" draw:points="455,130 195,0 0,97 260,228">
                  <text:p/>
                </draw:polygon>
                <draw:line draw:style-name="gr48" draw:text-style-name="P16" draw:layer="layout" svg:x1="23.528cm" svg:y1="15.144cm" svg:x2="23.268cm" svg:y2="15.014cm">
                  <text:p/>
                </draw:line>
                <draw:line draw:style-name="gr49" draw:text-style-name="P16" draw:layer="layout" svg:x1="23.463cm" svg:y1="15.176cm" svg:x2="23.203cm" svg:y2="15.046cm">
                  <text:p/>
                </draw:line>
                <draw:line draw:style-name="gr50" draw:text-style-name="P16" draw:layer="layout" svg:x1="23.398cm" svg:y1="15.014cm" svg:x2="23.203cm" svg:y2="15.111cm">
                  <text:p/>
                </draw:line>
                <draw:line draw:style-name="gr51" draw:text-style-name="P16" draw:layer="layout" svg:x1="23.463cm" svg:y1="15.046cm" svg:x2="23.268cm" svg:y2="15.143cm">
                  <text:p/>
                </draw:line>
                <draw:line draw:style-name="gr52" draw:text-style-name="P16" draw:layer="layout" svg:x1="23.529cm" svg:y1="15.079cm" svg:x2="23.399cm" svg:y2="15.144cm">
                  <text:p/>
                </draw:line>
              </draw:g>
              <draw:g draw:style-name="gr16">
                <draw:polygon draw:style-name="gr53" draw:text-style-name="P20" draw:layer="layout" svg:width="0.941cm" svg:height="0.47cm" svg:x="22.377cm" svg:y="15.118cm" svg:viewBox="0 0 942 471" draw:points="942,130 682,0 0,341 260,471">
                  <text:p/>
                </draw:polygon>
                <draw:line draw:style-name="gr54" draw:text-style-name="P16" draw:layer="layout" svg:x1="23.255cm" svg:y1="15.215cm" svg:x2="22.572cm" svg:y2="15.556cm">
                  <text:p/>
                </draw:line>
                <draw:line draw:style-name="gr55" draw:text-style-name="P16" draw:layer="layout" svg:x1="23.19cm" svg:y1="15.183cm" svg:x2="22.507cm" svg:y2="15.524cm">
                  <text:p/>
                </draw:line>
                <draw:line draw:style-name="gr56" draw:text-style-name="P16" draw:layer="layout" svg:x1="23.125cm" svg:y1="15.15cm" svg:x2="22.442cm" svg:y2="15.491cm">
                  <text:p/>
                </draw:line>
                <draw:line draw:style-name="gr57" draw:text-style-name="P16" draw:layer="layout" svg:x1="22.507cm" svg:y1="15.46cm" svg:x2="22.442cm" svg:y2="15.427cm">
                  <text:p/>
                </draw:line>
                <draw:line draw:style-name="gr58" draw:text-style-name="P16" draw:layer="layout" svg:x1="22.572cm" svg:y1="15.427cm" svg:x2="22.507cm" svg:y2="15.394cm">
                  <text:p/>
                </draw:line>
                <draw:line draw:style-name="gr59" draw:text-style-name="P16" draw:layer="layout" svg:x1="22.637cm" svg:y1="15.395cm" svg:x2="22.572cm" svg:y2="15.362cm">
                  <text:p/>
                </draw:line>
                <draw:line draw:style-name="gr60" draw:text-style-name="P16" draw:layer="layout" svg:x1="22.605cm" svg:y1="15.476cm" svg:x2="22.54cm" svg:y2="15.443cm">
                  <text:p/>
                </draw:line>
                <draw:line draw:style-name="gr61" draw:text-style-name="P16" draw:layer="layout" svg:x1="22.669cm" svg:y1="15.443cm" svg:x2="22.604cm" svg:y2="15.41cm">
                  <text:p/>
                </draw:line>
                <draw:line draw:style-name="gr62" draw:text-style-name="P16" draw:layer="layout" svg:x1="22.734cm" svg:y1="15.411cm" svg:x2="22.669cm" svg:y2="15.378cm">
                  <text:p/>
                </draw:line>
                <draw:line draw:style-name="gr63" draw:text-style-name="P16" draw:layer="layout" svg:x1="22.702cm" svg:y1="15.362cm" svg:x2="22.637cm" svg:y2="15.329cm">
                  <text:p/>
                </draw:line>
                <draw:line draw:style-name="gr64" draw:text-style-name="P16" draw:layer="layout" svg:x1="22.799cm" svg:y1="15.378cm" svg:x2="22.734cm" svg:y2="15.345cm">
                  <text:p/>
                </draw:line>
                <draw:line draw:style-name="gr65" draw:text-style-name="P16" draw:layer="layout" svg:x1="22.767cm" svg:y1="15.33cm" svg:x2="22.702cm" svg:y2="15.297cm">
                  <text:p/>
                </draw:line>
                <draw:line draw:style-name="gr66" draw:text-style-name="P16" draw:layer="layout" svg:x1="22.832cm" svg:y1="15.297cm" svg:x2="22.767cm" svg:y2="15.264cm">
                  <text:p/>
                </draw:line>
                <draw:line draw:style-name="gr67" draw:text-style-name="P16" draw:layer="layout" svg:x1="22.897cm" svg:y1="15.264cm" svg:x2="22.832cm" svg:y2="15.231cm">
                  <text:p/>
                </draw:line>
                <draw:line draw:style-name="gr68" draw:text-style-name="P16" draw:layer="layout" svg:x1="22.864cm" svg:y1="15.346cm" svg:x2="22.799cm" svg:y2="15.313cm">
                  <text:p/>
                </draw:line>
                <draw:line draw:style-name="gr69" draw:text-style-name="P16" draw:layer="layout" svg:x1="22.929cm" svg:y1="15.313cm" svg:x2="22.864cm" svg:y2="15.28cm">
                  <text:p/>
                </draw:line>
                <draw:line draw:style-name="gr70" draw:text-style-name="P16" draw:layer="layout" svg:x1="22.994cm" svg:y1="15.281cm" svg:x2="22.929cm" svg:y2="15.248cm">
                  <text:p/>
                </draw:line>
                <draw:line draw:style-name="gr71" draw:text-style-name="P16" draw:layer="layout" svg:x1="22.962cm" svg:y1="15.232cm" svg:x2="22.897cm" svg:y2="15.199cm">
                  <text:p/>
                </draw:line>
                <draw:line draw:style-name="gr72" draw:text-style-name="P16" draw:layer="layout" svg:x1="23.059cm" svg:y1="15.248cm" svg:x2="22.994cm" svg:y2="15.215cm">
                  <text:p/>
                </draw:line>
                <draw:line draw:style-name="gr73" draw:text-style-name="P16" draw:layer="layout" svg:x1="23.027cm" svg:y1="15.2cm" svg:x2="22.962cm" svg:y2="15.167cm">
                  <text:p/>
                </draw:line>
                <draw:line draw:style-name="gr74" draw:text-style-name="P16" draw:layer="layout" svg:x1="23.092cm" svg:y1="15.167cm" svg:x2="23.027cm" svg:y2="15.134cm">
                  <text:p/>
                </draw:line>
                <draw:line draw:style-name="gr75" draw:text-style-name="P16" draw:layer="layout" svg:x1="23.124cm" svg:y1="15.216cm" svg:x2="23.059cm" svg:y2="15.183cm">
                  <text:p/>
                </draw:line>
                <draw:line draw:style-name="gr76" draw:text-style-name="P16" draw:layer="layout" svg:x1="22.702cm" svg:y1="15.492cm" svg:x2="22.637cm" svg:y2="15.459cm">
                  <text:p/>
                </draw:line>
                <draw:line draw:style-name="gr77" draw:text-style-name="P16" draw:layer="layout" svg:x1="22.767cm" svg:y1="15.46cm" svg:x2="22.702cm" svg:y2="15.427cm">
                  <text:p/>
                </draw:line>
                <draw:line draw:style-name="gr78" draw:text-style-name="P16" draw:layer="layout" svg:x1="22.832cm" svg:y1="15.427cm" svg:x2="22.767cm" svg:y2="15.394cm">
                  <text:p/>
                </draw:line>
                <draw:line draw:style-name="gr79" draw:text-style-name="P16" draw:layer="layout" svg:x1="22.864cm" svg:y1="15.476cm" svg:x2="22.799cm" svg:y2="15.443cm">
                  <text:p/>
                </draw:line>
                <draw:line draw:style-name="gr80" draw:text-style-name="P16" draw:layer="layout" svg:x1="22.929cm" svg:y1="15.443cm" svg:x2="22.864cm" svg:y2="15.41cm">
                  <text:p/>
                </draw:line>
                <draw:line draw:style-name="gr81" draw:text-style-name="P16" draw:layer="layout" svg:x1="22.897cm" svg:y1="15.395cm" svg:x2="22.832cm" svg:y2="15.362cm">
                  <text:p/>
                </draw:line>
                <draw:line draw:style-name="gr82" draw:text-style-name="P16" draw:layer="layout" svg:x1="22.962cm" svg:y1="15.362cm" svg:x2="22.897cm" svg:y2="15.329cm">
                  <text:p/>
                </draw:line>
                <draw:line draw:style-name="gr83" draw:text-style-name="P16" draw:layer="layout" svg:x1="23.027cm" svg:y1="15.33cm" svg:x2="22.962cm" svg:y2="15.297cm">
                  <text:p/>
                </draw:line>
                <draw:line draw:style-name="gr84" draw:text-style-name="P16" draw:layer="layout" svg:x1="23.092cm" svg:y1="15.297cm" svg:x2="23.027cm" svg:y2="15.264cm">
                  <text:p/>
                </draw:line>
                <draw:line draw:style-name="gr85" draw:text-style-name="P16" draw:layer="layout" svg:x1="23.189cm" svg:y1="15.313cm" svg:x2="23.124cm" svg:y2="15.28cm">
                  <text:p/>
                </draw:line>
                <draw:line draw:style-name="gr86" draw:text-style-name="P16" draw:layer="layout" svg:x1="23.157cm" svg:y1="15.264cm" svg:x2="23.092cm" svg:y2="15.231cm">
                  <text:p/>
                </draw:line>
                <draw:line draw:style-name="gr87" draw:text-style-name="P16" draw:layer="layout" svg:x1="23.254cm" svg:y1="15.281cm" svg:x2="23.189cm" svg:y2="15.248cm">
                  <text:p/>
                </draw:line>
                <draw:line draw:style-name="gr88" draw:text-style-name="P16" draw:layer="layout" svg:x1="22.734cm" svg:y1="15.541cm" svg:x2="22.669cm" svg:y2="15.508cm">
                  <text:p/>
                </draw:line>
                <draw:line draw:style-name="gr89" draw:text-style-name="P16" draw:layer="layout" svg:x1="22.799cm" svg:y1="15.508cm" svg:x2="22.734cm" svg:y2="15.475cm">
                  <text:p/>
                </draw:line>
              </draw:g>
            </draw:g>
          </draw:g>
        </draw:g>
        <draw:g draw:style-name="gr14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90" draw:text-style-name="P11" draw:layer="layout" svg:width="0.673cm" svg:height="0.534cm" svg:x="25.593cm" svg:y="14.215cm" svg:viewBox="0 0 674 535" svg:d="M0 535c154 0 674-206 674-370 0-165-56-165-112-165 0 124-562 370-562 535z">
            <text:p/>
          </draw:path>
          <draw:g draw:style-name="gr16"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91" draw:text-style-name="P13" draw:layer="layout" svg:width="0.561cm" svg:height="0.699cm" svg:x="25.593cm" svg:y="14.05cm" svg:viewBox="0 0 562 700" draw:points="0,700 0,412 562,0 562,288">
              <text:p/>
            </draw:polygon>
            <draw:polygon draw:style-name="gr92" draw:text-style-name="P14" draw:layer="layout" svg:width="1.403cm" svg:height="1.028cm" svg:x="24.75cm" svg:y="13.433cm" svg:viewBox="0 0 1404 1029" draw:points="843,1029 0,412 562,0 1404,617">
              <text:p/>
            </draw:polygon>
            <draw:polygon draw:style-name="gr93" draw:text-style-name="P12" draw:layer="layout" svg:width="0.842cm" svg:height="0.904cm" svg:x="24.75cm" svg:y="13.844cm" svg:viewBox="0 0 843 905" draw:points="0,288 0,0 843,617 843,905">
              <text:p/>
            </draw:polygon>
            <draw:polygon draw:style-name="gr94" draw:text-style-name="P15" draw:layer="layout" svg:width="1.403cm" svg:height="1.316cm" svg:x="24.75cm" svg:y="13.433cm" svg:viewBox="0 0 1404 1317" draw:points="0,700 0,412 562,0 1404,617 1404,905 843,1317">
              <text:p/>
            </draw:polygon>
            <draw:polygon draw:style-name="gr95" draw:text-style-name="P21" draw:layer="layout" svg:width="0.055cm" svg:height="0.164cm" svg:x="25.424cm" svg:y="14.42cm" svg:viewBox="0 0 56 165" draw:points="0,124 0,0 56,41 56,165">
              <text:p/>
            </draw:polygon>
            <draw:polygon draw:style-name="gr96" draw:text-style-name="P22" draw:layer="layout" svg:width="0.055cm" svg:height="0.781cm" svg:x="25.368cm" svg:y="12.733cm" svg:viewBox="0 0 56 782" draw:points="0,741 0,0 56,0 56,782">
              <text:p/>
            </draw:polygon>
            <draw:polygon draw:style-name="gr97" draw:text-style-name="P22" draw:layer="layout" svg:width="0.055cm" svg:height="0.781cm" svg:x="26.042cm" svg:y="13.227cm" svg:viewBox="0 0 56 782" draw:points="0,741 0,0 56,0 56,782">
              <text:p/>
            </draw:polygon>
          </draw:g>
        </draw:g>
        <draw:g draw:style-name="gr14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path draw:style-name="gr98" draw:text-style-name="P11" draw:layer="layout" svg:width="0.69cm" svg:height="0.468cm" svg:x="27.919cm" svg:y="15.532cm" svg:viewBox="0 0 691 469" svg:d="M0 469c146 0 691-156 691-281s-13-188-160-188c0 94-531 343-531 469z">
            <text:p/>
          </draw:path>
          <draw:g draw:style-name="gr16">
            <draw:polygon draw:style-name="gr99" draw:text-style-name="P12" draw:layer="layout" svg:width="1.168cm" svg:height="0.937cm" svg:x="26.75cm" svg:y="15.063cm" svg:viewBox="0 0 1169 938" draw:points="0,250 0,0 1169,688 1169,938">
              <text:p/>
            </draw:polygon>
            <draw:polygon draw:style-name="gr100" draw:text-style-name="P13" draw:layer="layout" svg:width="0.53cm" svg:height="0.562cm" svg:x="27.919cm" svg:y="15.438cm" svg:viewBox="0 0 531 563" draw:points="0,563 0,313 531,0 531,250">
              <text:p/>
            </draw:polygon>
            <draw:polygon draw:style-name="gr101" draw:text-style-name="P14" draw:layer="layout" svg:width="1.7cm" svg:height="1cm" svg:x="26.75cm" svg:y="14.75cm" svg:viewBox="0 0 1701 1001" draw:points="1169,1001 0,313 531,0 1701,688">
              <text:p/>
            </draw:polygon>
            <draw:polygon draw:style-name="gr102" draw:text-style-name="P17" draw:layer="layout" svg:width="0.105cm" svg:height="0.187cm" svg:x="27.76cm" svg:y="15.72cm" svg:viewBox="0 0 106 188" draw:points="0,125 0,0 106,63 106,188">
              <text:p/>
            </draw:polygon>
            <draw:polygon draw:style-name="gr103" draw:text-style-name="P15" draw:layer="layout" svg:width="1.7cm" svg:height="1.25cm" svg:x="26.75cm" svg:y="14.75cm" svg:viewBox="0 0 1701 1251" draw:points="0,563 0,313 531,0 1701,688 1701,938 1169,1251">
              <text:p/>
            </draw:polygon>
            <draw:polygon draw:style-name="gr104" draw:text-style-name="P23" draw:layer="layout" svg:width="0.052cm" svg:height="0.093cm" svg:x="26.856cm" svg:y="15.219cm" svg:viewBox="0 0 53 94" draw:points="0,63 0,0 53,31 53,94">
              <text:p/>
            </draw:polygon>
            <draw:polygon draw:style-name="gr105" draw:text-style-name="P23" draw:layer="layout" svg:width="0.052cm" svg:height="0.093cm" svg:x="26.962cm" svg:y="15.282cm" svg:viewBox="0 0 53 94" draw:points="0,63 0,0 53,31 53,94">
              <text:p/>
            </draw:polygon>
            <draw:polygon draw:style-name="gr106" draw:text-style-name="P23" draw:layer="layout" svg:width="0.052cm" svg:height="0.093cm" svg:x="27.069cm" svg:y="15.344cm" svg:viewBox="0 0 53 94" draw:points="0,63 0,0 53,31 53,94">
              <text:p/>
            </draw:polygon>
            <draw:polygon draw:style-name="gr107" draw:text-style-name="P23" draw:layer="layout" svg:width="0.052cm" svg:height="0.093cm" svg:x="27.175cm" svg:y="15.407cm" svg:viewBox="0 0 53 94" draw:points="0,63 0,0 53,31 53,94">
              <text:p/>
            </draw:polygon>
            <draw:polygon draw:style-name="gr108" draw:text-style-name="P23" draw:layer="layout" svg:width="0.052cm" svg:height="0.093cm" svg:x="27.281cm" svg:y="15.469cm" svg:viewBox="0 0 53 94" draw:points="0,63 0,0 53,31 53,94">
              <text:p/>
            </draw:polygon>
            <draw:polygon draw:style-name="gr109" draw:text-style-name="P23" draw:layer="layout" svg:width="0.052cm" svg:height="0.093cm" svg:x="27.388cm" svg:y="15.532cm" svg:viewBox="0 0 53 94" draw:points="0,63 0,0 53,31 53,94">
              <text:p/>
            </draw:polygon>
            <draw:polygon draw:style-name="gr110" draw:text-style-name="P23" draw:layer="layout" svg:width="0.052cm" svg:height="0.093cm" svg:x="27.494cm" svg:y="15.594cm" svg:viewBox="0 0 53 94" draw:points="0,63 0,0 53,31 53,94">
              <text:p/>
            </draw:polygon>
            <draw:polygon draw:style-name="gr111" draw:text-style-name="P23" draw:layer="layout" svg:width="0.052cm" svg:height="0.093cm" svg:x="27.6cm" svg:y="15.657cm" svg:viewBox="0 0 53 94" draw:points="0,63 0,0 53,31 53,94">
              <text:p/>
            </draw:polygon>
          </draw:g>
        </draw:g>
        <draw:g draw:style-name="gr14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16">
            <draw:polygon draw:style-name="gr112" draw:text-style-name="P18" draw:layer="layout" svg:width="0.17cm" svg:height="0.214cm" svg:x="5.855cm" svg:y="14.783cm" svg:viewBox="0 0 171 215" draw:points="171,129 137,0 0,86 34,215">
              <text:p/>
            </draw:polygon>
            <draw:polygon draw:style-name="gr113" draw:text-style-name="P14" draw:layer="layout" svg:width="0.375cm" svg:height="0.235cm" svg:x="5.616cm" svg:y="14.633cm" svg:viewBox="0 0 376 236" draw:points="376,150 308,86 205,22 137,0 0,86 68,107 171,172 239,236">
              <text:p/>
            </draw:polygon>
            <draw:path draw:style-name="gr114" draw:text-style-name="P12" draw:layer="layout" svg:width="0.307cm" svg:height="0.278cm" svg:x="5.581cm" svg:y="14.719cm" svg:viewBox="0 0 308 279" svg:d="M0 86c0-129 68-86 137-43 68 43 137 43 171 236 0 0-137-86-308-193z">
              <text:p/>
            </draw:path>
            <draw:path draw:style-name="gr115" draw:text-style-name="P15" draw:layer="layout" svg:width="0.444cm" svg:height="0.364cm" svg:x="5.581cm" svg:y="14.633cm" svg:viewBox="0 0 445 365" svg:d="M171 0c68 22 68 22 137 65 34 21 102 42 137 214-69 43-69 43-137 86-39-20-240-150-308-193 0-107 68-107 171-172z">
              <text:p/>
            </draw:path>
          </draw:g>
          <draw:g draw:style-name="gr14">
            <draw:path draw:style-name="gr116" draw:text-style-name="P11" draw:layer="layout" svg:width="0.394cm" svg:height="0.265cm" svg:x="4.503cm" svg:y="14.929cm" svg:viewBox="0 0 395 266" svg:d="M0 266c94 0 330-118 377-148 47-29 0-118-94-118 0 65-283 266-283 266z">
              <text:p/>
            </draw:path>
            <draw:g draw:style-name="gr16">
              <draw:polygon draw:style-name="gr117" draw:text-style-name="P18" draw:layer="layout" svg:width="0.341cm" svg:height="0.299cm" svg:x="4.445cm" svg:y="14.923cm" svg:viewBox="0 0 342 300" draw:points="342,86 342,0 0,215 0,300">
                <text:p/>
              </draw:polygon>
              <draw:polygon draw:style-name="gr118" draw:text-style-name="P18" draw:layer="layout" svg:width="0.341cm" svg:height="0.364cm" svg:x="4.171cm" svg:y="14.602cm" svg:viewBox="0 0 342 365" draw:points="342,150 342,0 0,215 0,365">
                <text:p/>
              </draw:polygon>
              <draw:polygon draw:style-name="gr119" draw:text-style-name="P14" draw:layer="layout" svg:width="0.615cm" svg:height="0.385cm" svg:x="4.171cm" svg:y="14.752cm" svg:viewBox="0 0 616 386" draw:points="616,172 342,0 0,215 274,386">
                <text:p/>
              </draw:polygon>
              <draw:polygon draw:style-name="gr120" draw:text-style-name="P12" draw:layer="layout" svg:width="0.341cm" svg:height="0.364cm" svg:x="4.103cm" svg:y="14.859cm" svg:viewBox="0 0 342 365" draw:points="342,365 342,279 68,107 68,0 0,43 0,150">
                <text:p/>
              </draw:polygon>
              <draw:polygon draw:style-name="gr121" draw:text-style-name="P18" draw:layer="layout" svg:width="1.093cm" svg:height="1.629cm" svg:x="4.068cm" svg:y="13.293cm" svg:viewBox="0 0 1094 1630" draw:points="1094,944 1094,0 0,686 0,1630">
                <text:p/>
              </draw:polygon>
              <draw:polygon draw:style-name="gr122" draw:text-style-name="P19" draw:layer="layout" svg:width="1.025cm" svg:height="1.501cm" svg:x="4.103cm" svg:y="13.357cm" svg:viewBox="0 0 1026 1502" draw:points="1026,858 1026,0 0,644 0,1502">
                <text:p/>
              </draw:polygon>
              <draw:polygon draw:style-name="gr123" draw:text-style-name="P14" draw:layer="layout" svg:width="1.161cm" svg:height="0.728cm" svg:x="4cm" svg:y="13.25cm" svg:viewBox="0 0 1162 729" draw:points="68,729 1162,43 1094,0 0,686">
                <text:p/>
              </draw:polygon>
              <draw:polygon draw:style-name="gr124" draw:text-style-name="P12" draw:layer="layout" svg:width="0.067cm" svg:height="0.986cm" svg:x="4cm" svg:y="13.936cm" svg:viewBox="0 0 68 987" draw:points="68,987 68,43 0,0 0,944">
                <text:p/>
              </draw:polygon>
              <draw:polygon draw:style-name="gr125" draw:text-style-name="P15" draw:layer="layout" svg:width="1.161cm" svg:height="1.973cm" svg:x="4cm" svg:y="13.25cm" svg:viewBox="0 0 1162 1974" draw:points="1094,0 0,686 0,1630 68,1673 103,1652 103,1759 444,1974 786,1759 786,1673 513,1502 513,1395 1162,987 1162,43">
                <text:p/>
              </draw:polygon>
            </draw:g>
          </draw:g>
          <draw:g draw:style-name="gr14">
            <draw:path draw:style-name="gr126" draw:text-style-name="P11" draw:layer="layout" svg:width="0.29cm" svg:height="0.206cm" svg:x="5.45cm" svg:y="15.087cm" svg:viewBox="0 0 291 207" svg:d="M0 207c0 0 188-59 236-89 50-32 94-118 0-118 0 65-236 207-236 207z">
              <text:p/>
            </draw:path>
            <draw:g draw:style-name="gr14">
              <draw:polygon draw:style-name="gr127" draw:text-style-name="P14" draw:layer="layout" svg:width="1.469cm" svg:height="0.922cm" svg:x="4.215cm" svg:y="14.817cm" svg:viewBox="0 0 1470 923" draw:points="376,923 1470,236 1094,0 0,686">
                <text:p/>
              </draw:polygon>
              <draw:polygon draw:style-name="gr128" draw:text-style-name="P12" draw:layer="layout" svg:width="0.375cm" svg:height="0.321cm" svg:x="4.215cm" svg:y="15.503cm" svg:viewBox="0 0 376 322" draw:points="376,322 376,236 0,0 0,86">
                <text:p/>
              </draw:polygon>
              <draw:polygon draw:style-name="gr129" draw:text-style-name="P18" draw:layer="layout" svg:width="1.093cm" svg:height="0.771cm" svg:x="4.591cm" svg:y="15.053cm" svg:viewBox="0 0 1094 772" draw:points="1094,86 1094,0 0,686 0,772">
                <text:p/>
              </draw:polygon>
              <draw:polygon draw:style-name="gr130" draw:text-style-name="P15" draw:layer="layout" svg:width="1.469cm" svg:height="1.007cm" svg:x="4.215cm" svg:y="14.817cm" svg:viewBox="0 0 1470 1008" draw:points="1094,0 0,686 0,772 376,1008 1470,322 1470,236">
                <text:p/>
              </draw:polygon>
              <draw:g draw:style-name="gr16">
                <draw:polygon draw:style-name="gr131" draw:text-style-name="P20" draw:layer="layout" svg:width="0.478cm" svg:height="0.299cm" svg:x="5.12cm" svg:y="14.875cm" svg:viewBox="0 0 479 300" draw:points="479,172 205,0 0,129 274,300">
                  <text:p/>
                </draw:polygon>
                <draw:line draw:style-name="gr132" draw:text-style-name="P16" draw:layer="layout" svg:x1="5.53cm" svg:y1="15.09cm" svg:x2="5.256cm" svg:y2="14.918cm">
                  <text:p/>
                </draw:line>
                <draw:line draw:style-name="gr133" draw:text-style-name="P16" draw:layer="layout" svg:x1="5.462cm" svg:y1="15.133cm" svg:x2="5.188cm" svg:y2="14.961cm">
                  <text:p/>
                </draw:line>
                <draw:line draw:style-name="gr134" draw:text-style-name="P16" draw:layer="layout" svg:x1="5.393cm" svg:y1="14.918cm" svg:x2="5.188cm" svg:y2="15.047cm">
                  <text:p/>
                </draw:line>
                <draw:line draw:style-name="gr135" draw:text-style-name="P16" draw:layer="layout" svg:x1="5.461cm" svg:y1="14.961cm" svg:x2="5.256cm" svg:y2="15.09cm">
                  <text:p/>
                </draw:line>
                <draw:line draw:style-name="gr136" draw:text-style-name="P16" draw:layer="layout" svg:x1="5.53cm" svg:y1="15.004cm" svg:x2="5.393cm" svg:y2="15.09cm">
                  <text:p/>
                </draw:line>
              </draw:g>
              <draw:g draw:style-name="gr16">
                <draw:polygon draw:style-name="gr137" draw:text-style-name="P20" draw:layer="layout" svg:width="0.99cm" svg:height="0.621cm" svg:x="4.319cm" svg:y="15.055cm" svg:viewBox="0 0 991 622" draw:points="991,172 718,0 0,451 273,622">
                  <text:p/>
                </draw:polygon>
                <draw:line draw:style-name="gr138" draw:text-style-name="P16" draw:layer="layout" svg:x1="5.242cm" svg:y1="15.184cm" svg:x2="4.524cm" svg:y2="15.635cm">
                  <text:p/>
                </draw:line>
                <draw:line draw:style-name="gr139" draw:text-style-name="P16" draw:layer="layout" svg:x1="5.173cm" svg:y1="15.141cm" svg:x2="4.455cm" svg:y2="15.592cm">
                  <text:p/>
                </draw:line>
                <draw:line draw:style-name="gr140" draw:text-style-name="P16" draw:layer="layout" svg:x1="5.105cm" svg:y1="15.098cm" svg:x2="4.387cm" svg:y2="15.549cm">
                  <text:p/>
                </draw:line>
                <draw:line draw:style-name="gr141" draw:text-style-name="P16" draw:layer="layout" svg:x1="4.455cm" svg:y1="15.506cm" svg:x2="4.387cm" svg:y2="15.463cm">
                  <text:p/>
                </draw:line>
                <draw:line draw:style-name="gr142" draw:text-style-name="P16" draw:layer="layout" svg:x1="4.523cm" svg:y1="15.463cm" svg:x2="4.455cm" svg:y2="15.42cm">
                  <text:p/>
                </draw:line>
                <draw:line draw:style-name="gr143" draw:text-style-name="P16" draw:layer="layout" svg:x1="4.592cm" svg:y1="15.42cm" svg:x2="4.524cm" svg:y2="15.377cm">
                  <text:p/>
                </draw:line>
                <draw:line draw:style-name="gr144" draw:text-style-name="P16" draw:layer="layout" svg:x1="4.558cm" svg:y1="15.527cm" svg:x2="4.49cm" svg:y2="15.484cm">
                  <text:p/>
                </draw:line>
                <draw:line draw:style-name="gr145" draw:text-style-name="P16" draw:layer="layout" svg:x1="4.626cm" svg:y1="15.485cm" svg:x2="4.558cm" svg:y2="15.442cm">
                  <text:p/>
                </draw:line>
                <draw:line draw:style-name="gr146" draw:text-style-name="P16" draw:layer="layout" svg:x1="4.694cm" svg:y1="15.442cm" svg:x2="4.626cm" svg:y2="15.399cm">
                  <text:p/>
                </draw:line>
                <draw:line draw:style-name="gr147" draw:text-style-name="P16" draw:layer="layout" svg:x1="4.66cm" svg:y1="15.377cm" svg:x2="4.592cm" svg:y2="15.334cm">
                  <text:p/>
                </draw:line>
                <draw:line draw:style-name="gr148" draw:text-style-name="P16" draw:layer="layout" svg:x1="4.763cm" svg:y1="15.398cm" svg:x2="4.695cm" svg:y2="15.355cm">
                  <text:p/>
                </draw:line>
                <draw:line draw:style-name="gr149" draw:text-style-name="P16" draw:layer="layout" svg:x1="4.728cm" svg:y1="15.334cm" svg:x2="4.66cm" svg:y2="15.291cm">
                  <text:p/>
                </draw:line>
                <draw:line draw:style-name="gr150" draw:text-style-name="P16" draw:layer="layout" svg:x1="4.797cm" svg:y1="15.291cm" svg:x2="4.729cm" svg:y2="15.248cm">
                  <text:p/>
                </draw:line>
                <draw:line draw:style-name="gr151" draw:text-style-name="P16" draw:layer="layout" svg:x1="4.865cm" svg:y1="15.248cm" svg:x2="4.797cm" svg:y2="15.205cm">
                  <text:p/>
                </draw:line>
                <draw:line draw:style-name="gr152" draw:text-style-name="P16" draw:layer="layout" svg:x1="4.831cm" svg:y1="15.356cm" svg:x2="4.763cm" svg:y2="15.313cm">
                  <text:p/>
                </draw:line>
                <draw:line draw:style-name="gr153" draw:text-style-name="P16" draw:layer="layout" svg:x1="4.899cm" svg:y1="15.313cm" svg:x2="4.831cm" svg:y2="15.27cm">
                  <text:p/>
                </draw:line>
                <draw:line draw:style-name="gr154" draw:text-style-name="P16" draw:layer="layout" svg:x1="4.968cm" svg:y1="15.27cm" svg:x2="4.9cm" svg:y2="15.227cm">
                  <text:p/>
                </draw:line>
                <draw:line draw:style-name="gr155" draw:text-style-name="P16" draw:layer="layout" svg:x1="4.934cm" svg:y1="15.206cm" svg:x2="4.866cm" svg:y2="15.163cm">
                  <text:p/>
                </draw:line>
                <draw:line draw:style-name="gr156" draw:text-style-name="P16" draw:layer="layout" svg:x1="5.036cm" svg:y1="15.227cm" svg:x2="4.968cm" svg:y2="15.184cm">
                  <text:p/>
                </draw:line>
                <draw:line draw:style-name="gr157" draw:text-style-name="P16" draw:layer="layout" svg:x1="5.002cm" svg:y1="15.163cm" svg:x2="4.934cm" svg:y2="15.12cm">
                  <text:p/>
                </draw:line>
                <draw:line draw:style-name="gr158" draw:text-style-name="P16" draw:layer="layout" svg:x1="5.07cm" svg:y1="15.12cm" svg:x2="5.002cm" svg:y2="15.077cm">
                  <text:p/>
                </draw:line>
                <draw:line draw:style-name="gr159" draw:text-style-name="P16" draw:layer="layout" svg:x1="5.105cm" svg:y1="15.184cm" svg:x2="5.037cm" svg:y2="15.141cm">
                  <text:p/>
                </draw:line>
                <draw:line draw:style-name="gr160" draw:text-style-name="P16" draw:layer="layout" svg:x1="4.66cm" svg:y1="15.549cm" svg:x2="4.592cm" svg:y2="15.506cm">
                  <text:p/>
                </draw:line>
                <draw:line draw:style-name="gr161" draw:text-style-name="P16" draw:layer="layout" svg:x1="4.728cm" svg:y1="15.506cm" svg:x2="4.66cm" svg:y2="15.463cm">
                  <text:p/>
                </draw:line>
                <draw:line draw:style-name="gr162" draw:text-style-name="P16" draw:layer="layout" svg:x1="4.797cm" svg:y1="15.463cm" svg:x2="4.729cm" svg:y2="15.42cm">
                  <text:p/>
                </draw:line>
                <draw:line draw:style-name="gr163" draw:text-style-name="P16" draw:layer="layout" svg:x1="4.831cm" svg:y1="15.527cm" svg:x2="4.763cm" svg:y2="15.484cm">
                  <text:p/>
                </draw:line>
                <draw:line draw:style-name="gr164" draw:text-style-name="P16" draw:layer="layout" svg:x1="4.899cm" svg:y1="15.485cm" svg:x2="4.831cm" svg:y2="15.442cm">
                  <text:p/>
                </draw:line>
                <draw:line draw:style-name="gr165" draw:text-style-name="P16" draw:layer="layout" svg:x1="4.865cm" svg:y1="15.42cm" svg:x2="4.797cm" svg:y2="15.377cm">
                  <text:p/>
                </draw:line>
                <draw:line draw:style-name="gr166" draw:text-style-name="P16" draw:layer="layout" svg:x1="4.934cm" svg:y1="15.377cm" svg:x2="4.866cm" svg:y2="15.334cm">
                  <text:p/>
                </draw:line>
                <draw:line draw:style-name="gr167" draw:text-style-name="P16" draw:layer="layout" svg:x1="5.002cm" svg:y1="15.334cm" svg:x2="4.934cm" svg:y2="15.291cm">
                  <text:p/>
                </draw:line>
                <draw:line draw:style-name="gr168" draw:text-style-name="P16" draw:layer="layout" svg:x1="5.07cm" svg:y1="15.291cm" svg:x2="5.002cm" svg:y2="15.248cm">
                  <text:p/>
                </draw:line>
                <draw:line draw:style-name="gr169" draw:text-style-name="P16" draw:layer="layout" svg:x1="5.173cm" svg:y1="15.313cm" svg:x2="5.105cm" svg:y2="15.27cm">
                  <text:p/>
                </draw:line>
                <draw:line draw:style-name="gr170" draw:text-style-name="P16" draw:layer="layout" svg:x1="5.139cm" svg:y1="15.248cm" svg:x2="5.071cm" svg:y2="15.205cm">
                  <text:p/>
                </draw:line>
                <draw:line draw:style-name="gr171" draw:text-style-name="P16" draw:layer="layout" svg:x1="5.241cm" svg:y1="15.27cm" svg:x2="5.173cm" svg:y2="15.227cm">
                  <text:p/>
                </draw:line>
                <draw:line draw:style-name="gr172" draw:text-style-name="P16" draw:layer="layout" svg:x1="4.694cm" svg:y1="15.613cm" svg:x2="4.626cm" svg:y2="15.57cm">
                  <text:p/>
                </draw:line>
                <draw:line draw:style-name="gr173" draw:text-style-name="P16" draw:layer="layout" svg:x1="4.763cm" svg:y1="15.57cm" svg:x2="4.695cm" svg:y2="15.527cm">
                  <text:p/>
                </draw:line>
              </draw:g>
            </draw:g>
          </draw:g>
        </draw:g>
        <draw:g draw:style-name="gr14">
          <draw:glue-point draw:id="4" svg:x="-1.585cm" svg:y="3.333cm"/>
          <draw:glue-point draw:id="5" svg:x="4.747cm" svg:y="3.166cm"/>
          <draw:glue-point draw:id="6" svg:x="1.747cm" svg:y="-3.333cm"/>
          <draw:glue-point draw:id="7" svg:x="-4.919cm" svg:y="1.666cm"/>
          <draw:glue-point draw:id="8" svg:x="1.747cm" svg:y="5cm"/>
          <draw:polygon draw:style-name="gr174" draw:text-style-name="P12" draw:layer="layout" svg:width="0.288cm" svg:height="0.574cm" svg:x="6.202cm" svg:y="14.371cm" svg:viewBox="0 0 289 575" draw:points="0,0 0,431 289,575">
            <text:p/>
          </draw:polygon>
          <draw:polygon draw:style-name="gr175" draw:text-style-name="P12" draw:layer="layout" svg:width="0.36cm" svg:height="0.718cm" svg:x="6.166cm" svg:y="14.281cm" svg:viewBox="0 0 361 719" draw:points="0,0 0,108 289,682 361,719">
            <text:p/>
          </draw:polygon>
          <draw:polygon draw:style-name="gr176" draw:text-style-name="P18" draw:layer="layout" svg:width="1.083cm" svg:height="1.077cm" svg:x="6.166cm" svg:y="13.922cm" svg:viewBox="0 0 1084 1078" draw:points="1084,719 723,0 0,359 361,1078">
            <text:p/>
          </draw:polygon>
          <draw:path draw:style-name="gr177" draw:text-style-name="P18" draw:layer="layout" svg:width="0.505cm" svg:height="0.718cm" svg:x="6.226cm" svg:y="14.202cm" svg:viewBox="0 0 506 719" svg:d="M181 0c-61 24-73 36-181 90 24 42 49 84 73 126 71 0 252 323 180 359 24 48 48 96 72 144 60-30 121-60 181-90 0-90-217-575-325-629z">
            <text:p/>
          </draw:path>
          <draw:path draw:style-name="gr178" draw:text-style-name="P16" draw:layer="layout" svg:width="0.299cm" svg:height="0.574cm" svg:x="6.262cm" svg:y="14.31cm" svg:viewBox="0 0 300 575" svg:d="M289 575c72-216-216-574-289-575">
            <text:p/>
          </draw:path>
          <draw:line draw:style-name="gr179" draw:text-style-name="P16" draw:layer="layout" svg:x1="6.819cm" svg:y1="14.857cm" svg:x2="6.458cm" svg:y2="14.138cm">
            <text:p/>
          </draw:line>
          <draw:g draw:style-name="gr16">
            <draw:polygon draw:style-name="gr180" draw:text-style-name="P18" draw:layer="layout" svg:width="0.468cm" svg:height="0.395cm" svg:x="6.714cm" svg:y="14.383cm" svg:viewBox="0 0 469 396" draw:points="469,216 361,0 0,180 108,396">
              <text:p/>
            </draw:polygon>
            <draw:line draw:style-name="gr181" draw:text-style-name="P16" draw:layer="layout" svg:x1="7.147cm" svg:y1="14.527cm" svg:x2="6.786cm" svg:y2="14.707cm">
              <text:p/>
            </draw:line>
            <draw:line draw:style-name="gr182" draw:text-style-name="P16" draw:layer="layout" svg:x1="6.75cm" svg:y1="14.636cm" svg:x2="7.111cm" svg:y2="14.456cm">
              <text:p/>
            </draw:line>
            <draw:line draw:style-name="gr183" draw:text-style-name="P16" draw:layer="layout" svg:x1="7.003cm" svg:y1="14.419cm" svg:x2="7.111cm" svg:y2="14.635cm">
              <text:p/>
            </draw:line>
            <draw:line draw:style-name="gr184" draw:text-style-name="P16" draw:layer="layout" svg:x1="6.931cm" svg:y1="14.456cm" svg:x2="7.039cm" svg:y2="14.672cm">
              <text:p/>
            </draw:line>
            <draw:line draw:style-name="gr185" draw:text-style-name="P16" draw:layer="layout" svg:x1="6.859cm" svg:y1="14.491cm" svg:x2="6.967cm" svg:y2="14.707cm">
              <text:p/>
            </draw:line>
            <draw:line draw:style-name="gr186" draw:text-style-name="P16" draw:layer="layout" svg:x1="6.786cm" svg:y1="14.527cm" svg:x2="6.894cm" svg:y2="14.743cm">
              <text:p/>
            </draw:line>
          </draw:g>
          <draw:polygon draw:style-name="gr187" draw:text-style-name="P19" draw:layer="layout" svg:width="0.288cm" svg:height="0.25cm" svg:x="6.603cm" svg:y="14.069cm" svg:viewBox="0 0 289 251" draw:points="289,143 216,0 0,108 73,251">
            <text:p/>
          </draw:polygon>
          <draw:polygon draw:style-name="gr188" draw:text-style-name="P24" draw:layer="layout" svg:width="0.072cm" svg:height="0.089cm" svg:x="6.82cm" svg:y="14.339cm" svg:viewBox="0 0 73 90" draw:points="73,72 36,0 0,18 36,90">
            <text:p/>
          </draw:polygon>
          <draw:line draw:style-name="gr189" draw:text-style-name="P16" draw:layer="layout" svg:x1="6.582cm" svg:y1="14.196cm" svg:x2="6.546cm" svg:y2="14.214cm">
            <text:p/>
          </draw:line>
          <draw:line draw:style-name="gr190" draw:text-style-name="P16" draw:layer="layout" svg:x1="6.603cm" svg:y1="14.231cm" svg:x2="6.567cm" svg:y2="14.249cm">
            <text:p/>
          </draw:line>
          <draw:line draw:style-name="gr191" draw:text-style-name="P16" draw:layer="layout" svg:x1="6.618cm" svg:y1="14.267cm" svg:x2="6.582cm" svg:y2="14.285cm">
            <text:p/>
          </draw:line>
          <draw:line draw:style-name="gr192" draw:text-style-name="P16" draw:layer="layout" svg:x1="6.639cm" svg:y1="14.304cm" svg:x2="6.603cm" svg:y2="14.322cm">
            <text:p/>
          </draw:line>
          <draw:line draw:style-name="gr193" draw:text-style-name="P16" draw:layer="layout" svg:x1="6.893cm" svg:y1="14.051cm" svg:x2="6.857cm" svg:y2="14.069cm">
            <text:p/>
          </draw:line>
          <draw:line draw:style-name="gr194" draw:text-style-name="P16" draw:layer="layout" svg:x1="6.913cm" svg:y1="14.088cm" svg:x2="6.877cm" svg:y2="14.106cm">
            <text:p/>
          </draw:line>
          <draw:line draw:style-name="gr195" draw:text-style-name="P16" draw:layer="layout" svg:x1="6.929cm" svg:y1="14.124cm" svg:x2="6.893cm" svg:y2="14.142cm">
            <text:p/>
          </draw:line>
          <draw:line draw:style-name="gr196" draw:text-style-name="P16" draw:layer="layout" svg:x1="6.949cm" svg:y1="14.159cm" svg:x2="6.913cm" svg:y2="14.177cm">
            <text:p/>
          </draw:line>
          <draw:line draw:style-name="gr197" draw:text-style-name="P16" draw:layer="layout" svg:x1="6.929cm" svg:y1="14.231cm" svg:x2="6.893cm" svg:y2="14.249cm">
            <text:p/>
          </draw:line>
          <draw:line draw:style-name="gr198" draw:text-style-name="P16" draw:layer="layout" svg:x1="6.856cm" svg:y1="14.267cm" svg:x2="6.82cm" svg:y2="14.285cm">
            <text:p/>
          </draw:line>
          <draw:line draw:style-name="gr199" draw:text-style-name="P16" draw:layer="layout" svg:x1="6.784cm" svg:y1="14.304cm" svg:x2="6.748cm" svg:y2="14.322cm">
            <text:p/>
          </draw:line>
          <draw:line draw:style-name="gr200" draw:text-style-name="P16" draw:layer="layout" svg:x1="6.711cm" svg:y1="14.339cm" svg:x2="6.675cm" svg:y2="14.357cm">
            <text:p/>
          </draw:line>
          <draw:polygon draw:style-name="gr201" draw:text-style-name="P15" draw:layer="layout" svg:width="1.083cm" svg:height="1.077cm" svg:x="6.166cm" svg:y="13.922cm" svg:viewBox="0 0 1084 1078" draw:points="1084,719 723,0 0,359 0,467 36,539 36,880 253,988 289,1042 361,1078">
            <text:p/>
          </draw:polygon>
        </draw:g>
        <draw:g draw:style-name="gr14">
          <draw:glue-point draw:id="4" svg:x="-2.501cm" svg:y="3.75cm"/>
          <draw:glue-point draw:id="5" svg:x="-0.536cm" svg:y="5cm"/>
          <draw:glue-point draw:id="6" svg:x="2.141cm" svg:y="3.295cm"/>
          <draw:glue-point draw:id="7" svg:x="3.927cm" svg:y="2.159cm"/>
          <draw:glue-point draw:id="8" svg:x="3.927cm" svg:y="0.795cm"/>
          <draw:glue-point draw:id="9" svg:x="3.927cm" svg:y="-0.795cm"/>
          <draw:glue-point draw:id="10" svg:x="-4.108cm" svg:y="2.727cm"/>
          <draw:glue-point draw:id="11" svg:x="-4.108cm" svg:y="1.704cm"/>
          <draw:glue-point draw:id="12" svg:x="-1.072cm" svg:y="-2.272cm"/>
          <draw:glue-point draw:id="13" svg:x="0.356cm" svg:y="-3.068cm"/>
          <draw:path draw:style-name="gr202" draw:text-style-name="P11" draw:layer="layout" svg:width="0.903cm" svg:height="0.703cm" svg:x="5.193cm" svg:y="18.987cm" svg:viewBox="0 0 904 704" svg:d="M0 704c117 0 685-263 844-384 158-121-34-320-151-320 0 78-693 672-693 704z">
            <text:p/>
          </draw:path>
          <draw:g draw:style-name="gr16">
            <draw:polygon draw:style-name="gr203" draw:text-style-name="P14" draw:layer="layout" svg:width="1.195cm" svg:height="0.727cm" svg:x="4.714cm" svg:y="17.692cm" svg:viewBox="0 0 1196 728" draw:points="342,728 1196,208 854,0 0,520">
              <text:p/>
            </draw:polygon>
            <draw:polygon draw:style-name="gr204" draw:text-style-name="P12" draw:layer="layout" svg:width="0.64cm" svg:height="0.649cm" svg:x="6.038cm" svg:y="17.952cm" svg:viewBox="0 0 641 650" draw:points="641,650 641,494 214,130 0,0 0,104">
              <text:p/>
            </draw:polygon>
            <draw:polygon draw:style-name="gr205" draw:text-style-name="P12" draw:layer="layout" svg:width="1.067cm" svg:height="1.325cm" svg:x="4.714cm" svg:y="18.211cm" svg:viewBox="0 0 1068 1326" draw:points="1068,1326 1068,832 342,208 0,0 0,676">
              <text:p/>
            </draw:polygon>
            <draw:polygon draw:style-name="gr206" draw:text-style-name="P18" draw:layer="layout" svg:width="0.853cm" svg:height="1.013cm" svg:x="5.781cm" svg:y="18.523cm" svg:viewBox="0 0 854 1014" draw:points="854,494 854,0 0,520 0,1014">
              <text:p/>
            </draw:polygon>
            <draw:polygon draw:style-name="gr207" draw:text-style-name="P25" draw:layer="layout" svg:width="1.579cm" svg:height="1.143cm" svg:x="5.055cm" svg:y="17.9cm" svg:viewBox="0 0 1580 1144" draw:points="726,1144 1580,624 854,0 0,520">
              <text:p/>
            </draw:polygon>
            <draw:polygon draw:style-name="gr208" draw:text-style-name="P26" draw:layer="layout" svg:width="0.084cm" svg:height="0.077cm" svg:x="6.08cm" svg:y="18.576cm" svg:viewBox="0 0 85 78" draw:points="85,52 43,0 0,26 43,78">
              <text:p/>
            </draw:polygon>
            <draw:polygon draw:style-name="gr209" draw:text-style-name="P27" draw:layer="layout" svg:width="0.511cm" svg:height="0.337cm" svg:x="5.398cm" svg:y="18.159cm" svg:viewBox="0 0 512 338" draw:points="512,78 427,0 0,260 85,338">
              <text:p/>
            </draw:polygon>
            <draw:polygon draw:style-name="gr210" draw:text-style-name="P26" draw:layer="layout" svg:width="0.084cm" svg:height="0.077cm" svg:x="5.994cm" svg:y="18.497cm" svg:viewBox="0 0 85 78" draw:points="85,52 43,0 0,26 43,78">
              <text:p/>
            </draw:polygon>
            <draw:polygon draw:style-name="gr211" draw:text-style-name="P26" draw:layer="layout" svg:width="0.084cm" svg:height="0.077cm" svg:x="5.909cm" svg:y="18.419cm" svg:viewBox="0 0 85 78" draw:points="85,52 43,0 0,26 43,78">
              <text:p/>
            </draw:polygon>
            <draw:polygon draw:style-name="gr212" draw:text-style-name="P26" draw:layer="layout" svg:width="0.084cm" svg:height="0.077cm" svg:x="5.824cm" svg:y="18.341cm" svg:viewBox="0 0 85 78" draw:points="85,52 43,0 0,26 43,78">
              <text:p/>
            </draw:polygon>
            <draw:polygon draw:style-name="gr213" draw:text-style-name="P26" draw:layer="layout" svg:width="0.084cm" svg:height="0.077cm" svg:x="5.994cm" svg:y="18.627cm" svg:viewBox="0 0 85 78" draw:points="85,52 43,0 0,26 43,78">
              <text:p/>
            </draw:polygon>
            <draw:polygon draw:style-name="gr214" draw:text-style-name="P26" draw:layer="layout" svg:width="0.084cm" svg:height="0.077cm" svg:x="5.909cm" svg:y="18.549cm" svg:viewBox="0 0 85 78" draw:points="85,52 43,0 0,26 43,78">
              <text:p/>
            </draw:polygon>
            <draw:polygon draw:style-name="gr215" draw:text-style-name="P26" draw:layer="layout" svg:width="0.084cm" svg:height="0.077cm" svg:x="5.824cm" svg:y="18.471cm" svg:viewBox="0 0 85 78" draw:points="85,52 43,0 0,26 43,78">
              <text:p/>
            </draw:polygon>
            <draw:polygon draw:style-name="gr216" draw:text-style-name="P26" draw:layer="layout" svg:width="0.084cm" svg:height="0.077cm" svg:x="5.739cm" svg:y="18.394cm" svg:viewBox="0 0 85 78" draw:points="85,52 43,0 0,26 43,78">
              <text:p/>
            </draw:polygon>
            <draw:polygon draw:style-name="gr217" draw:text-style-name="P17" draw:layer="layout" svg:width="0.084cm" svg:height="0.077cm" svg:x="5.909cm" svg:y="18.679cm" svg:viewBox="0 0 85 78" draw:points="85,52 43,0 0,26 43,78">
              <text:p/>
            </draw:polygon>
            <draw:polygon draw:style-name="gr218" draw:text-style-name="P28" draw:layer="layout" svg:width="0.084cm" svg:height="0.077cm" svg:x="5.824cm" svg:y="18.602cm" svg:viewBox="0 0 85 78" draw:points="85,52 43,0 0,26 43,78">
              <text:p/>
            </draw:polygon>
            <draw:polygon draw:style-name="gr219" draw:text-style-name="P23" draw:layer="layout" svg:width="0.084cm" svg:height="0.077cm" svg:x="5.738cm" svg:y="18.523cm" svg:viewBox="0 0 85 78" draw:points="85,52 43,0 0,26 43,78">
              <text:p/>
            </draw:polygon>
            <draw:polygon draw:style-name="gr220" draw:text-style-name="P26" draw:layer="layout" svg:width="0.084cm" svg:height="0.077cm" svg:x="5.653cm" svg:y="18.445cm" svg:viewBox="0 0 85 78" draw:points="85,52 43,0 0,26 43,78">
              <text:p/>
            </draw:polygon>
            <draw:line draw:style-name="gr221" draw:text-style-name="P16" draw:layer="layout" svg:x1="6.55cm" svg:y1="18.861cm" svg:x2="6.55cm" svg:y2="18.809cm">
              <text:p/>
            </draw:line>
            <draw:line draw:style-name="gr222" draw:text-style-name="P16" draw:layer="layout" svg:x1="6.55cm" svg:y1="18.861cm" svg:x2="5.867cm" svg:y2="19.277cm">
              <text:p/>
            </draw:line>
            <draw:line draw:style-name="gr223" draw:text-style-name="P16" draw:layer="layout" svg:x1="6.55cm" svg:y1="18.809cm" svg:x2="5.867cm" svg:y2="19.225cm">
              <text:p/>
            </draw:line>
            <draw:line draw:style-name="gr224" draw:text-style-name="P16" draw:layer="layout" svg:x1="5.867cm" svg:y1="19.277cm" svg:x2="5.867cm" svg:y2="19.225cm">
              <text:p/>
            </draw:line>
            <draw:polygon draw:style-name="gr225" draw:text-style-name="P18" draw:layer="layout" svg:width="0.17cm" svg:height="0.259cm" svg:x="6.678cm" svg:y="18.341cm" svg:viewBox="0 0 171 260" draw:points="171,156 171,0 0,104 0,260">
              <text:p/>
            </draw:polygon>
            <draw:polygon draw:style-name="gr226" draw:text-style-name="P25" draw:layer="layout" svg:width="0.597cm" svg:height="0.466cm" svg:x="6.251cm" svg:y="17.978cm" svg:viewBox="0 0 598 467" draw:points="427,467 598,364 171,0 0,104">
              <text:p/>
            </draw:polygon>
            <draw:polygon draw:style-name="gr227" draw:text-style-name="P14" draw:layer="layout" svg:width="0.383cm" svg:height="0.233cm" svg:x="6.038cm" svg:y="17.848cm" svg:viewBox="0 0 384 234" draw:points="214,234 384,130 171,0 0,104">
              <text:p/>
            </draw:polygon>
            <draw:line draw:style-name="gr228" draw:text-style-name="P16" draw:layer="layout" svg:x1="5.654cm" svg:y1="17.848cm" svg:x2="5.611cm" svg:y2="17.822cm">
              <text:p/>
            </draw:line>
            <draw:line draw:style-name="gr229" draw:text-style-name="P16" draw:layer="layout" svg:x1="5.653cm" svg:y1="17.848cm" svg:x2="4.97cm" svg:y2="18.264cm">
              <text:p/>
            </draw:line>
            <draw:line draw:style-name="gr230" draw:text-style-name="P16" draw:layer="layout" svg:x1="5.61cm" svg:y1="17.822cm" svg:x2="4.927cm" svg:y2="18.238cm">
              <text:p/>
            </draw:line>
            <draw:line draw:style-name="gr231" draw:text-style-name="P16" draw:layer="layout" svg:x1="4.97cm" svg:y1="18.264cm" svg:x2="4.927cm" svg:y2="18.238cm">
              <text:p/>
            </draw:line>
            <draw:polygon draw:style-name="gr232" draw:text-style-name="P15" draw:layer="layout" svg:width="2.134cm" svg:height="1.844cm" svg:x="4.714cm" svg:y="17.692cm" svg:viewBox="0 0 2135 1845" draw:points="2135,805 2135,650 1708,286 1495,156 1324,260 1324,312 1196,208 854,0 0,520 0,1195 1068,1845 1922,1326 1922,935">
              <text:p/>
            </draw:polygon>
            <draw:polygon draw:style-name="gr233" draw:text-style-name="P26" draw:layer="layout" svg:width="0.084cm" svg:height="0.077cm" svg:x="6.165cm" svg:y="18.523cm" svg:viewBox="0 0 85 78" draw:points="85,52 43,0 0,26 43,78">
              <text:p/>
            </draw:polygon>
            <draw:polygon draw:style-name="gr234" draw:text-style-name="P26" draw:layer="layout" svg:width="0.084cm" svg:height="0.077cm" svg:x="6.08cm" svg:y="18.445cm" svg:viewBox="0 0 85 78" draw:points="85,52 43,0 0,26 43,78">
              <text:p/>
            </draw:polygon>
            <draw:polygon draw:style-name="gr235" draw:text-style-name="P26" draw:layer="layout" svg:width="0.084cm" svg:height="0.077cm" svg:x="5.995cm" svg:y="18.367cm" svg:viewBox="0 0 85 78" draw:points="85,52 43,0 0,26 43,78">
              <text:p/>
            </draw:polygon>
            <draw:polygon draw:style-name="gr236" draw:text-style-name="P26" draw:layer="layout" svg:width="0.084cm" svg:height="0.077cm" svg:x="5.909cm" svg:y="18.29cm" svg:viewBox="0 0 85 78" draw:points="85,52 43,0 0,26 43,78">
              <text:p/>
            </draw:polygon>
            <draw:path draw:style-name="gr237" draw:text-style-name="P24" draw:layer="layout" svg:width="1.067cm" svg:height="0.96cm" svg:x="4.5cm" svg:y="17.25cm" svg:viewBox="0 0 1068 961" svg:d="M512 961c171-103 385-233 556-337-129-130-186-624-470-624-171 104-384 234-598 364 284 0 384 364 512 597z">
              <text:p/>
            </draw:path>
          </draw:g>
        </draw:g>
        <draw:g draw:style-name="gr14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path draw:style-name="gr238" draw:text-style-name="P11" draw:layer="layout" svg:width="0.835cm" svg:height="0.468cm" svg:x="2.664cm" svg:y="18.28cm" svg:viewBox="0 0 836 469" svg:d="M0 469c177 0 836-156 836-281s-16-188-193-188c0 94-643 343-643 469z">
            <text:p/>
          </draw:path>
          <draw:g draw:style-name="gr16">
            <draw:polygon draw:style-name="gr239" draw:text-style-name="P12" draw:layer="layout" svg:width="1.413cm" svg:height="0.937cm" svg:x="1.25cm" svg:y="17.812cm" svg:viewBox="0 0 1414 938" draw:points="0,250 0,0 1414,688 1414,938">
              <text:p/>
            </draw:polygon>
            <draw:polygon draw:style-name="gr240" draw:text-style-name="P13" draw:layer="layout" svg:width="0.642cm" svg:height="0.562cm" svg:x="2.664cm" svg:y="18.187cm" svg:viewBox="0 0 643 563" draw:points="0,563 0,313 643,0 643,250">
              <text:p/>
            </draw:polygon>
            <draw:polygon draw:style-name="gr241" draw:text-style-name="P14" draw:layer="layout" svg:width="2.057cm" svg:height="0.999cm" svg:x="1.25cm" svg:y="17.499cm" svg:viewBox="0 0 2058 1000" draw:points="1414,1000 0,313 643,0 2058,688">
              <text:p/>
            </draw:polygon>
            <draw:polygon draw:style-name="gr242" draw:text-style-name="P17" draw:layer="layout" svg:width="0.128cm" svg:height="0.186cm" svg:x="2.471cm" svg:y="18.468cm" svg:viewBox="0 0 129 187" draw:points="0,125 0,0 129,62 129,187">
              <text:p/>
            </draw:polygon>
            <draw:polygon draw:style-name="gr243" draw:text-style-name="P15" draw:layer="layout" svg:width="2.057cm" svg:height="1.249cm" svg:x="1.25cm" svg:y="17.499cm" svg:viewBox="0 0 2058 1250" draw:points="0,563 0,313 643,0 2058,688 2058,938 1414,1250">
              <text:p/>
            </draw:polygon>
            <draw:polygon draw:style-name="gr244" draw:text-style-name="P23" draw:layer="layout" svg:width="0.063cm" svg:height="0.093cm" svg:x="1.379cm" svg:y="17.968cm" svg:viewBox="0 0 64 94" draw:points="0,63 0,0 64,31 64,94">
              <text:p/>
            </draw:polygon>
            <draw:polygon draw:style-name="gr245" draw:text-style-name="P23" draw:layer="layout" svg:width="0.063cm" svg:height="0.093cm" svg:x="1.507cm" svg:y="18.03cm" svg:viewBox="0 0 64 94" draw:points="0,62 0,0 64,31 64,94">
              <text:p/>
            </draw:polygon>
            <draw:polygon draw:style-name="gr246" draw:text-style-name="P23" draw:layer="layout" svg:width="0.063cm" svg:height="0.093cm" svg:x="1.636cm" svg:y="18.093cm" svg:viewBox="0 0 64 94" draw:points="0,63 0,0 64,31 64,94">
              <text:p/>
            </draw:polygon>
            <draw:polygon draw:style-name="gr247" draw:text-style-name="P23" draw:layer="layout" svg:width="0.063cm" svg:height="0.093cm" svg:x="1.765cm" svg:y="18.155cm" svg:viewBox="0 0 64 94" draw:points="0,62 0,0 64,31 64,94">
              <text:p/>
            </draw:polygon>
            <draw:polygon draw:style-name="gr248" draw:text-style-name="P23" draw:layer="layout" svg:width="0.063cm" svg:height="0.093cm" svg:x="1.893cm" svg:y="18.218cm" svg:viewBox="0 0 64 94" draw:points="0,63 0,0 64,31 64,94">
              <text:p/>
            </draw:polygon>
            <draw:polygon draw:style-name="gr249" draw:text-style-name="P23" draw:layer="layout" svg:width="0.063cm" svg:height="0.093cm" svg:x="2.022cm" svg:y="18.28cm" svg:viewBox="0 0 64 94" draw:points="0,63 0,0 64,31 64,94">
              <text:p/>
            </draw:polygon>
            <draw:polygon draw:style-name="gr250" draw:text-style-name="P23" draw:layer="layout" svg:width="0.063cm" svg:height="0.093cm" svg:x="2.15cm" svg:y="18.343cm" svg:viewBox="0 0 64 94" draw:points="0,62 0,0 64,31 64,94">
              <text:p/>
            </draw:polygon>
            <draw:polygon draw:style-name="gr251" draw:text-style-name="P23" draw:layer="layout" svg:width="0.063cm" svg:height="0.093cm" svg:x="2.279cm" svg:y="18.405cm" svg:viewBox="0 0 64 94" draw:points="0,63 0,0 64,31 64,94">
              <text:p/>
            </draw:polygon>
          </draw:g>
        </draw:g>
        <draw:g draw:style-name="gr14">
          <draw:glue-point draw:id="4" svg:x="3.519cm" svg:y="-4cm"/>
          <draw:glue-point draw:id="5" svg:x="5.001cm" svg:y="-3cm"/>
          <draw:glue-point draw:id="6" svg:x="5.001cm" svg:y="-2.5cm" draw:escape-direction="right"/>
          <draw:glue-point draw:id="7" svg:x="5.001cm" svg:y="-1.75cm" draw:escape-direction="right"/>
          <draw:glue-point draw:id="8" svg:x="-0.554cm" svg:y="5cm" draw:escape-direction="down"/>
          <draw:glue-point draw:id="9" svg:x="-3.887cm" svg:y="1.75cm" draw:escape-direction="left"/>
          <draw:glue-point draw:id="10" svg:x="-4.998cm" svg:y="1cm" draw:escape-direction="left"/>
          <draw:glue-point draw:id="11" svg:x="-0.924cm" svg:y="-3cm" draw:escape-direction="up"/>
          <draw:path draw:style-name="gr252" draw:text-style-name="P11" draw:layer="layout" svg:width="0.796cm" svg:height="0.6cm" svg:x="25.405cm" svg:y="18.899cm" svg:viewBox="0 0 797 601" svg:d="M9 601c194 0 416 0 697-231s-162-370-354-370c0 139-419 93-343 601z">
            <text:p/>
          </draw:path>
          <draw:g draw:style-name="gr16">
            <draw:polygon draw:style-name="gr253" draw:text-style-name="P18" draw:layer="layout" svg:width="0.491cm" svg:height="1.249cm" svg:x="25.126cm" svg:y="18.25cm" svg:viewBox="0 0 492 1250" draw:points="492,1111 211,0 0,139 281,1250">
              <text:p/>
            </draw:polygon>
            <draw:polygon draw:style-name="gr254" draw:text-style-name="P25" draw:layer="layout" svg:width="0.421cm" svg:height="1.017cm" svg:x="24.985cm" svg:y="18.482cm" svg:viewBox="0 0 422 1018" draw:points="422,1018 211,139 0,0 211,879">
              <text:p/>
            </draw:polygon>
            <draw:polygon draw:style-name="gr255" draw:text-style-name="P14" draw:layer="layout" svg:width="1.895cm" svg:height="1.249cm" svg:x="24.354cm" svg:y="17.648cm" svg:viewBox="0 0 1896 1250" draw:points="1334,1250 1896,879 562,0 0,371">
              <text:p/>
            </draw:polygon>
            <draw:polygon draw:style-name="gr256" draw:text-style-name="P29" draw:layer="layout" svg:width="1.052cm" svg:height="0.693cm" svg:x="25.056cm" svg:y="18.111cm" svg:viewBox="0 0 1053 694" draw:points="1053,371 491,0 0,324 561,694">
              <text:p/>
            </draw:polygon>
            <draw:polygon draw:style-name="gr257" draw:text-style-name="P19" draw:layer="layout" svg:width="0.913cm" svg:height="0.601cm" svg:x="24.564cm" svg:y="17.787cm" svg:viewBox="0 0 914 602" draw:points="914,278 492,0 0,324 422,602">
              <text:p/>
            </draw:polygon>
            <draw:polygon draw:style-name="gr258" draw:text-style-name="P12" draw:layer="layout" svg:width="1.333cm" svg:height="1.11cm" svg:x="24.354cm" svg:y="18.019cm" svg:viewBox="0 0 1334 1111" draw:points="1334,1111 1334,879 0,0 0,231">
              <text:p/>
            </draw:polygon>
            <draw:line draw:style-name="gr259" draw:text-style-name="P30" draw:layer="layout" svg:x1="25.688cm" svg:y1="18.204cm" svg:x2="25.196cm" svg:y2="18.528cm">
              <text:p/>
            </draw:line>
            <draw:line draw:style-name="gr260" draw:text-style-name="P30" draw:layer="layout" svg:x1="25.618cm" svg:y1="18.713cm" svg:x2="25.126cm" svg:y2="18.389cm">
              <text:p/>
            </draw:line>
            <draw:line draw:style-name="gr261" draw:text-style-name="P30" draw:layer="layout" svg:x1="26.039cm" svg:y1="18.528cm" svg:x2="25.477cm" svg:y2="18.157cm">
              <text:p/>
            </draw:line>
            <draw:line draw:style-name="gr262" draw:text-style-name="P30" draw:layer="layout" svg:x1="25.969cm" svg:y1="18.575cm" svg:x2="25.407cm" svg:y2="18.204cm">
              <text:p/>
            </draw:line>
            <draw:line draw:style-name="gr263" draw:text-style-name="P30" draw:layer="layout" svg:x1="25.899cm" svg:y1="18.62cm" svg:x2="25.407cm" svg:y2="18.296cm">
              <text:p/>
            </draw:line>
            <draw:polygon draw:style-name="gr264" draw:text-style-name="P18" draw:layer="layout" svg:width="0.561cm" svg:height="0.601cm" svg:x="25.688cm" svg:y="18.527cm" svg:viewBox="0 0 562 602" draw:points="562,231 562,0 0,371 0,602">
              <text:p/>
            </draw:polygon>
            <draw:polygon draw:style-name="gr265" draw:text-style-name="P15" draw:layer="layout" svg:width="1.895cm" svg:height="1.851cm" svg:x="24.354cm" svg:y="17.648cm" svg:viewBox="0 0 1896 1852" draw:points="1896,879 562,0 0,371 0,602 702,1065 843,1713 1053,1852 1264,1713 1193,1389 1334,1481 1896,1111">
              <text:p/>
            </draw:polygon>
            <draw:line draw:style-name="gr266" draw:text-style-name="P30" draw:layer="layout" svg:x1="25.758cm" svg:y1="18.714cm" svg:x2="25.196cm" svg:y2="18.343cm">
              <text:p/>
            </draw:line>
            <draw:line draw:style-name="gr267" draw:text-style-name="P30" draw:layer="layout" svg:x1="25.828cm" svg:y1="18.667cm" svg:x2="25.336cm" svg:y2="18.343cm">
              <text:p/>
            </draw:line>
            <draw:line draw:style-name="gr268" draw:text-style-name="P30" draw:layer="layout" svg:x1="25.618cm" svg:y1="18.157cm" svg:x2="25.126cm" svg:y2="18.481cm">
              <text:p/>
            </draw:line>
            <draw:line draw:style-name="gr269" draw:text-style-name="P30" draw:layer="layout" svg:x1="25.758cm" svg:y1="18.25cm" svg:x2="25.266cm" svg:y2="18.574cm">
              <text:p/>
            </draw:line>
            <draw:line draw:style-name="gr270" draw:text-style-name="P30" draw:layer="layout" svg:x1="25.828cm" svg:y1="18.296cm" svg:x2="25.336cm" svg:y2="18.62cm">
              <text:p/>
            </draw:line>
            <draw:line draw:style-name="gr271" draw:text-style-name="P30" draw:layer="layout" svg:x1="25.899cm" svg:y1="18.343cm" svg:x2="25.407cm" svg:y2="18.667cm">
              <text:p/>
            </draw:line>
            <draw:line draw:style-name="gr272" draw:text-style-name="P30" draw:layer="layout" svg:x1="26.039cm" svg:y1="18.436cm" svg:x2="25.547cm" svg:y2="18.76cm">
              <text:p/>
            </draw:line>
            <draw:line draw:style-name="gr273" draw:text-style-name="P30" draw:layer="layout" svg:x1="25.969cm" svg:y1="18.389cm" svg:x2="25.477cm" svg:y2="18.713cm">
              <text:p/>
            </draw:line>
          </draw:g>
        </draw:g>
        <draw:g draw:style-name="gr14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274" draw:text-style-name="P11" draw:layer="layout" svg:width="0.436cm" svg:height="0.371cm" svg:x="23.432cm" svg:y="17.794cm" svg:viewBox="0 0 437 372" svg:d="M0 372c109 0 437-100 437-198 0-100-159-174-238-174 0 74-199 272-199 372z">
            <text:p/>
          </draw:path>
          <draw:g draw:style-name="gr16">
            <draw:polygon draw:style-name="gr275" draw:text-style-name="P31" draw:layer="layout" svg:width="1.191cm" svg:height="1.733cm" svg:x="22.448cm" svg:y="17.016cm" svg:viewBox="0 0 1192 1734" draw:points="1192,991 1192,0 0,743 0,1734">
              <text:p/>
            </draw:polygon>
            <draw:line draw:style-name="gr276" draw:text-style-name="P16" draw:layer="layout" svg:x1="23.64cm" svg:y1="17.759cm" svg:x2="22.448cm" svg:y2="18.502cm">
              <text:p/>
            </draw:line>
            <draw:line draw:style-name="gr277" draw:text-style-name="P16" draw:layer="layout" svg:x1="23.64cm" svg:y1="17.512cm" svg:x2="22.448cm" svg:y2="18.255cm">
              <text:p/>
            </draw:line>
            <draw:line draw:style-name="gr278" draw:text-style-name="P16" draw:layer="layout" svg:x1="23.64cm" svg:y1="17.264cm" svg:x2="22.448cm" svg:y2="18.007cm">
              <text:p/>
            </draw:line>
            <draw:line draw:style-name="gr279" draw:text-style-name="P16" draw:layer="layout" svg:x1="23.243cm" svg:y1="17.759cm" svg:x2="23.243cm" svg:y2="18.007cm">
              <text:p/>
            </draw:line>
            <draw:line draw:style-name="gr280" draw:text-style-name="P16" draw:layer="layout" svg:x1="22.846cm" svg:y1="17.512cm" svg:x2="22.846cm" svg:y2="17.76cm">
              <text:p/>
            </draw:line>
            <draw:line draw:style-name="gr281" draw:text-style-name="P16" draw:layer="layout" svg:x1="22.647cm" svg:y1="18.378cm" svg:x2="22.647cm" svg:y2="18.626cm">
              <text:p/>
            </draw:line>
            <draw:line draw:style-name="gr282" draw:text-style-name="P16" draw:layer="layout" svg:x1="23.044cm" svg:y1="18.13cm" svg:x2="23.044cm" svg:y2="18.378cm">
              <text:p/>
            </draw:line>
            <draw:line draw:style-name="gr283" draw:text-style-name="P16" draw:layer="layout" svg:x1="23.441cm" svg:y1="17.883cm" svg:x2="23.441cm" svg:y2="18.131cm">
              <text:p/>
            </draw:line>
            <draw:line draw:style-name="gr284" draw:text-style-name="P16" draw:layer="layout" svg:x1="23.243cm" svg:y1="17.264cm" svg:x2="23.243cm" svg:y2="17.512cm">
              <text:p/>
            </draw:line>
            <draw:line draw:style-name="gr285" draw:text-style-name="P16" draw:layer="layout" svg:x1="23.044cm" svg:y1="17.635cm" svg:x2="23.044cm" svg:y2="17.883cm">
              <text:p/>
            </draw:line>
            <draw:line draw:style-name="gr286" draw:text-style-name="P16" draw:layer="layout" svg:x1="22.846cm" svg:y1="18.007cm" svg:x2="22.846cm" svg:y2="18.255cm">
              <text:p/>
            </draw:line>
            <draw:line draw:style-name="gr287" draw:text-style-name="P16" draw:layer="layout" svg:x1="22.647cm" svg:y1="17.883cm" svg:x2="22.647cm" svg:y2="18.131cm">
              <text:p/>
            </draw:line>
            <draw:line draw:style-name="gr288" draw:text-style-name="P16" draw:layer="layout" svg:x1="23.441cm" svg:y1="17.387cm" svg:x2="23.441cm" svg:y2="17.635cm">
              <text:p/>
            </draw:line>
            <draw:polygon draw:style-name="gr289" draw:text-style-name="P32" draw:layer="layout" svg:width="0.198cm" svg:height="1.114cm" svg:x="22.25cm" svg:y="17.635cm" svg:viewBox="0 0 199 1115" draw:points="199,1115 199,124 0,0 0,991">
              <text:p/>
            </draw:polygon>
            <draw:polygon draw:style-name="gr290" draw:text-style-name="P33" draw:layer="layout" svg:width="1.389cm" svg:height="0.866cm" svg:x="22.25cm" svg:y="16.892cm" svg:viewBox="0 0 1390 867" draw:points="198,867 1390,124 1191,0 0,743">
              <text:p/>
            </draw:polygon>
            <draw:line draw:style-name="gr291" draw:text-style-name="P16" draw:layer="layout" svg:x1="22.846cm" svg:y1="17.511cm" svg:x2="22.647cm" svg:y2="17.387cm">
              <text:p/>
            </draw:line>
            <draw:line draw:style-name="gr292" draw:text-style-name="P16" draw:layer="layout" svg:x1="22.449cm" svg:y1="18.007cm" svg:x2="22.25cm" svg:y2="17.883cm">
              <text:p/>
            </draw:line>
            <draw:line draw:style-name="gr293" draw:text-style-name="P16" draw:layer="layout" svg:x1="22.449cm" svg:y1="18.254cm" svg:x2="22.25cm" svg:y2="18.13cm">
              <text:p/>
            </draw:line>
            <draw:line draw:style-name="gr294" draw:text-style-name="P16" draw:layer="layout" svg:x1="22.449cm" svg:y1="18.502cm" svg:x2="22.25cm" svg:y2="18.378cm">
              <text:p/>
            </draw:line>
            <draw:line draw:style-name="gr295" draw:text-style-name="P16" draw:layer="layout" svg:x1="23.243cm" svg:y1="17.264cm" svg:x2="23.044cm" svg:y2="17.14cm">
              <text:p/>
            </draw:line>
            <draw:polygon draw:style-name="gr296" draw:text-style-name="P15" draw:layer="layout" svg:width="1.389cm" svg:height="1.857cm" svg:x="22.25cm" svg:y="16.892cm" svg:viewBox="0 0 1390 1858" draw:points="1191,0 0,743 0,1734 198,1858 1390,1115 1390,124">
              <text:p/>
            </draw:polygon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297" draw:text-style-name="P11" draw:layer="layout" svg:width="0.876cm" svg:height="0.318cm" svg:x="27.823cm" svg:y="14.104cm" svg:viewBox="0 0 877 319" svg:d="M0 316c115 0 877 27 877-79 0-105-303-237-417-237 0 79-460 211-460 316z">
            <text:p/>
          </draw:path>
          <draw:g draw:style-name="gr16">
            <draw:polygon draw:style-name="gr298" draw:text-style-name="P12" draw:layer="layout" svg:width="0.416cm" svg:height="0.764cm" svg:x="27.865cm" svg:y="13.735cm" svg:viewBox="0 0 417 765" draw:points="0,501 0,0 417,237 417,765">
              <text:p/>
            </draw:polygon>
            <draw:polygon draw:style-name="gr299" draw:text-style-name="P34" draw:layer="layout" svg:width="0.291cm" svg:height="0.183cm" svg:x="27.823cm" svg:y="14.078cm" svg:viewBox="0 0 292 184" draw:points="84,184 0,132 209,0 292,53">
              <text:p/>
            </draw:polygon>
            <draw:polygon draw:style-name="gr300" draw:text-style-name="P12" draw:layer="layout" svg:width="0.083cm" svg:height="0.711cm" svg:x="27.739cm" svg:y="13.709cm" svg:viewBox="0 0 84 712" draw:points="0,659 0,0 84,53 84,712">
              <text:p/>
            </draw:polygon>
            <draw:polygon draw:style-name="gr301" draw:text-style-name="P18" draw:layer="layout" svg:width="0.291cm" svg:height="0.711cm" svg:x="27.823cm" svg:y="13.709cm" svg:viewBox="0 0 292 712" draw:points="0,712 0,53 84,0 84,554 292,422 292,527">
              <text:p/>
            </draw:polygon>
            <draw:polygon draw:style-name="gr302" draw:text-style-name="P12" draw:layer="layout" svg:width="0.416cm" svg:height="0.79cm" svg:x="27.029cm" svg:y="13.313cm" svg:viewBox="0 0 417 791" draw:points="0,527 0,0 417,264 417,791">
              <text:p/>
            </draw:polygon>
            <draw:polygon draw:style-name="gr303" draw:text-style-name="P18" draw:layer="layout" svg:width="0.834cm" svg:height="1.054cm" svg:x="27.447cm" svg:y="13.05cm" svg:viewBox="0 0 835 1055" draw:points="0,1055 0,527 835,0 835,527">
              <text:p/>
            </draw:polygon>
            <draw:line draw:style-name="gr304" draw:text-style-name="P16" draw:layer="layout" svg:x1="27.269cm" svg:y1="13.973cm" svg:x2="27.353cm" svg:y2="13.92cm">
              <text:p/>
            </draw:line>
            <draw:path draw:style-name="gr305" draw:text-style-name="P18" draw:layer="layout" svg:width="0.333cm" svg:height="0.462cm" svg:x="27.06cm" svg:y="13.477cm" svg:viewBox="0 0 334 463" svg:d="M167 21c84 53 167 210 167 316 0 105-83 158-167 105-83-52-167-211-167-316s84-158 167-105z">
              <text:p/>
            </draw:path>
            <draw:path draw:style-name="gr306" draw:text-style-name="P35" draw:layer="layout" svg:width="0.312cm" svg:height="0.462cm" svg:x="26.967cm" svg:y="13.536cm" svg:viewBox="0 0 313 463" svg:d="M146 20c83 53 167 211 167 317 0 105-84 158-167 105-84-53-146-209-146-314 0-106 62-161 146-108z">
              <text:p/>
            </draw:path>
            <draw:line draw:style-name="gr307" draw:text-style-name="P16" draw:layer="layout" svg:x1="27.018cm" svg:y1="13.551cm" svg:x2="27.143cm" svg:y2="13.472cm">
              <text:p/>
            </draw:line>
            <draw:polygon draw:style-name="gr308" draw:text-style-name="P14" draw:layer="layout" svg:width="1.252cm" svg:height="0.79cm" svg:x="27.029cm" svg:y="12.786cm" svg:viewBox="0 0 1253 791" draw:points="417,791 0,527 835,0 1253,264">
              <text:p/>
            </draw:polygon>
            <draw:path draw:style-name="gr309" draw:text-style-name="P15" draw:layer="layout" svg:width="1.313cm" svg:height="1.713cm" svg:x="26.968cm" svg:y="12.786cm" svg:viewBox="0 0 1314 1714" svg:d="M62 527l835-527 417 264v527l-333 211 333 184v528l-292-185-167 105-84-52v-448l-292 184c0 0-139-88-209-132-167 106-376-343-208-421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310" draw:text-style-name="P11" draw:layer="layout" svg:width="0.988cm" svg:height="0.332cm" svg:x="1.273cm" svg:y="14.406cm" svg:viewBox="0 0 989 333" svg:d="M0 330c130 0 989 28 989-82s-342-248-471-248c0 82-518 220-518 330z">
            <text:p/>
          </draw:path>
          <draw:g draw:style-name="gr16">
            <draw:polygon draw:style-name="gr311" draw:text-style-name="P18" draw:layer="layout" svg:width="0.47cm" svg:height="0.797cm" svg:x="1.267cm" svg:y="13.951cm" svg:viewBox="0 0 471 798" draw:points="471,523 471,0 0,248 0,798">
              <text:p/>
            </draw:polygon>
            <draw:polygon draw:style-name="gr312" draw:text-style-name="P14" draw:layer="layout" svg:width="0.329cm" svg:height="0.192cm" svg:x="1.455cm" svg:y="14.309cm" svg:viewBox="0 0 330 193" draw:points="235,193 330,138 94,0 0,55">
              <text:p/>
            </draw:polygon>
            <draw:polygon draw:style-name="gr313" draw:text-style-name="P18" draw:layer="layout" svg:width="0.093cm" svg:height="0.743cm" svg:x="1.784cm" svg:y="13.924cm" svg:viewBox="0 0 94 744" draw:points="94,688 94,0 0,55 0,744">
              <text:p/>
            </draw:polygon>
            <draw:polygon draw:style-name="gr314" draw:text-style-name="P12" draw:layer="layout" svg:width="0.329cm" svg:height="0.743cm" svg:x="1.455cm" svg:y="13.924cm" svg:viewBox="0 0 330 744" draw:points="330,744 330,55 235,0 235,578 0,440 0,551">
              <text:p/>
            </draw:polygon>
            <draw:polygon draw:style-name="gr315" draw:text-style-name="P18" draw:layer="layout" svg:width="0.47cm" svg:height="0.825cm" svg:x="2.209cm" svg:y="13.511cm" svg:viewBox="0 0 471 826" draw:points="471,551 471,0 0,276 0,826">
              <text:p/>
            </draw:polygon>
            <draw:polygon draw:style-name="gr316" draw:text-style-name="P12" draw:layer="layout" svg:width="0.941cm" svg:height="1.101cm" svg:x="1.266cm" svg:y="13.236cm" svg:viewBox="0 0 942 1102" draw:points="942,1102 942,551 0,0 0,551">
              <text:p/>
            </draw:polygon>
            <draw:line draw:style-name="gr317" draw:text-style-name="P16" draw:layer="layout" svg:x1="2.409cm" svg:y1="14.199cm" svg:x2="2.315cm" svg:y2="14.144cm">
              <text:p/>
            </draw:line>
            <draw:path draw:style-name="gr318" draw:text-style-name="P12" draw:layer="layout" svg:width="0.376cm" svg:height="0.483cm" svg:x="2.268cm" svg:y="13.682cm" svg:viewBox="0 0 377 484" svg:d="M189 21c-95 56-189 221-189 331s94 165 189 110c94-55 188-220 188-330 0-111-94-165-188-111z">
              <text:p/>
            </draw:path>
            <draw:path draw:style-name="gr319" draw:text-style-name="P36" draw:layer="layout" svg:width="0.352cm" svg:height="0.483cm" svg:x="2.397cm" svg:y="13.743cm" svg:viewBox="0 0 353 484" svg:d="M189 21c-95 55-189 221-189 331s94 165 189 110c94-56 164-219 164-329s-70-167-164-112z">
              <text:p/>
            </draw:path>
            <draw:line draw:style-name="gr320" draw:text-style-name="P16" draw:layer="layout" svg:x1="2.692cm" svg:y1="13.758cm" svg:x2="2.551cm" svg:y2="13.676cm">
              <text:p/>
            </draw:line>
            <draw:polygon draw:style-name="gr321" draw:text-style-name="P14" draw:layer="layout" svg:width="1.412cm" svg:height="0.825cm" svg:x="1.267cm" svg:y="12.96cm" svg:viewBox="0 0 1413 826" draw:points="942,826 1413,551 471,0 0,276">
              <text:p/>
            </draw:polygon>
            <draw:path draw:style-name="gr322" draw:text-style-name="P15" draw:layer="layout" svg:width="1.482cm" svg:height="1.789cm" svg:x="1.266cm" svg:y="12.96cm" svg:viewBox="0 0 1483 1790" svg:d="M1413 551l-942-551-471 276v550l377 220-377 193v551l330-193 188 110 95-55v-468l329 193c0 0 157-92 236-138 189 110 424-358 235-441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323" draw:text-style-name="P11" draw:layer="layout" svg:width="0.988cm" svg:height="0.332cm" svg:x="1.273cm" svg:y="2.656cm" svg:viewBox="0 0 989 333" svg:d="M0 330c130 0 989 28 989-82s-342-248-471-248c0 82-518 220-518 330z">
            <text:p/>
          </draw:path>
          <draw:g draw:style-name="gr16">
            <draw:polygon draw:style-name="gr324" draw:text-style-name="P18" draw:layer="layout" svg:width="0.47cm" svg:height="0.797cm" svg:x="1.267cm" svg:y="2.201cm" svg:viewBox="0 0 471 798" draw:points="471,523 471,0 0,248 0,798">
              <text:p/>
            </draw:polygon>
            <draw:polygon draw:style-name="gr325" draw:text-style-name="P14" draw:layer="layout" svg:width="0.329cm" svg:height="0.192cm" svg:x="1.455cm" svg:y="2.559cm" svg:viewBox="0 0 330 193" draw:points="235,193 330,138 94,0 0,55">
              <text:p/>
            </draw:polygon>
            <draw:polygon draw:style-name="gr326" draw:text-style-name="P18" draw:layer="layout" svg:width="0.093cm" svg:height="0.743cm" svg:x="1.784cm" svg:y="2.174cm" svg:viewBox="0 0 94 744" draw:points="94,688 94,0 0,55 0,744">
              <text:p/>
            </draw:polygon>
            <draw:polygon draw:style-name="gr327" draw:text-style-name="P12" draw:layer="layout" svg:width="0.329cm" svg:height="0.743cm" svg:x="1.455cm" svg:y="2.174cm" svg:viewBox="0 0 330 744" draw:points="330,744 330,55 235,0 235,578 0,440 0,551">
              <text:p/>
            </draw:polygon>
            <draw:polygon draw:style-name="gr328" draw:text-style-name="P18" draw:layer="layout" svg:width="0.47cm" svg:height="0.825cm" svg:x="2.209cm" svg:y="1.761cm" svg:viewBox="0 0 471 826" draw:points="471,551 471,0 0,276 0,826">
              <text:p/>
            </draw:polygon>
            <draw:polygon draw:style-name="gr329" draw:text-style-name="P12" draw:layer="layout" svg:width="0.941cm" svg:height="1.101cm" svg:x="1.266cm" svg:y="1.486cm" svg:viewBox="0 0 942 1102" draw:points="942,1102 942,551 0,0 0,551">
              <text:p/>
            </draw:polygon>
            <draw:line draw:style-name="gr330" draw:text-style-name="P16" draw:layer="layout" svg:x1="2.409cm" svg:y1="2.449cm" svg:x2="2.315cm" svg:y2="2.394cm">
              <text:p/>
            </draw:line>
            <draw:path draw:style-name="gr331" draw:text-style-name="P12" draw:layer="layout" svg:width="0.376cm" svg:height="0.483cm" svg:x="2.268cm" svg:y="1.932cm" svg:viewBox="0 0 377 484" svg:d="M189 21c-95 56-189 221-189 331s94 165 189 110c94-55 188-220 188-330 0-111-94-165-188-111z">
              <text:p/>
            </draw:path>
            <draw:path draw:style-name="gr332" draw:text-style-name="P36" draw:layer="layout" svg:width="0.352cm" svg:height="0.483cm" svg:x="2.397cm" svg:y="1.993cm" svg:viewBox="0 0 353 484" svg:d="M189 21c-95 55-189 221-189 331s94 165 189 110c94-56 164-219 164-329s-70-167-164-112z">
              <text:p/>
            </draw:path>
            <draw:line draw:style-name="gr333" draw:text-style-name="P16" draw:layer="layout" svg:x1="2.692cm" svg:y1="2.008cm" svg:x2="2.551cm" svg:y2="1.926cm">
              <text:p/>
            </draw:line>
            <draw:polygon draw:style-name="gr334" draw:text-style-name="P14" draw:layer="layout" svg:width="1.412cm" svg:height="0.825cm" svg:x="1.267cm" svg:y="1.21cm" svg:viewBox="0 0 1413 826" draw:points="942,826 1413,551 471,0 0,276">
              <text:p/>
            </draw:polygon>
            <draw:path draw:style-name="gr335" draw:text-style-name="P15" draw:layer="layout" svg:width="1.482cm" svg:height="1.789cm" svg:x="1.266cm" svg:y="1.21cm" svg:viewBox="0 0 1483 1790" svg:d="M1413 551l-942-551-471 276v550l377 220-377 193v551l330-193 188 110 95-55v-468l329 193c0 0 157-92 236-138 189 110 424-358 235-441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336" draw:text-style-name="P11" draw:layer="layout" svg:width="0.988cm" svg:height="0.332cm" svg:x="1.257cm" svg:y="10.696cm" svg:viewBox="0 0 989 333" svg:d="M0 330c130 0 989 28 989-82s-342-248-471-248c0 82-518 220-518 330z">
            <text:p/>
          </draw:path>
          <draw:g draw:style-name="gr16">
            <draw:polygon draw:style-name="gr337" draw:text-style-name="P18" draw:layer="layout" svg:width="0.47cm" svg:height="0.797cm" svg:x="1.251cm" svg:y="10.241cm" svg:viewBox="0 0 471 798" draw:points="471,523 471,0 0,248 0,798">
              <text:p/>
            </draw:polygon>
            <draw:polygon draw:style-name="gr338" draw:text-style-name="P14" draw:layer="layout" svg:width="0.329cm" svg:height="0.192cm" svg:x="1.439cm" svg:y="10.599cm" svg:viewBox="0 0 330 193" draw:points="235,193 330,138 94,0 0,55">
              <text:p/>
            </draw:polygon>
            <draw:polygon draw:style-name="gr339" draw:text-style-name="P18" draw:layer="layout" svg:width="0.093cm" svg:height="0.743cm" svg:x="1.768cm" svg:y="10.214cm" svg:viewBox="0 0 94 744" draw:points="94,688 94,0 0,55 0,744">
              <text:p/>
            </draw:polygon>
            <draw:polygon draw:style-name="gr340" draw:text-style-name="P12" draw:layer="layout" svg:width="0.329cm" svg:height="0.743cm" svg:x="1.439cm" svg:y="10.214cm" svg:viewBox="0 0 330 744" draw:points="330,744 330,55 235,0 235,578 0,440 0,551">
              <text:p/>
            </draw:polygon>
            <draw:polygon draw:style-name="gr341" draw:text-style-name="P18" draw:layer="layout" svg:width="0.47cm" svg:height="0.825cm" svg:x="2.193cm" svg:y="9.801cm" svg:viewBox="0 0 471 826" draw:points="471,551 471,0 0,276 0,826">
              <text:p/>
            </draw:polygon>
            <draw:polygon draw:style-name="gr342" draw:text-style-name="P12" draw:layer="layout" svg:width="0.941cm" svg:height="1.101cm" svg:x="1.25cm" svg:y="9.526cm" svg:viewBox="0 0 942 1102" draw:points="942,1102 942,551 0,0 0,551">
              <text:p/>
            </draw:polygon>
            <draw:line draw:style-name="gr343" draw:text-style-name="P16" draw:layer="layout" svg:x1="2.393cm" svg:y1="10.489cm" svg:x2="2.299cm" svg:y2="10.434cm">
              <text:p/>
            </draw:line>
            <draw:path draw:style-name="gr344" draw:text-style-name="P12" draw:layer="layout" svg:width="0.376cm" svg:height="0.483cm" svg:x="2.252cm" svg:y="9.972cm" svg:viewBox="0 0 377 484" svg:d="M189 21c-95 56-189 221-189 331s94 165 189 110c94-55 188-220 188-330 0-111-94-165-188-111z">
              <text:p/>
            </draw:path>
            <draw:path draw:style-name="gr345" draw:text-style-name="P36" draw:layer="layout" svg:width="0.352cm" svg:height="0.483cm" svg:x="2.381cm" svg:y="10.033cm" svg:viewBox="0 0 353 484" svg:d="M189 21c-95 55-189 221-189 331s94 165 189 110c94-56 164-219 164-329s-70-167-164-112z">
              <text:p/>
            </draw:path>
            <draw:line draw:style-name="gr346" draw:text-style-name="P16" draw:layer="layout" svg:x1="2.676cm" svg:y1="10.048cm" svg:x2="2.535cm" svg:y2="9.966cm">
              <text:p/>
            </draw:line>
            <draw:polygon draw:style-name="gr347" draw:text-style-name="P14" draw:layer="layout" svg:width="1.412cm" svg:height="0.825cm" svg:x="1.251cm" svg:y="9.25cm" svg:viewBox="0 0 1413 826" draw:points="942,826 1413,551 471,0 0,276">
              <text:p/>
            </draw:polygon>
            <draw:path draw:style-name="gr348" draw:text-style-name="P15" draw:layer="layout" svg:width="1.482cm" svg:height="1.789cm" svg:x="1.25cm" svg:y="9.25cm" svg:viewBox="0 0 1483 1790" svg:d="M1413 551l-942-551-471 276v550l377 220-377 193v551l330-193 188 110 95-55v-468l329 193c0 0 157-92 236-138 189 110 424-358 235-441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349" draw:text-style-name="P11" draw:layer="layout" svg:width="1.011cm" svg:height="0.352cm" svg:x="27.738cm" svg:y="10.562cm" svg:viewBox="0 0 1012 353" svg:d="M0 350c133 0 1012 29 1012-87 0-117-350-263-482-263 0 87-530 233-530 350z">
            <text:p/>
          </draw:path>
          <draw:g draw:style-name="gr16">
            <draw:polygon draw:style-name="gr350" draw:text-style-name="P12" draw:layer="layout" svg:width="0.481cm" svg:height="0.845cm" svg:x="27.786cm" svg:y="10.153cm" svg:viewBox="0 0 482 846" draw:points="0,555 0,0 482,263 482,846">
              <text:p/>
            </draw:polygon>
            <draw:polygon draw:style-name="gr351" draw:text-style-name="P34" draw:layer="layout" svg:width="0.336cm" svg:height="0.203cm" svg:x="27.738cm" svg:y="10.533cm" svg:viewBox="0 0 337 204" draw:points="96,204 0,146 241,0 337,59">
              <text:p/>
            </draw:polygon>
            <draw:polygon draw:style-name="gr352" draw:text-style-name="P12" draw:layer="layout" svg:width="0.095cm" svg:height="0.787cm" svg:x="27.641cm" svg:y="10.125cm" svg:viewBox="0 0 96 788" draw:points="0,729 0,0 96,59 96,788">
              <text:p/>
            </draw:polygon>
            <draw:polygon draw:style-name="gr353" draw:text-style-name="P18" draw:layer="layout" svg:width="0.336cm" svg:height="0.787cm" svg:x="27.738cm" svg:y="10.125cm" svg:viewBox="0 0 337 788" draw:points="0,788 0,59 96,0 96,613 337,467 337,583">
              <text:p/>
            </draw:polygon>
            <draw:polygon draw:style-name="gr354" draw:text-style-name="P12" draw:layer="layout" svg:width="0.481cm" svg:height="0.874cm" svg:x="26.822cm" svg:y="9.686cm" svg:viewBox="0 0 482 875" draw:points="0,583 0,0 482,292 482,875">
              <text:p/>
            </draw:polygon>
            <draw:polygon draw:style-name="gr355" draw:text-style-name="P18" draw:layer="layout" svg:width="0.963cm" svg:height="1.167cm" svg:x="27.304cm" svg:y="9.395cm" svg:viewBox="0 0 964 1168" draw:points="0,1168 0,583 964,0 964,583">
              <text:p/>
            </draw:polygon>
            <draw:line draw:style-name="gr356" draw:text-style-name="P16" draw:layer="layout" svg:x1="27.099cm" svg:y1="10.417cm" svg:x2="27.195cm" svg:y2="10.358cm">
              <text:p/>
            </draw:line>
            <draw:path draw:style-name="gr357" draw:text-style-name="P18" draw:layer="layout" svg:width="0.385cm" svg:height="0.511cm" svg:x="26.857cm" svg:y="9.868cm" svg:viewBox="0 0 386 512" svg:d="M193 23c96 58 193 233 193 350s-97 175-193 117c-97-59-193-234-193-351 0-116 96-174 193-116z">
              <text:p/>
            </draw:path>
            <draw:path draw:style-name="gr358" draw:text-style-name="P35" draw:layer="layout" svg:width="0.36cm" svg:height="0.511cm" svg:x="26.75cm" svg:y="9.933cm" svg:viewBox="0 0 361 512" svg:d="M168 23c97 58 193 233 193 350 0 116-96 174-193 116-96-58-168-231-168-348 0-116 72-177 168-118z">
              <text:p/>
            </draw:path>
            <draw:line draw:style-name="gr359" draw:text-style-name="P16" draw:layer="layout" svg:x1="26.809cm" svg:y1="9.949cm" svg:x2="26.953cm" svg:y2="9.862cm">
              <text:p/>
            </draw:line>
            <draw:polygon draw:style-name="gr360" draw:text-style-name="P14" draw:layer="layout" svg:width="1.445cm" svg:height="0.874cm" svg:x="26.822cm" svg:y="9.103cm" svg:viewBox="0 0 1446 875" draw:points="482,875 0,583 964,0 1446,292">
              <text:p/>
            </draw:polygon>
            <draw:path draw:style-name="gr361" draw:text-style-name="P15" draw:layer="layout" svg:width="1.516cm" svg:height="1.896cm" svg:x="26.751cm" svg:y="9.103cm" svg:viewBox="0 0 1517 1897" svg:d="M71 583l964-583 482 292v583l-385 234 385 204v584l-337-205-193 117-97-58v-496l-337 204c0 0-161-97-241-146-193 117-434-379-241-467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362" draw:text-style-name="P11" draw:layer="layout" svg:width="1.011cm" svg:height="0.352cm" svg:x="21.238cm" svg:y="13.709cm" svg:viewBox="0 0 1012 353" svg:d="M0 350c133 0 1012 29 1012-87 0-117-350-263-482-263 0 87-530 233-530 350z">
            <text:p/>
          </draw:path>
          <draw:g draw:style-name="gr16">
            <draw:polygon draw:style-name="gr363" draw:text-style-name="P12" draw:layer="layout" svg:width="0.481cm" svg:height="0.845cm" svg:x="21.286cm" svg:y="13.3cm" svg:viewBox="0 0 482 846" draw:points="0,555 0,0 482,263 482,846">
              <text:p/>
            </draw:polygon>
            <draw:polygon draw:style-name="gr364" draw:text-style-name="P34" draw:layer="layout" svg:width="0.336cm" svg:height="0.203cm" svg:x="21.238cm" svg:y="13.68cm" svg:viewBox="0 0 337 204" draw:points="96,204 0,146 241,0 337,59">
              <text:p/>
            </draw:polygon>
            <draw:polygon draw:style-name="gr365" draw:text-style-name="P12" draw:layer="layout" svg:width="0.095cm" svg:height="0.787cm" svg:x="21.141cm" svg:y="13.272cm" svg:viewBox="0 0 96 788" draw:points="0,729 0,0 96,59 96,788">
              <text:p/>
            </draw:polygon>
            <draw:polygon draw:style-name="gr366" draw:text-style-name="P18" draw:layer="layout" svg:width="0.336cm" svg:height="0.787cm" svg:x="21.238cm" svg:y="13.272cm" svg:viewBox="0 0 337 788" draw:points="0,788 0,59 96,0 96,613 337,467 337,583">
              <text:p/>
            </draw:polygon>
            <draw:polygon draw:style-name="gr367" draw:text-style-name="P12" draw:layer="layout" svg:width="0.481cm" svg:height="0.874cm" svg:x="20.322cm" svg:y="12.833cm" svg:viewBox="0 0 482 875" draw:points="0,583 0,0 482,292 482,875">
              <text:p/>
            </draw:polygon>
            <draw:polygon draw:style-name="gr368" draw:text-style-name="P18" draw:layer="layout" svg:width="0.963cm" svg:height="1.167cm" svg:x="20.804cm" svg:y="12.542cm" svg:viewBox="0 0 964 1168" draw:points="0,1168 0,583 964,0 964,583">
              <text:p/>
            </draw:polygon>
            <draw:line draw:style-name="gr369" draw:text-style-name="P16" draw:layer="layout" svg:x1="20.599cm" svg:y1="13.564cm" svg:x2="20.695cm" svg:y2="13.505cm">
              <text:p/>
            </draw:line>
            <draw:path draw:style-name="gr370" draw:text-style-name="P18" draw:layer="layout" svg:width="0.385cm" svg:height="0.511cm" svg:x="20.357cm" svg:y="13.015cm" svg:viewBox="0 0 386 512" svg:d="M193 23c96 58 193 233 193 350s-97 175-193 117c-97-59-193-234-193-351 0-116 96-174 193-116z">
              <text:p/>
            </draw:path>
            <draw:path draw:style-name="gr371" draw:text-style-name="P35" draw:layer="layout" svg:width="0.36cm" svg:height="0.511cm" svg:x="20.25cm" svg:y="13.08cm" svg:viewBox="0 0 361 512" svg:d="M168 23c97 58 193 233 193 350 0 116-96 174-193 116-96-58-168-231-168-348 0-116 72-177 168-118z">
              <text:p/>
            </draw:path>
            <draw:line draw:style-name="gr372" draw:text-style-name="P16" draw:layer="layout" svg:x1="20.309cm" svg:y1="13.096cm" svg:x2="20.453cm" svg:y2="13.009cm">
              <text:p/>
            </draw:line>
            <draw:polygon draw:style-name="gr373" draw:text-style-name="P14" draw:layer="layout" svg:width="1.445cm" svg:height="0.874cm" svg:x="20.322cm" svg:y="12.25cm" svg:viewBox="0 0 1446 875" draw:points="482,875 0,583 964,0 1446,292">
              <text:p/>
            </draw:polygon>
            <draw:path draw:style-name="gr374" draw:text-style-name="P15" draw:layer="layout" svg:width="1.516cm" svg:height="1.896cm" svg:x="20.251cm" svg:y="12.25cm" svg:viewBox="0 0 1517 1897" svg:d="M71 583l964-583 482 292v583l-385 234 385 204v584l-337-205-193 117-97-58v-496l-337 204c0 0-161-97-241-146-193 117-434-379-241-467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375" draw:text-style-name="P11" draw:layer="layout" svg:width="0.988cm" svg:height="0.332cm" svg:x="8.007cm" svg:y="13.946cm" svg:viewBox="0 0 989 333" svg:d="M0 330c130 0 989 28 989-82s-342-248-471-248c0 82-518 220-518 330z">
            <text:p/>
          </draw:path>
          <draw:g draw:style-name="gr16">
            <draw:polygon draw:style-name="gr376" draw:text-style-name="P18" draw:layer="layout" svg:width="0.47cm" svg:height="0.797cm" svg:x="8.001cm" svg:y="13.491cm" svg:viewBox="0 0 471 798" draw:points="471,523 471,0 0,248 0,798">
              <text:p/>
            </draw:polygon>
            <draw:polygon draw:style-name="gr377" draw:text-style-name="P14" draw:layer="layout" svg:width="0.329cm" svg:height="0.192cm" svg:x="8.189cm" svg:y="13.849cm" svg:viewBox="0 0 330 193" draw:points="235,193 330,138 94,0 0,55">
              <text:p/>
            </draw:polygon>
            <draw:polygon draw:style-name="gr378" draw:text-style-name="P18" draw:layer="layout" svg:width="0.093cm" svg:height="0.743cm" svg:x="8.518cm" svg:y="13.464cm" svg:viewBox="0 0 94 744" draw:points="94,688 94,0 0,55 0,744">
              <text:p/>
            </draw:polygon>
            <draw:polygon draw:style-name="gr379" draw:text-style-name="P12" draw:layer="layout" svg:width="0.329cm" svg:height="0.743cm" svg:x="8.189cm" svg:y="13.464cm" svg:viewBox="0 0 330 744" draw:points="330,744 330,55 235,0 235,578 0,440 0,551">
              <text:p/>
            </draw:polygon>
            <draw:polygon draw:style-name="gr380" draw:text-style-name="P18" draw:layer="layout" svg:width="0.47cm" svg:height="0.825cm" svg:x="8.943cm" svg:y="13.051cm" svg:viewBox="0 0 471 826" draw:points="471,551 471,0 0,276 0,826">
              <text:p/>
            </draw:polygon>
            <draw:polygon draw:style-name="gr381" draw:text-style-name="P12" draw:layer="layout" svg:width="0.941cm" svg:height="1.101cm" svg:x="8cm" svg:y="12.776cm" svg:viewBox="0 0 942 1102" draw:points="942,1102 942,551 0,0 0,551">
              <text:p/>
            </draw:polygon>
            <draw:line draw:style-name="gr382" draw:text-style-name="P16" draw:layer="layout" svg:x1="9.143cm" svg:y1="13.739cm" svg:x2="9.049cm" svg:y2="13.684cm">
              <text:p/>
            </draw:line>
            <draw:path draw:style-name="gr383" draw:text-style-name="P12" draw:layer="layout" svg:width="0.376cm" svg:height="0.483cm" svg:x="9.002cm" svg:y="13.222cm" svg:viewBox="0 0 377 484" svg:d="M189 21c-95 56-189 221-189 331s94 165 189 110c94-55 188-220 188-330 0-111-94-165-188-111z">
              <text:p/>
            </draw:path>
            <draw:path draw:style-name="gr384" draw:text-style-name="P36" draw:layer="layout" svg:width="0.352cm" svg:height="0.483cm" svg:x="9.131cm" svg:y="13.283cm" svg:viewBox="0 0 353 484" svg:d="M189 21c-95 55-189 221-189 331s94 165 189 110c94-56 164-219 164-329s-70-167-164-112z">
              <text:p/>
            </draw:path>
            <draw:line draw:style-name="gr385" draw:text-style-name="P16" draw:layer="layout" svg:x1="9.426cm" svg:y1="13.298cm" svg:x2="9.285cm" svg:y2="13.216cm">
              <text:p/>
            </draw:line>
            <draw:polygon draw:style-name="gr386" draw:text-style-name="P14" draw:layer="layout" svg:width="1.412cm" svg:height="0.825cm" svg:x="8.001cm" svg:y="12.5cm" svg:viewBox="0 0 1413 826" draw:points="942,826 1413,551 471,0 0,276">
              <text:p/>
            </draw:polygon>
            <draw:path draw:style-name="gr387" draw:text-style-name="P15" draw:layer="layout" svg:width="1.482cm" svg:height="1.789cm" svg:x="8cm" svg:y="12.5cm" svg:viewBox="0 0 1483 1790" svg:d="M1413 551l-942-551-471 276v550l377 220-377 193v551l330-193 188 110 95-55v-468l329 193c0 0 157-92 236-138 189 110 424-358 235-441z">
              <text:p/>
            </draw:path>
          </draw:g>
        </draw:g>
        <draw:g draw:style-name="gr14">
          <draw:glue-point draw:id="4" svg:x="-1.585cm" svg:y="3.333cm"/>
          <draw:glue-point draw:id="5" svg:x="4.747cm" svg:y="3.166cm"/>
          <draw:glue-point draw:id="6" svg:x="1.747cm" svg:y="-3.333cm"/>
          <draw:glue-point draw:id="7" svg:x="-4.919cm" svg:y="1.666cm"/>
          <draw:glue-point draw:id="8" svg:x="1.747cm" svg:y="5cm"/>
          <draw:polygon draw:style-name="gr388" draw:text-style-name="P12" draw:layer="layout" svg:width="0.288cm" svg:height="0.574cm" svg:x="24.702cm" svg:y="15.449cm" svg:viewBox="0 0 289 575" draw:points="0,0 0,431 289,575">
            <text:p/>
          </draw:polygon>
          <draw:polygon draw:style-name="gr389" draw:text-style-name="P12" draw:layer="layout" svg:width="0.36cm" svg:height="0.718cm" svg:x="24.666cm" svg:y="15.359cm" svg:viewBox="0 0 361 719" draw:points="0,0 0,108 289,682 361,719">
            <text:p/>
          </draw:polygon>
          <draw:polygon draw:style-name="gr390" draw:text-style-name="P18" draw:layer="layout" svg:width="1.083cm" svg:height="1.077cm" svg:x="24.666cm" svg:y="15cm" svg:viewBox="0 0 1084 1078" draw:points="1084,719 723,0 0,359 361,1078">
            <text:p/>
          </draw:polygon>
          <draw:path draw:style-name="gr391" draw:text-style-name="P18" draw:layer="layout" svg:width="0.505cm" svg:height="0.718cm" svg:x="24.726cm" svg:y="15.28cm" svg:viewBox="0 0 506 719" svg:d="M181 0c-61 24-73 36-181 90 24 42 49 84 73 126 71 0 252 323 180 359 24 48 48 96 72 144 60-30 121-60 181-90 0-90-217-575-325-629z">
            <text:p/>
          </draw:path>
          <draw:path draw:style-name="gr392" draw:text-style-name="P16" draw:layer="layout" svg:width="0.299cm" svg:height="0.574cm" svg:x="24.762cm" svg:y="15.388cm" svg:viewBox="0 0 300 575" svg:d="M289 575c72-216-216-574-289-575">
            <text:p/>
          </draw:path>
          <draw:line draw:style-name="gr393" draw:text-style-name="P16" draw:layer="layout" svg:x1="25.319cm" svg:y1="15.935cm" svg:x2="24.958cm" svg:y2="15.216cm">
            <text:p/>
          </draw:line>
          <draw:g draw:style-name="gr16">
            <draw:polygon draw:style-name="gr394" draw:text-style-name="P18" draw:layer="layout" svg:width="0.468cm" svg:height="0.395cm" svg:x="25.214cm" svg:y="15.461cm" svg:viewBox="0 0 469 396" draw:points="469,216 361,0 0,180 108,396">
              <text:p/>
            </draw:polygon>
            <draw:line draw:style-name="gr395" draw:text-style-name="P16" draw:layer="layout" svg:x1="25.647cm" svg:y1="15.605cm" svg:x2="25.286cm" svg:y2="15.785cm">
              <text:p/>
            </draw:line>
            <draw:line draw:style-name="gr396" draw:text-style-name="P16" draw:layer="layout" svg:x1="25.25cm" svg:y1="15.714cm" svg:x2="25.611cm" svg:y2="15.534cm">
              <text:p/>
            </draw:line>
            <draw:line draw:style-name="gr397" draw:text-style-name="P16" draw:layer="layout" svg:x1="25.503cm" svg:y1="15.497cm" svg:x2="25.611cm" svg:y2="15.713cm">
              <text:p/>
            </draw:line>
            <draw:line draw:style-name="gr398" draw:text-style-name="P16" draw:layer="layout" svg:x1="25.431cm" svg:y1="15.534cm" svg:x2="25.539cm" svg:y2="15.75cm">
              <text:p/>
            </draw:line>
            <draw:line draw:style-name="gr399" draw:text-style-name="P16" draw:layer="layout" svg:x1="25.359cm" svg:y1="15.569cm" svg:x2="25.467cm" svg:y2="15.785cm">
              <text:p/>
            </draw:line>
            <draw:line draw:style-name="gr400" draw:text-style-name="P16" draw:layer="layout" svg:x1="25.286cm" svg:y1="15.605cm" svg:x2="25.394cm" svg:y2="15.821cm">
              <text:p/>
            </draw:line>
          </draw:g>
          <draw:polygon draw:style-name="gr401" draw:text-style-name="P19" draw:layer="layout" svg:width="0.288cm" svg:height="0.25cm" svg:x="25.103cm" svg:y="15.147cm" svg:viewBox="0 0 289 251" draw:points="289,143 216,0 0,108 73,251">
            <text:p/>
          </draw:polygon>
          <draw:polygon draw:style-name="gr402" draw:text-style-name="P24" draw:layer="layout" svg:width="0.072cm" svg:height="0.089cm" svg:x="25.32cm" svg:y="15.417cm" svg:viewBox="0 0 73 90" draw:points="73,72 36,0 0,18 36,90">
            <text:p/>
          </draw:polygon>
          <draw:line draw:style-name="gr403" draw:text-style-name="P16" draw:layer="layout" svg:x1="25.082cm" svg:y1="15.274cm" svg:x2="25.046cm" svg:y2="15.292cm">
            <text:p/>
          </draw:line>
          <draw:line draw:style-name="gr404" draw:text-style-name="P16" draw:layer="layout" svg:x1="25.103cm" svg:y1="15.309cm" svg:x2="25.067cm" svg:y2="15.327cm">
            <text:p/>
          </draw:line>
          <draw:line draw:style-name="gr405" draw:text-style-name="P16" draw:layer="layout" svg:x1="25.118cm" svg:y1="15.345cm" svg:x2="25.082cm" svg:y2="15.363cm">
            <text:p/>
          </draw:line>
          <draw:line draw:style-name="gr406" draw:text-style-name="P16" draw:layer="layout" svg:x1="25.139cm" svg:y1="15.382cm" svg:x2="25.103cm" svg:y2="15.4cm">
            <text:p/>
          </draw:line>
          <draw:line draw:style-name="gr407" draw:text-style-name="P16" draw:layer="layout" svg:x1="25.393cm" svg:y1="15.129cm" svg:x2="25.357cm" svg:y2="15.147cm">
            <text:p/>
          </draw:line>
          <draw:line draw:style-name="gr408" draw:text-style-name="P16" draw:layer="layout" svg:x1="25.413cm" svg:y1="15.166cm" svg:x2="25.377cm" svg:y2="15.184cm">
            <text:p/>
          </draw:line>
          <draw:line draw:style-name="gr409" draw:text-style-name="P16" draw:layer="layout" svg:x1="25.429cm" svg:y1="15.202cm" svg:x2="25.393cm" svg:y2="15.22cm">
            <text:p/>
          </draw:line>
          <draw:line draw:style-name="gr410" draw:text-style-name="P16" draw:layer="layout" svg:x1="25.449cm" svg:y1="15.237cm" svg:x2="25.413cm" svg:y2="15.255cm">
            <text:p/>
          </draw:line>
          <draw:line draw:style-name="gr411" draw:text-style-name="P16" draw:layer="layout" svg:x1="25.429cm" svg:y1="15.309cm" svg:x2="25.393cm" svg:y2="15.327cm">
            <text:p/>
          </draw:line>
          <draw:line draw:style-name="gr412" draw:text-style-name="P16" draw:layer="layout" svg:x1="25.356cm" svg:y1="15.345cm" svg:x2="25.32cm" svg:y2="15.363cm">
            <text:p/>
          </draw:line>
          <draw:line draw:style-name="gr413" draw:text-style-name="P16" draw:layer="layout" svg:x1="25.284cm" svg:y1="15.382cm" svg:x2="25.248cm" svg:y2="15.4cm">
            <text:p/>
          </draw:line>
          <draw:line draw:style-name="gr414" draw:text-style-name="P16" draw:layer="layout" svg:x1="25.211cm" svg:y1="15.417cm" svg:x2="25.175cm" svg:y2="15.435cm">
            <text:p/>
          </draw:line>
          <draw:polygon draw:style-name="gr415" draw:text-style-name="P15" draw:layer="layout" svg:width="1.083cm" svg:height="1.077cm" svg:x="24.666cm" svg:y="15cm" svg:viewBox="0 0 1084 1078" draw:points="1084,719 723,0 0,359 0,467 36,539 36,880 253,988 289,1042 361,1078">
            <text:p/>
          </draw:polygon>
        </draw:g>
        <draw:g draw:style-name="gr14">
          <draw:glue-point draw:id="4" svg:x="-2.501cm" svg:y="3.75cm"/>
          <draw:glue-point draw:id="5" svg:x="-0.536cm" svg:y="5cm"/>
          <draw:glue-point draw:id="6" svg:x="2.141cm" svg:y="3.295cm"/>
          <draw:glue-point draw:id="7" svg:x="3.927cm" svg:y="2.159cm"/>
          <draw:glue-point draw:id="8" svg:x="3.927cm" svg:y="0.795cm"/>
          <draw:glue-point draw:id="9" svg:x="3.927cm" svg:y="-0.795cm"/>
          <draw:glue-point draw:id="10" svg:x="-4.108cm" svg:y="2.727cm"/>
          <draw:glue-point draw:id="11" svg:x="-4.108cm" svg:y="1.704cm"/>
          <draw:glue-point draw:id="12" svg:x="-1.072cm" svg:y="-2.272cm"/>
          <draw:glue-point draw:id="13" svg:x="0.356cm" svg:y="-3.068cm"/>
          <draw:path draw:style-name="gr416" draw:text-style-name="P11" draw:layer="layout" svg:width="0.384cm" svg:height="0.342cm" svg:x="23.545cm" svg:y="19.348cm" svg:viewBox="0 0 385 343" svg:d="M0 343c50 0 292-128 359-187 68-59-14-156-64-156 0 38-295 328-295 343z">
            <text:p/>
          </draw:path>
          <draw:g draw:style-name="gr16">
            <draw:polygon draw:style-name="gr417" draw:text-style-name="P14" draw:layer="layout" svg:width="0.508cm" svg:height="0.354cm" svg:x="23.341cm" svg:y="18.716cm" svg:viewBox="0 0 509 355" draw:points="146,355 509,101 364,0 0,254">
              <text:p/>
            </draw:polygon>
            <draw:polygon draw:style-name="gr418" draw:text-style-name="P12" draw:layer="layout" svg:width="0.272cm" svg:height="0.316cm" svg:x="23.905cm" svg:y="18.843cm" svg:viewBox="0 0 273 317" draw:points="273,317 273,241 91,63 0,0 0,51">
              <text:p/>
            </draw:polygon>
            <draw:polygon draw:style-name="gr419" draw:text-style-name="P12" draw:layer="layout" svg:width="0.454cm" svg:height="0.646cm" svg:x="23.341cm" svg:y="18.969cm" svg:viewBox="0 0 455 647" draw:points="455,647 455,406 146,101 0,0 0,330">
              <text:p/>
            </draw:polygon>
            <draw:polygon draw:style-name="gr420" draw:text-style-name="P18" draw:layer="layout" svg:width="0.363cm" svg:height="0.494cm" svg:x="23.795cm" svg:y="19.121cm" svg:viewBox="0 0 364 495" draw:points="364,241 364,0 0,254 0,495">
              <text:p/>
            </draw:polygon>
            <draw:polygon draw:style-name="gr421" draw:text-style-name="P25" draw:layer="layout" svg:width="0.672cm" svg:height="0.557cm" svg:x="23.486cm" svg:y="18.817cm" svg:viewBox="0 0 673 558" draw:points="309,558 673,304 364,0 0,254">
              <text:p/>
            </draw:polygon>
            <draw:polygon draw:style-name="gr422" draw:text-style-name="P26" draw:layer="layout" svg:width="0.035cm" svg:height="0.037cm" svg:x="23.923cm" svg:y="19.147cm" svg:viewBox="0 0 36 38" draw:points="36,25 18,0 0,13 18,38">
              <text:p/>
            </draw:polygon>
            <draw:polygon draw:style-name="gr423" draw:text-style-name="P27" draw:layer="layout" svg:width="0.217cm" svg:height="0.164cm" svg:x="23.632cm" svg:y="18.944cm" svg:viewBox="0 0 218 165" draw:points="218,38 182,0 0,127 36,165">
              <text:p/>
            </draw:polygon>
            <draw:polygon draw:style-name="gr424" draw:text-style-name="P26" draw:layer="layout" svg:width="0.035cm" svg:height="0.037cm" svg:x="23.886cm" svg:y="19.108cm" svg:viewBox="0 0 36 38" draw:points="36,25 18,0 0,13 18,38">
              <text:p/>
            </draw:polygon>
            <draw:polygon draw:style-name="gr425" draw:text-style-name="P26" draw:layer="layout" svg:width="0.035cm" svg:height="0.037cm" svg:x="23.85cm" svg:y="19.07cm" svg:viewBox="0 0 36 38" draw:points="36,25 18,0 0,13 18,38">
              <text:p/>
            </draw:polygon>
            <draw:polygon draw:style-name="gr426" draw:text-style-name="P26" draw:layer="layout" svg:width="0.035cm" svg:height="0.037cm" svg:x="23.814cm" svg:y="19.032cm" svg:viewBox="0 0 36 38" draw:points="36,25 18,0 0,13 18,38">
              <text:p/>
            </draw:polygon>
            <draw:polygon draw:style-name="gr427" draw:text-style-name="P26" draw:layer="layout" svg:width="0.035cm" svg:height="0.037cm" svg:x="23.886cm" svg:y="19.172cm" svg:viewBox="0 0 36 38" draw:points="36,25 18,0 0,13 18,38">
              <text:p/>
            </draw:polygon>
            <draw:polygon draw:style-name="gr428" draw:text-style-name="P26" draw:layer="layout" svg:width="0.035cm" svg:height="0.037cm" svg:x="23.85cm" svg:y="19.134cm" svg:viewBox="0 0 36 38" draw:points="36,25 18,0 0,13 18,38">
              <text:p/>
            </draw:polygon>
            <draw:polygon draw:style-name="gr429" draw:text-style-name="P26" draw:layer="layout" svg:width="0.035cm" svg:height="0.037cm" svg:x="23.814cm" svg:y="19.096cm" svg:viewBox="0 0 36 38" draw:points="36,25 18,0 0,13 18,38">
              <text:p/>
            </draw:polygon>
            <draw:polygon draw:style-name="gr430" draw:text-style-name="P26" draw:layer="layout" svg:width="0.035cm" svg:height="0.037cm" svg:x="23.777cm" svg:y="19.058cm" svg:viewBox="0 0 36 38" draw:points="36,25 18,0 0,13 18,38">
              <text:p/>
            </draw:polygon>
            <draw:polygon draw:style-name="gr431" draw:text-style-name="P17" draw:layer="layout" svg:width="0.035cm" svg:height="0.037cm" svg:x="23.85cm" svg:y="19.197cm" svg:viewBox="0 0 36 38" draw:points="36,25 18,0 0,13 18,38">
              <text:p/>
            </draw:polygon>
            <draw:polygon draw:style-name="gr432" draw:text-style-name="P28" draw:layer="layout" svg:width="0.035cm" svg:height="0.037cm" svg:x="23.814cm" svg:y="19.16cm" svg:viewBox="0 0 36 38" draw:points="36,25 18,0 0,13 18,38">
              <text:p/>
            </draw:polygon>
            <draw:polygon draw:style-name="gr433" draw:text-style-name="P23" draw:layer="layout" svg:width="0.035cm" svg:height="0.037cm" svg:x="23.777cm" svg:y="19.121cm" svg:viewBox="0 0 36 38" draw:points="36,25 18,0 0,13 18,38">
              <text:p/>
            </draw:polygon>
            <draw:polygon draw:style-name="gr434" draw:text-style-name="P26" draw:layer="layout" svg:width="0.035cm" svg:height="0.037cm" svg:x="23.741cm" svg:y="19.083cm" svg:viewBox="0 0 36 38" draw:points="36,25 18,0 0,13 18,38">
              <text:p/>
            </draw:polygon>
            <draw:line draw:style-name="gr435" draw:text-style-name="P16" draw:layer="layout" svg:x1="24.123cm" svg:y1="19.286cm" svg:x2="24.123cm" svg:y2="19.261cm">
              <text:p/>
            </draw:line>
            <draw:line draw:style-name="gr436" draw:text-style-name="P16" draw:layer="layout" svg:x1="24.123cm" svg:y1="19.286cm" svg:x2="23.832cm" svg:y2="19.489cm">
              <text:p/>
            </draw:line>
            <draw:line draw:style-name="gr437" draw:text-style-name="P16" draw:layer="layout" svg:x1="24.123cm" svg:y1="19.261cm" svg:x2="23.832cm" svg:y2="19.464cm">
              <text:p/>
            </draw:line>
            <draw:line draw:style-name="gr438" draw:text-style-name="P16" draw:layer="layout" svg:x1="23.832cm" svg:y1="19.489cm" svg:x2="23.832cm" svg:y2="19.464cm">
              <text:p/>
            </draw:line>
            <draw:polygon draw:style-name="gr439" draw:text-style-name="P18" draw:layer="layout" svg:width="0.072cm" svg:height="0.126cm" svg:x="24.177cm" svg:y="19.032cm" svg:viewBox="0 0 73 127" draw:points="73,76 73,0 0,51 0,127">
              <text:p/>
            </draw:polygon>
            <draw:polygon draw:style-name="gr440" draw:text-style-name="P25" draw:layer="layout" svg:width="0.254cm" svg:height="0.227cm" svg:x="23.995cm" svg:y="18.855cm" svg:viewBox="0 0 255 228" draw:points="182,228 255,178 73,0 0,51">
              <text:p/>
            </draw:polygon>
            <draw:polygon draw:style-name="gr441" draw:text-style-name="P14" draw:layer="layout" svg:width="0.162cm" svg:height="0.113cm" svg:x="23.905cm" svg:y="18.792cm" svg:viewBox="0 0 163 114" draw:points="91,114 163,63 73,0 0,51">
              <text:p/>
            </draw:polygon>
            <draw:line draw:style-name="gr442" draw:text-style-name="P16" draw:layer="layout" svg:x1="23.741cm" svg:y1="18.792cm" svg:x2="23.723cm" svg:y2="18.779cm">
              <text:p/>
            </draw:line>
            <draw:line draw:style-name="gr443" draw:text-style-name="P16" draw:layer="layout" svg:x1="23.741cm" svg:y1="18.792cm" svg:x2="23.45cm" svg:y2="18.995cm">
              <text:p/>
            </draw:line>
            <draw:line draw:style-name="gr444" draw:text-style-name="P16" draw:layer="layout" svg:x1="23.723cm" svg:y1="18.779cm" svg:x2="23.432cm" svg:y2="18.982cm">
              <text:p/>
            </draw:line>
            <draw:line draw:style-name="gr445" draw:text-style-name="P16" draw:layer="layout" svg:x1="23.45cm" svg:y1="18.995cm" svg:x2="23.432cm" svg:y2="18.982cm">
              <text:p/>
            </draw:line>
            <draw:polygon draw:style-name="gr446" draw:text-style-name="P15" draw:layer="layout" svg:width="0.908cm" svg:height="0.899cm" svg:x="23.341cm" svg:y="18.716cm" svg:viewBox="0 0 909 900" draw:points="909,393 909,317 727,140 636,76 564,127 564,152 509,101 364,0 0,254 0,583 455,900 818,647 818,456">
              <text:p/>
            </draw:polygon>
            <draw:polygon draw:style-name="gr447" draw:text-style-name="P26" draw:layer="layout" svg:width="0.035cm" svg:height="0.037cm" svg:x="23.959cm" svg:y="19.121cm" svg:viewBox="0 0 36 38" draw:points="36,25 18,0 0,13 18,38">
              <text:p/>
            </draw:polygon>
            <draw:polygon draw:style-name="gr448" draw:text-style-name="P26" draw:layer="layout" svg:width="0.035cm" svg:height="0.037cm" svg:x="23.923cm" svg:y="19.083cm" svg:viewBox="0 0 36 38" draw:points="36,25 18,0 0,13 18,38">
              <text:p/>
            </draw:polygon>
            <draw:polygon draw:style-name="gr449" draw:text-style-name="P26" draw:layer="layout" svg:width="0.035cm" svg:height="0.037cm" svg:x="23.886cm" svg:y="19.045cm" svg:viewBox="0 0 36 38" draw:points="36,25 18,0 0,13 18,38">
              <text:p/>
            </draw:polygon>
            <draw:polygon draw:style-name="gr450" draw:text-style-name="P26" draw:layer="layout" svg:width="0.035cm" svg:height="0.037cm" svg:x="23.85cm" svg:y="19.007cm" svg:viewBox="0 0 36 38" draw:points="36,25 18,0 0,13 18,38">
              <text:p/>
            </draw:polygon>
            <draw:path draw:style-name="gr451" draw:text-style-name="P24" draw:layer="layout" svg:width="0.454cm" svg:height="0.468cm" svg:x="23.25cm" svg:y="18.5cm" svg:viewBox="0 0 455 469" svg:d="M218 469c73-50 164-114 237-165-55-63-80-304-200-304-73 51-164 114-255 178 121 0 163 177 218 291z">
              <text:p/>
            </draw:path>
          </draw:g>
        </draw:g>
      </draw:page>
      <draw:page draw:name="page3" draw:style-name="dp1" draw:master-page-name="Padrão">
        <draw:custom-shape draw:style-name="gr13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452" draw:text-style-name="P3" draw:layer="layout" svg:width="14.2cm" svg:height="7.25cm" svg:x="14.5cm" svg:y="12.75cm">
          <text:p text:style-name="P2"><text:span text:style-name="T1">Financei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4cm" svg:x="21.75cm" svg:y="1cm">
          <text:p text:style-name="P4">Banheiro</text:p>
          <text:p text:style-name="P4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7cm" svg:height="3.75cm" svg:x="25cm" svg:y="9cm">
          <text:p text:style-name="P4">Eleva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5" draw:layer="layout" svg:width="10.45cm" svg:height="8cm" svg:x="1.05cm" svg:y="1cm">
          <text:p text:style-name="P4">Recursos human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4" draw:text-style-name="P5" draw:layer="layout" svg:width="13.45cm" svg:height="7.25cm" svg:x="1.05cm" svg:y="12.75cm">
          <text:p text:style-name="P4">Tecnologia da inform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5" draw:text-style-name="P5" draw:layer="layout" svg:width="10.25cm" svg:height="8cm" svg:x="11.5cm" svg:y="1cm">
          <text:p text:style-name="P4">Marke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45cm" svg:height="3.75cm" svg:x="1cm" svg:y="9cm">
          <text:p text:style-name="P4">Esca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4cm" svg:x="25.25cm" svg:y="1cm">
          <text:p text:style-name="P4">Banheiro 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5cm" svg:height="1cm" svg:x="0cm" svg:y="0cm">
          <draw:text-box>
            <text:p>Andar 2</text:p>
          </draw:text-box>
        </draw:frame>
        <draw:custom-shape draw:style-name="gr456" draw:text-style-name="P1" draw:layer="layout" svg:width="2.75cm" svg:height="0.5cm" svg:x="8.25cm" svg:y="8.75cm">
          <text:p/>
          <draw:enhanced-geometry svg:viewBox="0 0 21600 21600" draw:type="rectangle" draw:enhanced-path="M 0 0 L 21600 0 21600 21600 0 21600 0 0 Z N"/>
        </draw:custom-shape>
        <draw:custom-shape draw:style-name="gr456" draw:text-style-name="P1" draw:layer="layout" svg:width="2.75cm" svg:height="0.5cm" svg:x="12.106cm" svg:y="8.75cm">
          <text:p/>
          <draw:enhanced-geometry svg:viewBox="0 0 21600 21600" draw:type="rectangle" draw:enhanced-path="M 0 0 L 21600 0 21600 21600 0 21600 0 0 Z N"/>
        </draw:custom-shape>
        <draw:custom-shape draw:style-name="gr456" draw:text-style-name="P1" draw:layer="layout" svg:width="2.75cm" svg:height="0.5cm" svg:x="11cm" svg:y="12.5cm">
          <text:p/>
          <draw:enhanced-geometry svg:viewBox="0 0 21600 21600" draw:type="rectangle" draw:enhanced-path="M 0 0 L 21600 0 21600 21600 0 21600 0 0 Z N"/>
        </draw:custom-shape>
        <draw:custom-shape draw:style-name="gr456" draw:text-style-name="P1" draw:layer="layout" svg:width="2.75cm" svg:height="0.5cm" svg:x="15.25cm" svg:y="12.5cm">
          <text:p/>
          <draw:enhanced-geometry svg:viewBox="0 0 21600 21600" draw:type="rectangle" draw:enhanced-path="M 0 0 L 21600 0 21600 21600 0 21600 0 0 Z N"/>
        </draw:custom-shape>
        <draw:custom-shape draw:style-name="gr457" draw:text-style-name="P1" draw:layer="layout" svg:width="0.5cm" svg:height="1.2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457" draw:text-style-name="P1" draw:layer="layout" svg:width="0.5cm" svg:height="1.25cm" svg:x="14.25cm" svg:y="18.25cm">
          <text:p/>
          <draw:enhanced-geometry svg:viewBox="0 0 21600 21600" draw:type="rectangle" draw:enhanced-path="M 0 0 L 21600 0 21600 21600 0 21600 0 0 Z N"/>
        </draw:custom-shape>
        <draw:custom-shape draw:style-name="gr458" draw:text-style-name="P1" draw:layer="layout" svg:width="0.5cm" svg:height="1.5cm" svg:x="4.25cm" svg:y="10cm">
          <text:p/>
          <draw:enhanced-geometry svg:viewBox="0 0 21600 21600" draw:type="rectangle" draw:enhanced-path="M 0 0 L 21600 0 21600 21600 0 21600 0 0 Z N"/>
        </draw:custom-shape>
        <draw:custom-shape draw:style-name="gr458" draw:text-style-name="P1" draw:layer="layout" svg:width="0.5cm" svg:height="1.5cm" svg:x="24.75cm" svg:y="10.25cm">
          <text:p/>
          <draw:enhanced-geometry svg:viewBox="0 0 21600 21600" draw:type="rectangle" draw:enhanced-path="M 0 0 L 21600 0 21600 21600 0 21600 0 0 Z N"/>
        </draw:custom-shape>
        <draw:custom-shape draw:style-name="gr459" draw:text-style-name="P1" draw:layer="layout" svg:width="1.5cm" svg:height="0.5cm" svg:x="23.25cm" svg:y="4.75cm">
          <text:p/>
          <draw:enhanced-geometry svg:viewBox="0 0 21600 21600" draw:type="rectangle" draw:enhanced-path="M 0 0 L 21600 0 21600 21600 0 21600 0 0 Z N"/>
        </draw:custom-shape>
        <draw:custom-shape draw:style-name="gr459" draw:text-style-name="P1" draw:layer="layout" svg:width="1.5cm" svg:height="0.5cm" svg:x="25.75cm" svg:y="4.75cm">
          <text:p/>
          <draw:enhanced-geometry svg:viewBox="0 0 21600 21600" draw:type="rectangle" draw:enhanced-path="M 0 0 L 21600 0 21600 21600 0 21600 0 0 Z N"/>
        </draw:custom-shape>
        <draw:measure draw:style-name="gr10" draw:text-style-name="P4" draw:layer="measurelines" svg:x1="1cm" svg:y1="1cm" svg:x2="1cm" svg:y2="9cm">
          <text:p text:style-name="P6"><text:span text:style-name="T2"><text:measure text:kind="gap"/></text:span><text:span text:style-name="T2"><text:measure text:kind="value">8</text:measure></text:span><text:span text:style-name="T2"><text:s/>mts</text:span></text:p>
        </draw:measure>
        <draw:measure draw:style-name="gr10" draw:text-style-name="P4" draw:layer="measurelines" svg:x1="1cm" svg:y1="9cm" svg:x2="11.5cm" svg:y2="9cm">
          <text:p text:style-name="P6"><text:span text:style-name="T2"><text:measure text:kind="gap"/></text:span><text:span text:style-name="T2"><text:measure text:kind="value">10,5</text:measure></text:span><text:span text:style-name="T2"><text:s/>mts</text:span></text:p>
        </draw:measure>
        <draw:measure draw:style-name="gr10" draw:text-style-name="P4" draw:layer="measurelines" svg:x1="11.5cm" svg:y1="1cm" svg:x2="11.5cm" svg:y2="9cm">
          <text:p text:style-name="P6"><text:span text:style-name="T2"><text:measure text:kind="gap"/></text:span><text:span text:style-name="T2"><text:measure text:kind="value">8</text:measure></text:span><text:span text:style-name="T2"><text:s/>mts</text:span></text:p>
        </draw:measure>
        <draw:measure draw:style-name="gr10" draw:text-style-name="P4" draw:layer="measurelines" svg:x1="11.5cm" svg:y1="9cm" svg:x2="21.75cm" svg:y2="9cm">
          <text:p text:style-name="P6"><text:span text:style-name="T4"><text:measure text:kind="gap"/></text:span><text:span text:style-name="T4"><text:measure text:kind="value">10,25</text:measure></text:span><text:span text:style-name="T4"><text:s/>mts</text:span></text:p>
        </draw:measure>
        <draw:measure draw:style-name="gr10" draw:text-style-name="P4" draw:layer="layout" svg:x1="21.75cm" svg:y1="4.913cm" svg:x2="25.25cm" svg:y2="4.913cm">
          <text:p text:style-name="P6"><text:span text:style-name="T4"><text:measure text:kind="gap"/></text:span><text:span text:style-name="T4"><text:measure text:kind="value">3,5</text:measure></text:span><text:span text:style-name="T4"><text:s/></text:span><text:span text:style-name="T2"><text:measure text:kind="unit">cm</text:measure></text:span><text:span text:style-name="T2">s</text:span><text:span text:style-name="T2"><text:measure text:kind="gap"/></text:span></text:p>
        </draw:measure>
        <draw:measure draw:style-name="gr10" draw:text-style-name="P4" draw:layer="layout" svg:x1="21.75cm" svg:y1="1cm" svg:x2="21.75cm" svg:y2="5cm">
          <text:p text:style-name="P6"><text:span text:style-name="T2"><text:measure text:kind="gap"/></text:span><text:span text:style-name="T2"><text:measure text:kind="value">4</text:measure></text:span><text:span text:style-name="T2"><text:s/>mts</text:span></text:p>
        </draw:measure>
        <draw:measure draw:style-name="gr10" draw:text-style-name="P4" draw:layer="layout" svg:x1="25.15cm" svg:y1="1cm" svg:x2="25.15cm" svg:y2="5cm">
          <text:p text:style-name="P6"><text:span text:style-name="T2"><text:measure text:kind="gap"/></text:span><text:span text:style-name="T2"><text:measure text:kind="value">4</text:measure></text:span><text:span text:style-name="T2"><text:s/>mts</text:span></text:p>
        </draw:measure>
        <draw:measure draw:style-name="gr10" draw:text-style-name="P4" draw:layer="layout" svg:x1="25.25cm" svg:y1="4.913cm" svg:x2="28.75cm" svg:y2="4.913cm">
          <text:p text:style-name="P6"><text:span text:style-name="T4"><text:measure text:kind="gap"/></text:span><text:span text:style-name="T4"><text:measure text:kind="value">3,5</text:measure></text:span><text:span text:style-name="T4"><text:s/></text:span><text:span text:style-name="T2"><text:measure text:kind="unit">cm</text:measure></text:span><text:span text:style-name="T2">s</text:span><text:span text:style-name="T2"><text:measure text:kind="gap"/></text:span></text:p>
        </draw:measure>
        <draw:measure draw:style-name="gr10" draw:text-style-name="P4" draw:layer="layout" svg:x1="28.513cm" svg:y1="12.75cm" svg:x2="28.513cm" svg:y2="9cm">
          <text:p text:style-name="P6"><text:span text:style-name="T2"><text:measure text:kind="gap"/></text:span><text:span text:style-name="T2"><text:measure text:kind="value">3,75</text:measure></text:span><text:span text:style-name="T2"><text:s/>mts</text:span></text:p>
        </draw:measure>
        <draw:measure draw:style-name="gr10" draw:text-style-name="P9" draw:layer="layout" svg:x1="25cm" svg:y1="12.563cm" svg:x2="28.7cm" svg:y2="12.563cm">
          <text:p text:style-name="P8"><text:span text:style-name="T2"><text:measure text:kind="gap"/></text:span><text:span text:style-name="T2"><text:measure text:kind="value">3,7</text:measure></text:span><text:span text:style-name="T2"><text:s/>mts</text:span><text:span text:style-name="T2"><text:measure text:kind="gap"/></text:span></text:p>
        </draw:measure>
        <draw:measure draw:style-name="gr10" draw:text-style-name="P4" draw:layer="measurelines" svg:x1="1cm" svg:y1="12.75cm" svg:x2="1cm" svg:y2="20cm">
          <text:p text:style-name="P6"><text:span text:style-name="T2"><text:measure text:kind="gap"/></text:span><text:span text:style-name="T2"><text:measure text:kind="value">7,25</text:measure></text:span><text:span text:style-name="T2"><text:s/>mts</text:span></text:p>
        </draw:measure>
        <draw:measure draw:style-name="gr10" draw:text-style-name="P4" draw:layer="measurelines" svg:x1="1cm" svg:y1="20cm" svg:x2="14.5cm" svg:y2="20cm">
          <text:p text:style-name="P6"><text:span text:style-name="T2"><text:measure text:kind="gap"/></text:span><text:span text:style-name="T2"><text:measure text:kind="value">13,5</text:measure></text:span><text:span text:style-name="T2"><text:s/>mts</text:span><text:span text:style-name="T2"><text:measure text:kind="gap"/></text:span></text:p>
        </draw:measure>
        <draw:measure draw:style-name="gr10" draw:text-style-name="P4" draw:layer="measurelines" svg:x1="14.5cm" svg:y1="12.75cm" svg:x2="14.5cm" svg:y2="20cm">
          <text:p text:style-name="P6"><text:span text:style-name="T2"><text:measure text:kind="gap"/></text:span><text:span text:style-name="T2"><text:measure text:kind="value">7,25</text:measure></text:span><text:span text:style-name="T2"><text:s/>mts</text:span></text:p>
        </draw:measure>
        <draw:measure draw:style-name="gr10" draw:text-style-name="P4" draw:layer="measurelines" svg:x1="14.5cm" svg:y1="20cm" svg:x2="28.7cm" svg:y2="20cm">
          <text:p text:style-name="P6"><text:span text:style-name="T2"><text:measure text:kind="gap"/></text:span><text:span text:style-name="T2"><text:measure text:kind="value">14,2</text:measure></text:span><text:span text:style-name="T2"><text:s/>mts</text:span></text:p>
        </draw:measure>
        <draw:measure draw:style-name="gr10" draw:text-style-name="P4" draw:layer="layout" svg:x1="1cm" svg:y1="9cm" svg:x2="1cm" svg:y2="12.75cm">
          <text:p text:style-name="P6"><text:span text:style-name="T2"><text:measure text:kind="gap"/></text:span><text:span text:style-name="T2"><text:measure text:kind="value">3,75</text:measure></text:span><text:span text:style-name="T2"><text:s/>mts</text:span></text:p>
        </draw:measure>
        <draw:measure draw:style-name="gr10" draw:text-style-name="P9" draw:layer="layout" svg:x1="1cm" svg:y1="12.563cm" svg:x2="4.5cm" svg:y2="12.563cm">
          <text:p text:style-name="P8"><text:span text:style-name="T2"><text:measure text:kind="gap"/></text:span><text:span text:style-name="T2"><text:measure text:kind="value">3,5</text:measure></text:span><text:span text:style-name="T2"><text:s/>mts</text:span><text:span text:style-name="T2"><text:measure text:kind="gap"/></text:span></text:p>
        </draw:measure>
      </draw:page>
      <draw:page draw:name="page4" draw:style-name="dp1" draw:master-page-name="Padrão">
        <draw:custom-shape draw:style-name="gr13" draw:text-style-name="P1" draw:layer="layout" svg:width="27.7cm" svg:height="19cm" svg:x="1cm" svg:y="1cm">
          <text:p/>
          <draw:enhanced-geometry svg:viewBox="0 0 21600 21600" draw:type="rectangle" draw:enhanced-path="M 0 0 L 21600 0 21600 21600 0 21600 0 0 Z N"/>
        </draw:custom-shape>
        <draw:custom-shape draw:style-name="gr452" draw:text-style-name="P3" draw:layer="layout" svg:width="14.2cm" svg:height="7.25cm" svg:x="14.5cm" svg:y="12.75cm">
          <text:p text:style-name="P2"><text:span text:style-name="T1">Financeir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4cm" svg:x="21.75cm" svg:y="1cm">
          <text:p text:style-name="P4">Banheiro</text:p>
          <text:p text:style-name="P4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3.7cm" svg:height="3.75cm" svg:x="25cm" svg:y="9cm">
          <text:p text:style-name="P4">Elevad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3" draw:text-style-name="P5" draw:layer="layout" svg:width="10.45cm" svg:height="8cm" svg:x="1.05cm" svg:y="1cm">
          <text:p text:style-name="P4">Recursos human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4" draw:text-style-name="P5" draw:layer="layout" svg:width="13.45cm" svg:height="7.25cm" svg:x="1.05cm" svg:y="12.75cm">
          <text:p text:style-name="P4">Tecnologia da informaçã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5" draw:text-style-name="P5" draw:layer="layout" svg:width="10.25cm" svg:height="8cm" svg:x="11.5cm" svg:y="1cm">
          <text:p text:style-name="P4">Market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3.45cm" svg:height="3.75cm" svg:x="1cm" svg:y="9cm">
          <text:p text:style-name="P4">Escad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3.5cm" svg:height="4cm" svg:x="25.25cm" svg:y="1cm">
          <text:p text:style-name="P4">Banheiro F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7" draw:layer="layout" svg:width="3.5cm" svg:height="1cm" svg:x="0cm" svg:y="0cm">
          <draw:text-box>
            <text:p>Andar 2</text:p>
          </draw:text-box>
        </draw:frame>
        <draw:custom-shape draw:style-name="gr456" draw:text-style-name="P1" draw:layer="layout" svg:width="2.75cm" svg:height="0.5cm" svg:x="8.25cm" svg:y="8.75cm">
          <text:p/>
          <draw:enhanced-geometry svg:viewBox="0 0 21600 21600" draw:type="rectangle" draw:enhanced-path="M 0 0 L 21600 0 21600 21600 0 21600 0 0 Z N"/>
        </draw:custom-shape>
        <draw:custom-shape draw:style-name="gr456" draw:text-style-name="P1" draw:layer="layout" svg:width="2.75cm" svg:height="0.5cm" svg:x="12.106cm" svg:y="8.75cm">
          <text:p/>
          <draw:enhanced-geometry svg:viewBox="0 0 21600 21600" draw:type="rectangle" draw:enhanced-path="M 0 0 L 21600 0 21600 21600 0 21600 0 0 Z N"/>
        </draw:custom-shape>
        <draw:custom-shape draw:style-name="gr456" draw:text-style-name="P1" draw:layer="layout" svg:width="2.75cm" svg:height="0.5cm" svg:x="11cm" svg:y="12.5cm">
          <text:p/>
          <draw:enhanced-geometry svg:viewBox="0 0 21600 21600" draw:type="rectangle" draw:enhanced-path="M 0 0 L 21600 0 21600 21600 0 21600 0 0 Z N"/>
        </draw:custom-shape>
        <draw:custom-shape draw:style-name="gr456" draw:text-style-name="P1" draw:layer="layout" svg:width="2.75cm" svg:height="0.5cm" svg:x="15.25cm" svg:y="12.5cm">
          <text:p/>
          <draw:enhanced-geometry svg:viewBox="0 0 21600 21600" draw:type="rectangle" draw:enhanced-path="M 0 0 L 21600 0 21600 21600 0 21600 0 0 Z N"/>
        </draw:custom-shape>
        <draw:custom-shape draw:style-name="gr457" draw:text-style-name="P1" draw:layer="layout" svg:width="0.5cm" svg:height="1.25cm" svg:x="11.25cm" svg:y="1.5cm">
          <text:p/>
          <draw:enhanced-geometry svg:viewBox="0 0 21600 21600" draw:type="rectangle" draw:enhanced-path="M 0 0 L 21600 0 21600 21600 0 21600 0 0 Z N"/>
        </draw:custom-shape>
        <draw:custom-shape draw:style-name="gr457" draw:text-style-name="P1" draw:layer="layout" svg:width="0.5cm" svg:height="1.25cm" svg:x="14.25cm" svg:y="18.25cm">
          <text:p/>
          <draw:enhanced-geometry svg:viewBox="0 0 21600 21600" draw:type="rectangle" draw:enhanced-path="M 0 0 L 21600 0 21600 21600 0 21600 0 0 Z N"/>
        </draw:custom-shape>
        <draw:custom-shape draw:style-name="gr458" draw:text-style-name="P1" draw:layer="layout" svg:width="0.5cm" svg:height="1.5cm" svg:x="4.25cm" svg:y="10cm">
          <text:p/>
          <draw:enhanced-geometry svg:viewBox="0 0 21600 21600" draw:type="rectangle" draw:enhanced-path="M 0 0 L 21600 0 21600 21600 0 21600 0 0 Z N"/>
        </draw:custom-shape>
        <draw:custom-shape draw:style-name="gr458" draw:text-style-name="P1" draw:layer="layout" svg:width="0.5cm" svg:height="1.5cm" svg:x="24.75cm" svg:y="10.25cm">
          <text:p/>
          <draw:enhanced-geometry svg:viewBox="0 0 21600 21600" draw:type="rectangle" draw:enhanced-path="M 0 0 L 21600 0 21600 21600 0 21600 0 0 Z N"/>
        </draw:custom-shape>
        <draw:custom-shape draw:style-name="gr459" draw:text-style-name="P1" draw:layer="layout" svg:width="1.5cm" svg:height="0.5cm" svg:x="23.25cm" svg:y="4.75cm">
          <text:p/>
          <draw:enhanced-geometry svg:viewBox="0 0 21600 21600" draw:type="rectangle" draw:enhanced-path="M 0 0 L 21600 0 21600 21600 0 21600 0 0 Z N"/>
        </draw:custom-shape>
        <draw:custom-shape draw:style-name="gr459" draw:text-style-name="P1" draw:layer="layout" svg:width="1.5cm" svg:height="0.5cm" svg:x="25.75cm" svg:y="4.75cm">
          <text:p/>
          <draw:enhanced-geometry svg:viewBox="0 0 21600 21600" draw:type="rectangle" draw:enhanced-path="M 0 0 L 21600 0 21600 21600 0 21600 0 0 Z N"/>
        </draw:custom-shape>
        <draw:g draw:style-name="gr14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460" draw:text-style-name="P11" draw:layer="layout" svg:width="1.265cm" svg:height="0.76cm" svg:x="6.984cm" svg:y="2.989cm" svg:viewBox="0 0 1266 761" svg:d="M0 761c358 0 920-240 1162-399 242-158 0-362-122-362z">
            <text:p/>
          </draw:path>
          <draw:g draw:style-name="gr16">
            <draw:polygon draw:style-name="gr461" draw:text-style-name="P12" draw:layer="layout" svg:width="0.733cm" svg:height="1.883cm" svg:x="6.25cm" svg:y="1.866cm" svg:viewBox="0 0 734 1884" draw:points="0,1449 0,0 734,435 734,1884">
              <text:p/>
            </draw:polygon>
            <draw:polygon draw:style-name="gr462" draw:text-style-name="P13" draw:layer="layout" svg:width="1.039cm" svg:height="2.064cm" svg:x="6.984cm" svg:y="1.685cm" svg:viewBox="0 0 1040 2065" draw:points="0,2065 0,616 1040,0 1040,1449">
              <text:p/>
            </draw:polygon>
            <draw:polygon draw:style-name="gr463" draw:text-style-name="P14" draw:layer="layout" svg:width="1.773cm" svg:height="1.05cm" svg:x="6.25cm" svg:y="1.25cm" svg:viewBox="0 0 1774 1051" draw:points="734,1051 0,616 1040,0 1774,435">
              <text:p/>
            </draw:polygon>
            <draw:polygon draw:style-name="gr464" draw:text-style-name="P15" draw:layer="layout" svg:width="1.773cm" svg:height="2.499cm" svg:x="6.25cm" svg:y="1.25cm" svg:viewBox="0 0 1774 2500" draw:points="0,2065 0,616 1040,0 1774,435 1774,1884 734,2500">
              <text:p/>
            </draw:polygon>
            <draw:line draw:style-name="gr465" draw:text-style-name="P16" draw:layer="layout" svg:x1="6.862cm" svg:y1="3.388cm" svg:x2="6.372cm" svg:y2="3.098cm">
              <text:p/>
            </draw:line>
            <draw:line draw:style-name="gr466" draw:text-style-name="P16" draw:layer="layout" svg:x1="6.862cm" svg:y1="3.533cm" svg:x2="6.372cm" svg:y2="3.243cm">
              <text:p/>
            </draw:line>
            <draw:line draw:style-name="gr467" draw:text-style-name="P16" draw:layer="layout" svg:x1="6.862cm" svg:y1="3.46cm" svg:x2="6.372cm" svg:y2="3.17cm">
              <text:p/>
            </draw:line>
            <draw:polyline draw:style-name="gr468" draw:text-style-name="P16" draw:layer="layout" svg:width="0.611cm" svg:height="0.434cm" svg:x="6.311cm" svg:y="2.083cm" svg:viewBox="0 0 612 435" draw:points="612,435 0,72 0,0">
              <text:p/>
            </draw:polyline>
            <draw:polyline draw:style-name="gr469" draw:text-style-name="P16" draw:layer="layout" svg:width="0.6cm" svg:height="0.435cm" svg:x="6.322cm" svg:y="2.082cm" svg:viewBox="0 0 601 436" draw:points="601,436 601,364 0,0">
              <text:p/>
            </draw:polyline>
            <draw:polygon draw:style-name="gr470" draw:text-style-name="P17" draw:layer="layout" svg:width="0.071cm" svg:height="0.127cm" svg:x="6.538cm" svg:y="2.806cm" svg:viewBox="0 0 72 128" draw:points="0,85 0,0 72,42 72,128">
              <text:p/>
            </draw:polygon>
            <draw:line draw:style-name="gr471" draw:text-style-name="P16" draw:layer="layout" svg:x1="6.862cm" svg:y1="3.315cm" svg:x2="6.372cm" svg:y2="3.025cm">
              <text:p/>
            </draw:line>
          </draw:g>
        </draw:g>
        <draw:g draw:style-name="gr14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16">
            <draw:polygon draw:style-name="gr472" draw:text-style-name="P18" draw:layer="layout" svg:width="0.183cm" svg:height="0.219cm" svg:x="3.501cm" svg:y="7.323cm" svg:viewBox="0 0 184 220" draw:points="184,132 148,0 0,88 37,220">
              <text:p/>
            </draw:polygon>
            <draw:polygon draw:style-name="gr473" draw:text-style-name="P14" draw:layer="layout" svg:width="0.405cm" svg:height="0.241cm" svg:x="3.242cm" svg:y="7.169cm" svg:viewBox="0 0 406 242" draw:points="406,154 332,88 221,22 148,0 0,88 74,110 184,176 258,242">
              <text:p/>
            </draw:polygon>
            <draw:path draw:style-name="gr474" draw:text-style-name="P12" draw:layer="layout" svg:width="0.331cm" svg:height="0.285cm" svg:x="3.205cm" svg:y="7.257cm" svg:viewBox="0 0 332 286" svg:d="M0 88c0-132 74-88 148-44 73 44 147 44 184 242 0 0-148-88-332-198z">
              <text:p/>
            </draw:path>
            <draw:path draw:style-name="gr475" draw:text-style-name="P15" draw:layer="layout" svg:width="0.479cm" svg:height="0.373cm" svg:x="3.205cm" svg:y="7.169cm" svg:viewBox="0 0 480 374" svg:d="M184 0c74 22 74 22 148 66 37 22 111 44 148 220-74 44-74 44-148 88-42-20-258-154-332-198 0-110 74-110 184-176z">
              <text:p/>
            </draw:path>
          </draw:g>
          <draw:g draw:style-name="gr14">
            <draw:path draw:style-name="gr476" draw:text-style-name="P11" draw:layer="layout" svg:width="0.425cm" svg:height="0.272cm" svg:x="2.042cm" svg:y="7.472cm" svg:viewBox="0 0 426 273" svg:d="M0 273c101 0 356-122 407-152 50-30-1-121-102-121 0 66-305 273-305 273z">
              <text:p/>
            </draw:path>
            <draw:g draw:style-name="gr16">
              <draw:polygon draw:style-name="gr477" draw:text-style-name="P18" draw:layer="layout" svg:width="0.368cm" svg:height="0.307cm" svg:x="1.98cm" svg:y="7.467cm" svg:viewBox="0 0 369 308" draw:points="369,88 369,0 0,220 0,308">
                <text:p/>
              </draw:polygon>
              <draw:polygon draw:style-name="gr478" draw:text-style-name="P18" draw:layer="layout" svg:width="0.368cm" svg:height="0.373cm" svg:x="1.684cm" svg:y="7.137cm" svg:viewBox="0 0 369 374" draw:points="369,154 369,0 0,220 0,374">
                <text:p/>
              </draw:polygon>
              <draw:polygon draw:style-name="gr479" draw:text-style-name="P14" draw:layer="layout" svg:width="0.663cm" svg:height="0.395cm" svg:x="1.684cm" svg:y="7.291cm" svg:viewBox="0 0 664 396" draw:points="664,176 369,0 0,220 295,396">
                <text:p/>
              </draw:polygon>
              <draw:polygon draw:style-name="gr480" draw:text-style-name="P12" draw:layer="layout" svg:width="0.368cm" svg:height="0.373cm" svg:x="1.611cm" svg:y="7.401cm" svg:viewBox="0 0 369 374" draw:points="369,374 369,286 74,110 74,0 0,44 0,154">
                <text:p/>
              </draw:polygon>
              <draw:polygon draw:style-name="gr481" draw:text-style-name="P18" draw:layer="layout" svg:width="1.179cm" svg:height="1.672cm" svg:x="1.574cm" svg:y="5.794cm" svg:viewBox="0 0 1180 1673" draw:points="1180,969 1180,0 0,704 0,1673">
                <text:p/>
              </draw:polygon>
              <draw:polygon draw:style-name="gr482" draw:text-style-name="P19" draw:layer="layout" svg:width="1.105cm" svg:height="1.54cm" svg:x="1.611cm" svg:y="5.86cm" svg:viewBox="0 0 1106 1541" draw:points="1106,880 1106,0 0,661 0,1541">
                <text:p/>
              </draw:polygon>
              <draw:polygon draw:style-name="gr483" draw:text-style-name="P14" draw:layer="layout" svg:width="1.253cm" svg:height="0.747cm" svg:x="1.5cm" svg:y="5.75cm" svg:viewBox="0 0 1254 748" draw:points="74,748 1254,44 1180,0 0,704">
                <text:p/>
              </draw:polygon>
              <draw:polygon draw:style-name="gr484" draw:text-style-name="P12" draw:layer="layout" svg:width="0.073cm" svg:height="1.011cm" svg:x="1.5cm" svg:y="6.454cm" svg:viewBox="0 0 74 1012" draw:points="74,1012 74,44 0,0 0,969">
                <text:p/>
              </draw:polygon>
              <draw:polygon draw:style-name="gr485" draw:text-style-name="P15" draw:layer="layout" svg:width="1.253cm" svg:height="2.024cm" svg:x="1.5cm" svg:y="5.75cm" svg:viewBox="0 0 1254 2025" draw:points="1180,0 0,704 0,1673 74,1717 111,1695 111,1805 479,2025 848,1805 848,1717 553,1541 553,1431 1254,1012 1254,44">
                <text:p/>
              </draw:polygon>
            </draw:g>
          </draw:g>
          <draw:g draw:style-name="gr14">
            <draw:path draw:style-name="gr486" draw:text-style-name="P11" draw:layer="layout" svg:width="0.313cm" svg:height="0.211cm" svg:x="3.063cm" svg:y="7.635cm" svg:viewBox="0 0 314 212" svg:d="M0 212c0 0 203-61 254-91 55-33 101-121 0-121 0 66-254 212-254 212z">
              <text:p/>
            </draw:path>
            <draw:g draw:style-name="gr14">
              <draw:polygon draw:style-name="gr487" draw:text-style-name="P14" draw:layer="layout" svg:width="1.585cm" svg:height="0.946cm" svg:x="1.732cm" svg:y="7.358cm" svg:viewBox="0 0 1586 947" draw:points="406,947 1586,242 1180,0 0,704">
                <text:p/>
              </draw:polygon>
              <draw:polygon draw:style-name="gr488" draw:text-style-name="P12" draw:layer="layout" svg:width="0.405cm" svg:height="0.329cm" svg:x="1.732cm" svg:y="8.062cm" svg:viewBox="0 0 406 330" draw:points="406,330 406,242 0,0 0,88">
                <text:p/>
              </draw:polygon>
              <draw:polygon draw:style-name="gr489" draw:text-style-name="P18" draw:layer="layout" svg:width="1.179cm" svg:height="0.792cm" svg:x="2.138cm" svg:y="7.599cm" svg:viewBox="0 0 1180 793" draw:points="1180,88 1180,0 0,704 0,793">
                <text:p/>
              </draw:polygon>
              <draw:polygon draw:style-name="gr490" draw:text-style-name="P15" draw:layer="layout" svg:width="1.585cm" svg:height="1.033cm" svg:x="1.732cm" svg:y="7.358cm" svg:viewBox="0 0 1586 1034" draw:points="1180,0 0,704 0,793 406,1034 1586,330 1586,242">
                <text:p/>
              </draw:polygon>
              <draw:g draw:style-name="gr16">
                <draw:polygon draw:style-name="gr491" draw:text-style-name="P20" draw:layer="layout" svg:width="0.515cm" svg:height="0.307cm" svg:x="2.708cm" svg:y="7.417cm" svg:viewBox="0 0 516 308" draw:points="516,176 221,0 0,132 295,308">
                  <text:p/>
                </draw:polygon>
                <draw:line draw:style-name="gr492" draw:text-style-name="P16" draw:layer="layout" svg:x1="3.15cm" svg:y1="7.637cm" svg:x2="2.855cm" svg:y2="7.461cm">
                  <text:p/>
                </draw:line>
                <draw:line draw:style-name="gr493" draw:text-style-name="P16" draw:layer="layout" svg:x1="3.076cm" svg:y1="7.681cm" svg:x2="2.781cm" svg:y2="7.505cm">
                  <text:p/>
                </draw:line>
                <draw:line draw:style-name="gr494" draw:text-style-name="P16" draw:layer="layout" svg:x1="3.002cm" svg:y1="7.461cm" svg:x2="2.781cm" svg:y2="7.593cm">
                  <text:p/>
                </draw:line>
                <draw:line draw:style-name="gr495" draw:text-style-name="P16" draw:layer="layout" svg:x1="3.076cm" svg:y1="7.505cm" svg:x2="2.855cm" svg:y2="7.637cm">
                  <text:p/>
                </draw:line>
                <draw:line draw:style-name="gr496" draw:text-style-name="P16" draw:layer="layout" svg:x1="3.151cm" svg:y1="7.549cm" svg:x2="3.003cm" svg:y2="7.637cm">
                  <text:p/>
                </draw:line>
              </draw:g>
              <draw:g draw:style-name="gr16">
                <draw:polygon draw:style-name="gr497" draw:text-style-name="P20" draw:layer="layout" svg:width="1.068cm" svg:height="0.637cm" svg:x="1.844cm" svg:y="7.602cm" svg:viewBox="0 0 1069 638" draw:points="1069,176 774,0 0,462 295,638">
                  <text:p/>
                </draw:polygon>
                <draw:line draw:style-name="gr498" draw:text-style-name="P16" draw:layer="layout" svg:x1="2.84cm" svg:y1="7.734cm" svg:x2="2.065cm" svg:y2="8.196cm">
                  <text:p/>
                </draw:line>
                <draw:line draw:style-name="gr499" draw:text-style-name="P16" draw:layer="layout" svg:x1="2.766cm" svg:y1="7.69cm" svg:x2="1.991cm" svg:y2="8.152cm">
                  <text:p/>
                </draw:line>
                <draw:line draw:style-name="gr500" draw:text-style-name="P16" draw:layer="layout" svg:x1="2.692cm" svg:y1="7.646cm" svg:x2="1.917cm" svg:y2="8.108cm">
                  <text:p/>
                </draw:line>
                <draw:line draw:style-name="gr501" draw:text-style-name="P16" draw:layer="layout" svg:x1="1.991cm" svg:y1="8.065cm" svg:x2="1.917cm" svg:y2="8.021cm">
                  <text:p/>
                </draw:line>
                <draw:line draw:style-name="gr502" draw:text-style-name="P16" draw:layer="layout" svg:x1="2.065cm" svg:y1="8.02cm" svg:x2="1.991cm" svg:y2="7.976cm">
                  <text:p/>
                </draw:line>
                <draw:line draw:style-name="gr503" draw:text-style-name="P16" draw:layer="layout" svg:x1="2.139cm" svg:y1="7.976cm" svg:x2="2.065cm" svg:y2="7.932cm">
                  <text:p/>
                </draw:line>
                <draw:line draw:style-name="gr504" draw:text-style-name="P16" draw:layer="layout" svg:x1="2.102cm" svg:y1="8.086cm" svg:x2="2.028cm" svg:y2="8.042cm">
                  <text:p/>
                </draw:line>
                <draw:line draw:style-name="gr505" draw:text-style-name="P16" draw:layer="layout" svg:x1="2.175cm" svg:y1="8.043cm" svg:x2="2.101cm" svg:y2="7.999cm">
                  <text:p/>
                </draw:line>
                <draw:line draw:style-name="gr506" draw:text-style-name="P16" draw:layer="layout" svg:x1="2.249cm" svg:y1="7.998cm" svg:x2="2.175cm" svg:y2="7.954cm">
                  <text:p/>
                </draw:line>
                <draw:line draw:style-name="gr507" draw:text-style-name="P16" draw:layer="layout" svg:x1="2.212cm" svg:y1="7.932cm" svg:x2="2.138cm" svg:y2="7.888cm">
                  <text:p/>
                </draw:line>
                <draw:line draw:style-name="gr508" draw:text-style-name="P16" draw:layer="layout" svg:x1="2.323cm" svg:y1="7.954cm" svg:x2="2.249cm" svg:y2="7.91cm">
                  <text:p/>
                </draw:line>
                <draw:line draw:style-name="gr509" draw:text-style-name="P16" draw:layer="layout" svg:x1="2.286cm" svg:y1="7.888cm" svg:x2="2.212cm" svg:y2="7.844cm">
                  <text:p/>
                </draw:line>
                <draw:line draw:style-name="gr510" draw:text-style-name="P16" draw:layer="layout" svg:x1="2.36cm" svg:y1="7.844cm" svg:x2="2.286cm" svg:y2="7.8cm">
                  <text:p/>
                </draw:line>
                <draw:line draw:style-name="gr511" draw:text-style-name="P16" draw:layer="layout" svg:x1="2.434cm" svg:y1="7.8cm" svg:x2="2.36cm" svg:y2="7.756cm">
                  <text:p/>
                </draw:line>
                <draw:line draw:style-name="gr512" draw:text-style-name="P16" draw:layer="layout" svg:x1="2.397cm" svg:y1="7.911cm" svg:x2="2.323cm" svg:y2="7.867cm">
                  <text:p/>
                </draw:line>
                <draw:line draw:style-name="gr513" draw:text-style-name="P16" draw:layer="layout" svg:x1="2.471cm" svg:y1="7.866cm" svg:x2="2.397cm" svg:y2="7.822cm">
                  <text:p/>
                </draw:line>
                <draw:line draw:style-name="gr514" draw:text-style-name="P16" draw:layer="layout" svg:x1="2.544cm" svg:y1="7.822cm" svg:x2="2.47cm" svg:y2="7.778cm">
                  <text:p/>
                </draw:line>
                <draw:line draw:style-name="gr515" draw:text-style-name="P16" draw:layer="layout" svg:x1="2.507cm" svg:y1="7.756cm" svg:x2="2.433cm" svg:y2="7.712cm">
                  <text:p/>
                </draw:line>
                <draw:line draw:style-name="gr516" draw:text-style-name="P16" draw:layer="layout" svg:x1="2.618cm" svg:y1="7.778cm" svg:x2="2.544cm" svg:y2="7.734cm">
                  <text:p/>
                </draw:line>
                <draw:line draw:style-name="gr517" draw:text-style-name="P16" draw:layer="layout" svg:x1="2.581cm" svg:y1="7.712cm" svg:x2="2.507cm" svg:y2="7.668cm">
                  <text:p/>
                </draw:line>
                <draw:line draw:style-name="gr518" draw:text-style-name="P16" draw:layer="layout" svg:x1="2.655cm" svg:y1="7.668cm" svg:x2="2.581cm" svg:y2="7.624cm">
                  <text:p/>
                </draw:line>
                <draw:line draw:style-name="gr519" draw:text-style-name="P16" draw:layer="layout" svg:x1="2.692cm" svg:y1="7.734cm" svg:x2="2.618cm" svg:y2="7.69cm">
                  <text:p/>
                </draw:line>
                <draw:line draw:style-name="gr520" draw:text-style-name="P16" draw:layer="layout" svg:x1="2.212cm" svg:y1="8.108cm" svg:x2="2.138cm" svg:y2="8.064cm">
                  <text:p/>
                </draw:line>
                <draw:line draw:style-name="gr521" draw:text-style-name="P16" draw:layer="layout" svg:x1="2.286cm" svg:y1="8.065cm" svg:x2="2.212cm" svg:y2="8.021cm">
                  <text:p/>
                </draw:line>
                <draw:line draw:style-name="gr522" draw:text-style-name="P16" draw:layer="layout" svg:x1="2.36cm" svg:y1="8.02cm" svg:x2="2.286cm" svg:y2="7.976cm">
                  <text:p/>
                </draw:line>
                <draw:line draw:style-name="gr523" draw:text-style-name="P16" draw:layer="layout" svg:x1="2.397cm" svg:y1="8.086cm" svg:x2="2.323cm" svg:y2="8.042cm">
                  <text:p/>
                </draw:line>
                <draw:line draw:style-name="gr524" draw:text-style-name="P16" draw:layer="layout" svg:x1="2.471cm" svg:y1="8.043cm" svg:x2="2.397cm" svg:y2="7.999cm">
                  <text:p/>
                </draw:line>
                <draw:line draw:style-name="gr525" draw:text-style-name="P16" draw:layer="layout" svg:x1="2.434cm" svg:y1="7.976cm" svg:x2="2.36cm" svg:y2="7.932cm">
                  <text:p/>
                </draw:line>
                <draw:line draw:style-name="gr526" draw:text-style-name="P16" draw:layer="layout" svg:x1="2.507cm" svg:y1="7.932cm" svg:x2="2.433cm" svg:y2="7.888cm">
                  <text:p/>
                </draw:line>
                <draw:line draw:style-name="gr527" draw:text-style-name="P16" draw:layer="layout" svg:x1="2.581cm" svg:y1="7.888cm" svg:x2="2.507cm" svg:y2="7.844cm">
                  <text:p/>
                </draw:line>
                <draw:line draw:style-name="gr528" draw:text-style-name="P16" draw:layer="layout" svg:x1="2.655cm" svg:y1="7.844cm" svg:x2="2.581cm" svg:y2="7.8cm">
                  <text:p/>
                </draw:line>
                <draw:line draw:style-name="gr529" draw:text-style-name="P16" draw:layer="layout" svg:x1="2.766cm" svg:y1="7.866cm" svg:x2="2.692cm" svg:y2="7.822cm">
                  <text:p/>
                </draw:line>
                <draw:line draw:style-name="gr530" draw:text-style-name="P16" draw:layer="layout" svg:x1="2.729cm" svg:y1="7.8cm" svg:x2="2.655cm" svg:y2="7.756cm">
                  <text:p/>
                </draw:line>
                <draw:line draw:style-name="gr531" draw:text-style-name="P16" draw:layer="layout" svg:x1="2.839cm" svg:y1="7.822cm" svg:x2="2.765cm" svg:y2="7.778cm">
                  <text:p/>
                </draw:line>
                <draw:line draw:style-name="gr532" draw:text-style-name="P16" draw:layer="layout" svg:x1="2.249cm" svg:y1="8.175cm" svg:x2="2.175cm" svg:y2="8.131cm">
                  <text:p/>
                </draw:line>
                <draw:line draw:style-name="gr533" draw:text-style-name="P16" draw:layer="layout" svg:x1="2.323cm" svg:y1="8.13cm" svg:x2="2.249cm" svg:y2="8.086cm">
                  <text:p/>
                </draw:line>
              </draw:g>
            </draw:g>
          </draw:g>
        </draw:g>
        <draw:g draw:style-name="gr14">
          <draw:glue-point draw:id="4" svg:x="1.493cm" svg:y="-2.777cm"/>
          <draw:glue-point draw:id="5" svg:x="4.091cm" svg:y="-0.555cm"/>
          <draw:glue-point draw:id="6" svg:x="4.091cm" svg:y="1.111cm"/>
          <draw:glue-point draw:id="7" svg:x="4.091cm" svg:y="2.777cm"/>
          <draw:glue-point draw:id="8" svg:x="3.052cm" svg:y="3.666cm"/>
          <draw:glue-point draw:id="9" svg:x="1.493cm" svg:y="5cm"/>
          <draw:glue-point draw:id="10" svg:x="-3.7cm" svg:y="0.555cm"/>
          <draw:glue-point draw:id="11" svg:x="-3.7cm" svg:y="-1.111cm"/>
          <draw:glue-point draw:id="12" svg:x="-3.7cm" svg:y="-2.777cm"/>
          <draw:glue-point draw:id="13" svg:x="-2.272cm" svg:y="-4cm"/>
          <draw:glue-point draw:id="14" svg:x="-1.103cm" svg:y="-5cm"/>
          <draw:path draw:style-name="gr534" draw:text-style-name="P11" draw:layer="layout" svg:width="1cm" svg:height="0.558cm" svg:x="6.51cm" svg:y="7.053cm" svg:viewBox="0 0 1001 559" svg:d="M1 559c117 0 725-188 935-338 137-98 30-221-86-221 0 70-891 47-849 559z">
            <text:p/>
          </draw:path>
          <draw:g draw:style-name="gr16">
            <draw:polygon draw:style-name="gr535" draw:text-style-name="P18" draw:layer="layout" svg:width="1.698cm" svg:height="1.629cm" svg:x="6.126cm" svg:y="6.466cm" svg:viewBox="0 0 1699 1630" draw:points="1699,699 1699,0 0,932 0,1630">
              <text:p/>
            </draw:polygon>
            <draw:polygon draw:style-name="gr536" draw:text-style-name="P37" draw:layer="layout" svg:width="0.848cm" svg:height="1.163cm" svg:x="5.277cm" svg:y="6.932cm" svg:viewBox="0 0 849 1164" draw:points="849,1164 849,466 0,0 0,699">
              <text:p/>
            </draw:polygon>
            <draw:polygon draw:style-name="gr537" draw:text-style-name="P14" draw:layer="layout" svg:width="2.548cm" svg:height="1.396cm" svg:x="5.277cm" svg:y="6cm" svg:viewBox="0 0 2549 1397" draw:points="849,1397 2549,466 1699,0 0,932">
              <text:p/>
            </draw:polygon>
            <draw:polygon draw:style-name="gr538" draw:text-style-name="P17" draw:layer="layout" svg:width="0.084cm" svg:height="0.139cm" svg:x="7.637cm" svg:y="6.619cm" svg:viewBox="0 0 85 140" draw:points="85,93 85,0 0,47 0,140">
              <text:p/>
            </draw:polygon>
            <draw:polygon draw:style-name="gr539" draw:text-style-name="P37" draw:layer="layout" svg:width="0.848cm" svg:height="0.441cm" svg:x="6.551cm" svg:y="7.607cm" svg:viewBox="0 0 849 442" draw:points="849,326 0,0 0,186 849,442">
              <text:p/>
            </draw:polygon>
            <draw:polygon draw:style-name="gr540" draw:text-style-name="P14" draw:layer="layout" svg:width="1.698cm" svg:height="0.791cm" svg:x="6.551cm" svg:y="7.141cm" svg:viewBox="0 0 1699 792" draw:points="849,792 1699,326 849,0 0,466">
              <text:p/>
            </draw:polygon>
            <draw:polygon draw:style-name="gr541" draw:text-style-name="P18" draw:layer="layout" svg:width="0.848cm" svg:height="0.581cm" svg:x="7.401cm" svg:y="7.467cm" svg:viewBox="0 0 849 582" draw:points="849,116 849,0 0,466 0,582">
              <text:p/>
            </draw:polygon>
            <draw:polygon draw:style-name="gr542" draw:text-style-name="P15" draw:layer="layout" svg:width="2.972cm" svg:height="2.095cm" svg:x="5.277cm" svg:y="6cm" svg:viewBox="0 0 2973 2096" draw:points="2549,1164 2549,466 1699,0 0,932 0,1630 849,2096 1359,1817 2124,2049 2973,1584 2973,1467 2379,1234">
              <text:p/>
            </draw:polygon>
            <draw:path draw:style-name="gr543" draw:text-style-name="P24" draw:layer="layout" svg:width="1.528cm" svg:height="0.674cm" svg:x="6.679cm" svg:y="7.211cm" svg:viewBox="0 0 1529 675" svg:d="M934 675c170-93 425-233 595-326-212-116-637-279-935-349-170 93-382 210-594 326 255 70 679 233 934 349z">
              <text:p/>
            </draw:path>
            <draw:polyline draw:style-name="gr544" draw:text-style-name="P16" draw:layer="layout" svg:width="0.848cm" svg:height="0.535cm" svg:x="6.551cm" svg:y="7.048cm" svg:viewBox="0 0 849 536" draw:points="849,93 849,0 0,466 0,536">
              <text:p/>
            </draw:polyline>
            <draw:polygon draw:style-name="gr545" draw:text-style-name="P14" draw:layer="layout" svg:width="1.613cm" svg:height="0.884cm" svg:x="5.786cm" svg:y="6.279cm" svg:viewBox="0 0 1614 885" draw:points="764,885 1614,419 849,0 0,466">
              <text:p/>
            </draw:polygon>
            <draw:polygon draw:style-name="gr546" draw:text-style-name="P18" draw:layer="layout" svg:width="0.848cm" svg:height="0.698cm" svg:x="6.551cm" svg:y="6.699cm" svg:viewBox="0 0 849 699" draw:points="849,233 849,0 0,466 0,699">
              <text:p/>
            </draw:polygon>
          </draw:g>
        </draw:g>
        <draw:g draw:style-name="gr14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path draw:style-name="gr547" draw:text-style-name="P11" draw:layer="layout" svg:width="0.745cm" svg:height="0.593cm" svg:x="10.254cm" svg:y="4.491cm" svg:viewBox="0 0 746 594" svg:d="M0 594c158 0 746-198 746-356 0-159-15-238-172-238 0 119-574 435-574 594z">
            <text:p/>
          </draw:path>
          <draw:g draw:style-name="gr16">
            <draw:polygon draw:style-name="gr548" draw:text-style-name="P12" draw:layer="layout" svg:width="1.261cm" svg:height="1.188cm" svg:x="8.992cm" svg:y="3.896cm" svg:viewBox="0 0 1262 1189" draw:points="0,317 0,0 1262,872 1262,1189">
              <text:p/>
            </draw:polygon>
            <draw:polygon draw:style-name="gr549" draw:text-style-name="P13" draw:layer="layout" svg:width="0.573cm" svg:height="0.712cm" svg:x="10.254cm" svg:y="4.372cm" svg:viewBox="0 0 574 713" draw:points="0,713 0,396 574,0 574,317">
              <text:p/>
            </draw:polygon>
            <draw:polygon draw:style-name="gr550" draw:text-style-name="P14" draw:layer="layout" svg:width="1.835cm" svg:height="1.267cm" svg:x="8.992cm" svg:y="3.5cm" svg:viewBox="0 0 1836 1268" draw:points="1262,1268 0,396 574,0 1836,872">
              <text:p/>
            </draw:polygon>
            <draw:polygon draw:style-name="gr551" draw:text-style-name="P17" draw:layer="layout" svg:width="0.114cm" svg:height="0.237cm" svg:x="10.082cm" svg:y="4.728cm" svg:viewBox="0 0 115 238" draw:points="0,159 0,0 115,79 115,238">
              <text:p/>
            </draw:polygon>
            <draw:polygon draw:style-name="gr552" draw:text-style-name="P15" draw:layer="layout" svg:width="1.835cm" svg:height="1.584cm" svg:x="8.992cm" svg:y="3.5cm" svg:viewBox="0 0 1836 1585" draw:points="0,713 0,396 574,0 1836,872 1836,1189 1262,1585">
              <text:p/>
            </draw:polygon>
            <draw:polygon draw:style-name="gr553" draw:text-style-name="P23" draw:layer="layout" svg:width="0.056cm" svg:height="0.118cm" svg:x="9.107cm" svg:y="4.094cm" svg:viewBox="0 0 57 119" draw:points="0,79 0,0 57,40 57,119">
              <text:p/>
            </draw:polygon>
            <draw:polygon draw:style-name="gr554" draw:text-style-name="P23" draw:layer="layout" svg:width="0.056cm" svg:height="0.118cm" svg:x="9.221cm" svg:y="4.174cm" svg:viewBox="0 0 57 119" draw:points="0,79 0,0 57,40 57,119">
              <text:p/>
            </draw:polygon>
            <draw:polygon draw:style-name="gr555" draw:text-style-name="P23" draw:layer="layout" svg:width="0.056cm" svg:height="0.118cm" svg:x="9.336cm" svg:y="4.253cm" svg:viewBox="0 0 57 119" draw:points="0,79 0,0 57,40 57,119">
              <text:p/>
            </draw:polygon>
            <draw:polygon draw:style-name="gr556" draw:text-style-name="P23" draw:layer="layout" svg:width="0.056cm" svg:height="0.118cm" svg:x="9.451cm" svg:y="4.332cm" svg:viewBox="0 0 57 119" draw:points="0,79 0,0 57,40 57,119">
              <text:p/>
            </draw:polygon>
            <draw:polygon draw:style-name="gr557" draw:text-style-name="P23" draw:layer="layout" svg:width="0.056cm" svg:height="0.118cm" svg:x="9.566cm" svg:y="4.411cm" svg:viewBox="0 0 57 119" draw:points="0,79 0,0 57,40 57,119">
              <text:p/>
            </draw:polygon>
            <draw:polygon draw:style-name="gr558" draw:text-style-name="P23" draw:layer="layout" svg:width="0.056cm" svg:height="0.118cm" svg:x="9.681cm" svg:y="4.491cm" svg:viewBox="0 0 57 119" draw:points="0,79 0,0 57,40 57,119">
              <text:p/>
            </draw:polygon>
            <draw:polygon draw:style-name="gr559" draw:text-style-name="P23" draw:layer="layout" svg:width="0.056cm" svg:height="0.118cm" svg:x="9.796cm" svg:y="4.57cm" svg:viewBox="0 0 57 119" draw:points="0,79 0,0 57,40 57,119">
              <text:p/>
            </draw:polygon>
            <draw:polygon draw:style-name="gr560" draw:text-style-name="P23" draw:layer="layout" svg:width="0.056cm" svg:height="0.118cm" svg:x="9.91cm" svg:y="4.649cm" svg:viewBox="0 0 57 119" draw:points="0,79 0,0 57,40 57,119">
              <text:p/>
            </draw:polygon>
          </draw:g>
        </draw:g>
        <draw:g draw:style-name="gr14">
          <draw:glue-point draw:id="4" svg:x="-1.295cm" svg:y="-5cm"/>
          <draw:glue-point draw:id="5" svg:x="1.667cm" svg:y="-2.5cm"/>
          <draw:glue-point draw:id="6" svg:x="4.26cm" svg:y="-0.312cm"/>
          <draw:glue-point draw:id="7" svg:x="4.26cm" svg:y="0.937cm"/>
          <draw:glue-point draw:id="8" svg:x="4.26cm" svg:y="1.875cm"/>
          <draw:glue-point draw:id="9" svg:x="2.778cm" svg:y="3.125cm"/>
          <draw:glue-point draw:id="10" svg:x="0.556cm" svg:y="5cm"/>
          <draw:glue-point draw:id="11" svg:x="-2.406cm" svg:y="2.5cm"/>
          <draw:glue-point draw:id="12" svg:x="-4.998cm" svg:y="-1.875cm"/>
          <draw:glue-point draw:id="13" svg:x="-2.776cm" svg:y="-3.75cm"/>
          <draw:path draw:style-name="gr561" draw:text-style-name="P11" draw:layer="layout" svg:width="1.117cm" svg:height="0.712cm" svg:x="9.398cm" svg:y="15.036cm" svg:viewBox="0 0 1118 713" svg:d="M0 713c256 0 1118-274 1118-494 0-219-93-219-186-219 0 165-932 493-932 713z">
            <text:p/>
          </draw:path>
          <draw:g draw:style-name="gr16">
            <draw:glue-point draw:id="4" svg:x="-0.998cm" svg:y="-5cm"/>
            <draw:glue-point draw:id="5" svg:x="1.801cm" svg:y="-2.812cm"/>
            <draw:glue-point draw:id="6" svg:x="5.001cm" svg:y="-0.312cm"/>
            <draw:glue-point draw:id="7" svg:x="5.001cm" svg:y="0.937cm"/>
            <draw:glue-point draw:id="8" svg:x="5.001cm" svg:y="1.875cm"/>
            <draw:glue-point draw:id="9" svg:x="3.401cm" svg:y="3.125cm"/>
            <draw:glue-point draw:id="10" svg:x="1.001cm" svg:y="5cm"/>
            <draw:glue-point draw:id="11" svg:x="-2.198cm" svg:y="2.5cm"/>
            <draw:glue-point draw:id="12" svg:x="-4.998cm" svg:y="0.312cm"/>
            <draw:glue-point draw:id="13" svg:x="-4.998cm" svg:y="-1.875cm"/>
            <draw:glue-point draw:id="14" svg:x="-2.998cm" svg:y="-3.437cm"/>
            <draw:polygon draw:style-name="gr562" draw:text-style-name="P13" draw:layer="layout" svg:width="0.931cm" svg:height="0.932cm" svg:x="9.398cm" svg:y="14.817cm" svg:viewBox="0 0 932 933" draw:points="0,933 0,549 932,0 932,384">
              <text:p/>
            </draw:polygon>
            <draw:polygon draw:style-name="gr563" draw:text-style-name="P14" draw:layer="layout" svg:width="2.328cm" svg:height="1.371cm" svg:x="8cm" svg:y="13.994cm" svg:viewBox="0 0 2329 1372" draw:points="1398,1372 0,549 932,0 2329,823">
              <text:p/>
            </draw:polygon>
            <draw:polygon draw:style-name="gr564" draw:text-style-name="P12" draw:layer="layout" svg:width="1.397cm" svg:height="1.206cm" svg:x="8cm" svg:y="14.542cm" svg:viewBox="0 0 1398 1207" draw:points="0,384 0,0 1398,823 1398,1207">
              <text:p/>
            </draw:polygon>
            <draw:polygon draw:style-name="gr565" draw:text-style-name="P15" draw:layer="layout" svg:width="2.328cm" svg:height="1.755cm" svg:x="8cm" svg:y="13.994cm" svg:viewBox="0 0 2329 1756" draw:points="0,933 0,549 932,0 2329,823 2329,1207 1398,1756">
              <text:p/>
            </draw:polygon>
            <draw:polygon draw:style-name="gr566" draw:text-style-name="P21" draw:layer="layout" svg:width="0.092cm" svg:height="0.218cm" svg:x="9.118cm" svg:y="15.31cm" svg:viewBox="0 0 93 219" draw:points="0,165 0,0 93,55 93,219">
              <text:p/>
            </draw:polygon>
            <draw:polygon draw:style-name="gr567" draw:text-style-name="P22" draw:layer="layout" svg:width="0.092cm" svg:height="1.041cm" svg:x="9.025cm" svg:y="13.061cm" svg:viewBox="0 0 93 1042" draw:points="0,988 0,0 93,0 93,1042">
              <text:p/>
            </draw:polygon>
            <draw:polygon draw:style-name="gr568" draw:text-style-name="P22" draw:layer="layout" svg:width="0.092cm" svg:height="1.041cm" svg:x="10.143cm" svg:y="13.719cm" svg:viewBox="0 0 93 1042" draw:points="0,988 0,0 93,0 93,1042">
              <text:p/>
            </draw:polygon>
          </draw:g>
        </draw:g>
        <draw:g draw:style-name="gr14">
          <draw:glue-point draw:id="4" svg:x="-3.779cm" svg:y="-5cm"/>
          <draw:glue-point draw:id="5" svg:x="-0.121cm" svg:y="-3cm"/>
          <draw:glue-point draw:id="6" svg:x="3.537cm" svg:y="-1cm"/>
          <draw:glue-point draw:id="7" svg:x="3.537cm" svg:y="1.666cm"/>
          <draw:glue-point draw:id="8" svg:x="3.537cm" svg:y="4.333cm"/>
          <draw:glue-point draw:id="9" svg:x="2.317cm" svg:y="5cm"/>
          <draw:glue-point draw:id="10" svg:x="-1.34cm" svg:y="3cm"/>
          <draw:glue-point draw:id="11" svg:x="-4.999cm" svg:y="1cm"/>
          <draw:glue-point draw:id="12" svg:x="-4.999cm" svg:y="-1.666cm"/>
          <draw:glue-point draw:id="13" svg:x="-4.999cm" svg:y="-4.333cm"/>
          <draw:path draw:style-name="gr569" draw:text-style-name="P11" draw:layer="layout" svg:width="0.528cm" svg:height="0.466cm" svg:x="13.679cm" svg:y="15.634cm" svg:viewBox="0 0 529 467" svg:d="M0 467c132 0 529-125 529-249 0-125-192-218-288-218 0 93-241 342-241 467z">
            <text:p/>
          </draw:path>
          <draw:g draw:style-name="gr16">
            <draw:polygon draw:style-name="gr570" draw:text-style-name="P31" draw:layer="layout" svg:width="1.44cm" svg:height="2.178cm" svg:x="12.49cm" svg:y="14.655cm" svg:viewBox="0 0 1441 2179" draw:points="1441,1245 1441,0 0,934 0,2179">
              <text:p/>
            </draw:polygon>
            <draw:line draw:style-name="gr571" draw:text-style-name="P16" draw:layer="layout" svg:x1="13.931cm" svg:y1="15.589cm" svg:x2="12.49cm" svg:y2="16.523cm">
              <text:p/>
            </draw:line>
            <draw:line draw:style-name="gr572" draw:text-style-name="P16" draw:layer="layout" svg:x1="13.931cm" svg:y1="15.278cm" svg:x2="12.49cm" svg:y2="16.212cm">
              <text:p/>
            </draw:line>
            <draw:line draw:style-name="gr573" draw:text-style-name="P16" draw:layer="layout" svg:x1="13.931cm" svg:y1="14.967cm" svg:x2="12.49cm" svg:y2="15.901cm">
              <text:p/>
            </draw:line>
            <draw:line draw:style-name="gr574" draw:text-style-name="P16" draw:layer="layout" svg:x1="13.451cm" svg:y1="15.589cm" svg:x2="13.451cm" svg:y2="15.901cm">
              <text:p/>
            </draw:line>
            <draw:line draw:style-name="gr575" draw:text-style-name="P16" draw:layer="layout" svg:x1="12.971cm" svg:y1="15.278cm" svg:x2="12.971cm" svg:y2="15.59cm">
              <text:p/>
            </draw:line>
            <draw:line draw:style-name="gr576" draw:text-style-name="P16" draw:layer="layout" svg:x1="12.73cm" svg:y1="16.367cm" svg:x2="12.73cm" svg:y2="16.679cm">
              <text:p/>
            </draw:line>
            <draw:line draw:style-name="gr577" draw:text-style-name="P16" draw:layer="layout" svg:x1="13.21cm" svg:y1="16.056cm" svg:x2="13.21cm" svg:y2="16.368cm">
              <text:p/>
            </draw:line>
            <draw:line draw:style-name="gr578" draw:text-style-name="P16" draw:layer="layout" svg:x1="13.69cm" svg:y1="15.745cm" svg:x2="13.69cm" svg:y2="16.057cm">
              <text:p/>
            </draw:line>
            <draw:line draw:style-name="gr579" draw:text-style-name="P16" draw:layer="layout" svg:x1="13.451cm" svg:y1="14.967cm" svg:x2="13.451cm" svg:y2="15.279cm">
              <text:p/>
            </draw:line>
            <draw:line draw:style-name="gr580" draw:text-style-name="P16" draw:layer="layout" svg:x1="13.21cm" svg:y1="15.434cm" svg:x2="13.21cm" svg:y2="15.746cm">
              <text:p/>
            </draw:line>
            <draw:line draw:style-name="gr581" draw:text-style-name="P16" draw:layer="layout" svg:x1="12.971cm" svg:y1="15.9cm" svg:x2="12.971cm" svg:y2="16.212cm">
              <text:p/>
            </draw:line>
            <draw:line draw:style-name="gr582" draw:text-style-name="P16" draw:layer="layout" svg:x1="12.73cm" svg:y1="15.745cm" svg:x2="12.73cm" svg:y2="16.057cm">
              <text:p/>
            </draw:line>
            <draw:line draw:style-name="gr583" draw:text-style-name="P16" draw:layer="layout" svg:x1="13.69cm" svg:y1="15.122cm" svg:x2="13.69cm" svg:y2="15.434cm">
              <text:p/>
            </draw:line>
            <draw:polygon draw:style-name="gr584" draw:text-style-name="P32" draw:layer="layout" svg:width="0.24cm" svg:height="1.399cm" svg:x="12.25cm" svg:y="15.434cm" svg:viewBox="0 0 241 1400" draw:points="241,1400 241,155 0,0 0,1245">
              <text:p/>
            </draw:polygon>
            <draw:polygon draw:style-name="gr585" draw:text-style-name="P33" draw:layer="layout" svg:width="1.68cm" svg:height="1.088cm" svg:x="12.25cm" svg:y="14.5cm" svg:viewBox="0 0 1681 1089" draw:points="240,1089 1681,155 1440,0 0,934">
              <text:p/>
            </draw:polygon>
            <draw:line draw:style-name="gr586" draw:text-style-name="P16" draw:layer="layout" svg:x1="12.971cm" svg:y1="15.277cm" svg:x2="12.73cm" svg:y2="15.122cm">
              <text:p/>
            </draw:line>
            <draw:line draw:style-name="gr587" draw:text-style-name="P16" draw:layer="layout" svg:x1="12.491cm" svg:y1="15.9cm" svg:x2="12.25cm" svg:y2="15.745cm">
              <text:p/>
            </draw:line>
            <draw:line draw:style-name="gr588" draw:text-style-name="P16" draw:layer="layout" svg:x1="12.491cm" svg:y1="16.211cm" svg:x2="12.25cm" svg:y2="16.056cm">
              <text:p/>
            </draw:line>
            <draw:line draw:style-name="gr589" draw:text-style-name="P16" draw:layer="layout" svg:x1="12.491cm" svg:y1="16.522cm" svg:x2="12.25cm" svg:y2="16.367cm">
              <text:p/>
            </draw:line>
            <draw:line draw:style-name="gr590" draw:text-style-name="P16" draw:layer="layout" svg:x1="13.451cm" svg:y1="14.967cm" svg:x2="13.21cm" svg:y2="14.812cm">
              <text:p/>
            </draw:line>
            <draw:polygon draw:style-name="gr591" draw:text-style-name="P15" draw:layer="layout" svg:width="1.68cm" svg:height="2.333cm" svg:x="12.25cm" svg:y="14.5cm" svg:viewBox="0 0 1681 2334" draw:points="1440,0 0,934 0,2179 240,2334 1681,1400 1681,155">
              <text:p/>
            </draw:polygon>
          </draw:g>
        </draw:g>
        <draw:g draw:style-name="gr14">
          <draw:glue-point draw:id="4" svg:x="-2.142cm" svg:y="-5cm"/>
          <draw:glue-point draw:id="5" svg:x="4.143cm" svg:y="1.5cm"/>
          <draw:glue-point draw:id="6" svg:x="1.286cm" svg:y="5cm"/>
          <draw:glue-point draw:id="7" svg:x="-4.999cm" svg:y="-1.5cm"/>
          <draw:glue-point draw:id="8" svg:x="-2.427cm" svg:y="1.75cm"/>
          <draw:glue-point draw:id="9" svg:x="-4.427cm" svg:y="-0.75cm"/>
          <draw:glue-point draw:id="10" svg:x="-3.856cm" svg:y="-0.25cm"/>
          <draw:glue-point draw:id="11" svg:x="-3.284cm" svg:y="0.25cm"/>
          <draw:glue-point draw:id="12" svg:x="-2.713cm" svg:y="0.75cm"/>
          <draw:glue-point draw:id="13" svg:x="-2.142cm" svg:y="1.25cm"/>
          <draw:glue-point draw:id="14" svg:x="-1.57cm" svg:y="1.75cm"/>
          <draw:glue-point draw:id="15" svg:x="-0.999cm" svg:y="2.25cm"/>
          <draw:glue-point draw:id="16" svg:x="-0.427cm" svg:y="2.75cm"/>
          <draw:glue-point draw:id="17" svg:x="4.143cm" svg:y="0.5cm"/>
          <draw:glue-point draw:id="18" svg:x="1cm" svg:y="-2.25cm"/>
          <draw:glue-point draw:id="19" svg:x="-3.57cm" svg:y="-3.75cm"/>
          <draw:glue-point draw:id="20" svg:x="-4.999cm" svg:y="-2.5cm"/>
          <draw:glue-point draw:id="21" svg:x="-4.999cm" svg:y="-0.5cm"/>
          <draw:glue-point draw:id="22" svg:x="3cm" svg:y="3.5cm"/>
          <draw:glue-point draw:id="23" svg:x="-3.62cm" svg:y="-0.431cm"/>
          <draw:glue-point draw:id="24" svg:x="-1.894cm" svg:y="1.379cm"/>
          <draw:glue-point draw:id="25" svg:x="-0.168cm" svg:y="2.586cm"/>
          <draw:path draw:style-name="gr592" draw:text-style-name="P11" draw:layer="layout" svg:width="0.928cm" svg:height="0.562cm" svg:x="12.821cm" svg:y="18.688cm" svg:viewBox="0 0 929 563" svg:d="M0 563c197 0 929-188 929-338s-18-225-215-225c0 113-714 412-714 563z">
            <text:p/>
          </draw:path>
          <draw:g draw:style-name="gr16">
            <draw:polygon draw:style-name="gr593" draw:text-style-name="P12" draw:layer="layout" svg:width="1.57cm" svg:height="1.124cm" svg:x="9.5cm" svg:y="18.125cm" svg:viewBox="0 0 1571 1125" draw:points="0,300 0,0 1571,825 1571,1125">
              <text:p/>
            </draw:polygon>
            <draw:polygon draw:style-name="gr594" draw:text-style-name="P13" draw:layer="layout" svg:width="0.713cm" svg:height="0.674cm" svg:x="11.071cm" svg:y="18.575cm" svg:viewBox="0 0 714 675" draw:points="0,675 0,375 714,0 714,300">
              <text:p/>
            </draw:polygon>
            <draw:polygon draw:style-name="gr595" draw:text-style-name="P14" draw:layer="layout" svg:width="2.285cm" svg:height="1.199cm" svg:x="9.5cm" svg:y="17.75cm" svg:viewBox="0 0 2286 1200" draw:points="1571,1200 0,375 714,0 2286,825">
              <text:p/>
            </draw:polygon>
            <draw:polygon draw:style-name="gr596" draw:text-style-name="P17" draw:layer="layout" svg:width="0.142cm" svg:height="0.224cm" svg:x="10.857cm" svg:y="18.913cm" svg:viewBox="0 0 143 225" draw:points="0,150 0,0 143,75 143,225">
              <text:p/>
            </draw:polygon>
            <draw:polygon draw:style-name="gr597" draw:text-style-name="P15" draw:layer="layout" svg:width="2.285cm" svg:height="1.499cm" svg:x="9.5cm" svg:y="17.75cm" svg:viewBox="0 0 2286 1500" draw:points="0,675 0,375 714,0 2286,825 2286,1125 1571,1500">
              <text:p/>
            </draw:polygon>
            <draw:polygon draw:style-name="gr598" draw:text-style-name="P23" draw:layer="layout" svg:width="0.07cm" svg:height="0.112cm" svg:x="9.643cm" svg:y="18.313cm" svg:viewBox="0 0 71 113" draw:points="0,75 0,0 71,38 71,113">
              <text:p/>
            </draw:polygon>
            <draw:polygon draw:style-name="gr599" draw:text-style-name="P23" draw:layer="layout" svg:width="0.07cm" svg:height="0.112cm" svg:x="9.786cm" svg:y="18.388cm" svg:viewBox="0 0 71 113" draw:points="0,75 0,0 71,38 71,113">
              <text:p/>
            </draw:polygon>
            <draw:polygon draw:style-name="gr600" draw:text-style-name="P23" draw:layer="layout" svg:width="0.07cm" svg:height="0.112cm" svg:x="9.929cm" svg:y="18.463cm" svg:viewBox="0 0 71 113" draw:points="0,75 0,0 71,38 71,113">
              <text:p/>
            </draw:polygon>
            <draw:polygon draw:style-name="gr601" draw:text-style-name="P23" draw:layer="layout" svg:width="0.07cm" svg:height="0.112cm" svg:x="10.072cm" svg:y="18.538cm" svg:viewBox="0 0 71 113" draw:points="0,75 0,0 71,38 71,113">
              <text:p/>
            </draw:polygon>
            <draw:polygon draw:style-name="gr602" draw:text-style-name="P23" draw:layer="layout" svg:width="0.07cm" svg:height="0.112cm" svg:x="10.214cm" svg:y="18.613cm" svg:viewBox="0 0 71 113" draw:points="0,75 0,0 71,38 71,113">
              <text:p/>
            </draw:polygon>
            <draw:polygon draw:style-name="gr603" draw:text-style-name="P23" draw:layer="layout" svg:width="0.07cm" svg:height="0.112cm" svg:x="10.357cm" svg:y="18.688cm" svg:viewBox="0 0 71 113" draw:points="0,75 0,0 71,38 71,113">
              <text:p/>
            </draw:polygon>
            <draw:polygon draw:style-name="gr604" draw:text-style-name="P23" draw:layer="layout" svg:width="0.07cm" svg:height="0.112cm" svg:x="10.5cm" svg:y="18.763cm" svg:viewBox="0 0 71 113" draw:points="0,75 0,0 71,38 71,113">
              <text:p/>
            </draw:polygon>
            <draw:polygon draw:style-name="gr605" draw:text-style-name="P23" draw:layer="layout" svg:width="0.07cm" svg:height="0.112cm" svg:x="10.643cm" svg:y="18.838cm" svg:viewBox="0 0 71 113" draw:points="0,75 0,0 71,38 71,113">
              <text:p/>
            </draw:polygon>
          </draw:g>
        </draw:g>
        <draw:g draw:style-name="gr14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06" draw:text-style-name="P11" draw:layer="layout" svg:width="1.265cm" svg:height="0.76cm" svg:x="2.734cm" svg:y="18.489cm" svg:viewBox="0 0 1266 761" svg:d="M0 761c358 0 920-240 1162-399 242-158 0-362-122-362z">
            <text:p/>
          </draw:path>
          <draw:g draw:style-name="gr16">
            <draw:polygon draw:style-name="gr607" draw:text-style-name="P12" draw:layer="layout" svg:width="0.733cm" svg:height="1.883cm" svg:x="2cm" svg:y="17.366cm" svg:viewBox="0 0 734 1884" draw:points="0,1449 0,0 734,435 734,1884">
              <text:p/>
            </draw:polygon>
            <draw:polygon draw:style-name="gr608" draw:text-style-name="P13" draw:layer="layout" svg:width="1.039cm" svg:height="2.064cm" svg:x="2.734cm" svg:y="17.185cm" svg:viewBox="0 0 1040 2065" draw:points="0,2065 0,616 1040,0 1040,1449">
              <text:p/>
            </draw:polygon>
            <draw:polygon draw:style-name="gr609" draw:text-style-name="P14" draw:layer="layout" svg:width="1.773cm" svg:height="1.05cm" svg:x="2cm" svg:y="16.75cm" svg:viewBox="0 0 1774 1051" draw:points="734,1051 0,616 1040,0 1774,435">
              <text:p/>
            </draw:polygon>
            <draw:polygon draw:style-name="gr610" draw:text-style-name="P15" draw:layer="layout" svg:width="1.773cm" svg:height="2.499cm" svg:x="2cm" svg:y="16.75cm" svg:viewBox="0 0 1774 2500" draw:points="0,2065 0,616 1040,0 1774,435 1774,1884 734,2500">
              <text:p/>
            </draw:polygon>
            <draw:line draw:style-name="gr611" draw:text-style-name="P16" draw:layer="layout" svg:x1="2.612cm" svg:y1="18.888cm" svg:x2="2.122cm" svg:y2="18.598cm">
              <text:p/>
            </draw:line>
            <draw:line draw:style-name="gr612" draw:text-style-name="P16" draw:layer="layout" svg:x1="2.612cm" svg:y1="19.033cm" svg:x2="2.122cm" svg:y2="18.743cm">
              <text:p/>
            </draw:line>
            <draw:line draw:style-name="gr613" draw:text-style-name="P16" draw:layer="layout" svg:x1="2.612cm" svg:y1="18.96cm" svg:x2="2.122cm" svg:y2="18.67cm">
              <text:p/>
            </draw:line>
            <draw:polyline draw:style-name="gr614" draw:text-style-name="P16" draw:layer="layout" svg:width="0.611cm" svg:height="0.434cm" svg:x="2.061cm" svg:y="17.583cm" svg:viewBox="0 0 612 435" draw:points="612,435 0,72 0,0">
              <text:p/>
            </draw:polyline>
            <draw:polyline draw:style-name="gr615" draw:text-style-name="P16" draw:layer="layout" svg:width="0.6cm" svg:height="0.435cm" svg:x="2.072cm" svg:y="17.582cm" svg:viewBox="0 0 601 436" draw:points="601,436 601,364 0,0">
              <text:p/>
            </draw:polyline>
            <draw:polygon draw:style-name="gr616" draw:text-style-name="P17" draw:layer="layout" svg:width="0.071cm" svg:height="0.127cm" svg:x="2.288cm" svg:y="18.306cm" svg:viewBox="0 0 72 128" draw:points="0,85 0,0 72,42 72,128">
              <text:p/>
            </draw:polygon>
            <draw:line draw:style-name="gr617" draw:text-style-name="P16" draw:layer="layout" svg:x1="2.612cm" svg:y1="18.815cm" svg:x2="2.122cm" svg:y2="18.525cm">
              <text:p/>
            </draw:line>
          </draw:g>
        </draw:g>
        <draw:g draw:style-name="gr14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18" draw:text-style-name="P11" draw:layer="layout" svg:width="1.265cm" svg:height="0.76cm" svg:x="16.734cm" svg:y="7.489cm" svg:viewBox="0 0 1266 761" svg:d="M0 761c358 0 920-240 1162-399 242-158 0-362-122-362z">
            <text:p/>
          </draw:path>
          <draw:g draw:style-name="gr16">
            <draw:polygon draw:style-name="gr619" draw:text-style-name="P12" draw:layer="layout" svg:width="0.733cm" svg:height="1.883cm" svg:x="16cm" svg:y="6.366cm" svg:viewBox="0 0 734 1884" draw:points="0,1449 0,0 734,435 734,1884">
              <text:p/>
            </draw:polygon>
            <draw:polygon draw:style-name="gr620" draw:text-style-name="P13" draw:layer="layout" svg:width="1.039cm" svg:height="2.064cm" svg:x="16.734cm" svg:y="6.185cm" svg:viewBox="0 0 1040 2065" draw:points="0,2065 0,616 1040,0 1040,1449">
              <text:p/>
            </draw:polygon>
            <draw:polygon draw:style-name="gr621" draw:text-style-name="P14" draw:layer="layout" svg:width="1.773cm" svg:height="1.05cm" svg:x="16cm" svg:y="5.75cm" svg:viewBox="0 0 1774 1051" draw:points="734,1051 0,616 1040,0 1774,435">
              <text:p/>
            </draw:polygon>
            <draw:polygon draw:style-name="gr622" draw:text-style-name="P15" draw:layer="layout" svg:width="1.773cm" svg:height="2.499cm" svg:x="16cm" svg:y="5.75cm" svg:viewBox="0 0 1774 2500" draw:points="0,2065 0,616 1040,0 1774,435 1774,1884 734,2500">
              <text:p/>
            </draw:polygon>
            <draw:line draw:style-name="gr623" draw:text-style-name="P16" draw:layer="layout" svg:x1="16.612cm" svg:y1="7.888cm" svg:x2="16.122cm" svg:y2="7.598cm">
              <text:p/>
            </draw:line>
            <draw:line draw:style-name="gr624" draw:text-style-name="P16" draw:layer="layout" svg:x1="16.612cm" svg:y1="8.033cm" svg:x2="16.122cm" svg:y2="7.743cm">
              <text:p/>
            </draw:line>
            <draw:line draw:style-name="gr625" draw:text-style-name="P16" draw:layer="layout" svg:x1="16.612cm" svg:y1="7.96cm" svg:x2="16.122cm" svg:y2="7.67cm">
              <text:p/>
            </draw:line>
            <draw:polyline draw:style-name="gr626" draw:text-style-name="P16" draw:layer="layout" svg:width="0.611cm" svg:height="0.434cm" svg:x="16.061cm" svg:y="6.583cm" svg:viewBox="0 0 612 435" draw:points="612,435 0,72 0,0">
              <text:p/>
            </draw:polyline>
            <draw:polyline draw:style-name="gr627" draw:text-style-name="P16" draw:layer="layout" svg:width="0.6cm" svg:height="0.435cm" svg:x="16.072cm" svg:y="6.582cm" svg:viewBox="0 0 601 436" draw:points="601,436 601,364 0,0">
              <text:p/>
            </draw:polyline>
            <draw:polygon draw:style-name="gr628" draw:text-style-name="P17" draw:layer="layout" svg:width="0.071cm" svg:height="0.127cm" svg:x="16.288cm" svg:y="7.306cm" svg:viewBox="0 0 72 128" draw:points="0,85 0,0 72,42 72,128">
              <text:p/>
            </draw:polygon>
            <draw:line draw:style-name="gr629" draw:text-style-name="P16" draw:layer="layout" svg:x1="16.612cm" svg:y1="7.815cm" svg:x2="16.122cm" svg:y2="7.525cm">
              <text:p/>
            </draw:line>
          </draw:g>
        </draw:g>
        <draw:g draw:style-name="gr14">
          <draw:glue-point draw:id="4" svg:x="0.256cm" svg:y="-5.041cm"/>
          <draw:glue-point draw:id="5" svg:x="2.008cm" svg:y="-4.173cm"/>
          <draw:glue-point draw:id="6" svg:x="3.76cm" svg:y="-3.347cm"/>
          <draw:glue-point draw:id="7" svg:x="3.76cm" svg:y="-0.454cm"/>
          <draw:glue-point draw:id="8" svg:x="3.76cm" svg:y="2.52cm"/>
          <draw:glue-point draw:id="9" svg:x="1.482cm" svg:y="3.512cm"/>
          <draw:glue-point draw:id="10" svg:x="-1.495cm" svg:y="4.917cm"/>
          <draw:glue-point draw:id="11" svg:x="-3.247cm" svg:y="4.09cm"/>
          <draw:glue-point draw:id="12" svg:x="-5cm" svg:y="3.264cm"/>
          <draw:glue-point draw:id="13" svg:x="-5cm" svg:y="-2.52cm"/>
          <draw:glue-point draw:id="14" svg:x="-2.371cm" svg:y="-3.76cm"/>
          <draw:path draw:style-name="gr630" draw:text-style-name="P11" draw:layer="layout" svg:width="1.265cm" svg:height="0.76cm" svg:x="16.234cm" svg:y="14.989cm" svg:viewBox="0 0 1266 761" svg:d="M0 761c358 0 920-240 1162-399 242-158 0-362-122-362z">
            <text:p/>
          </draw:path>
          <draw:g draw:style-name="gr16">
            <draw:polygon draw:style-name="gr631" draw:text-style-name="P12" draw:layer="layout" svg:width="0.733cm" svg:height="1.883cm" svg:x="16.226cm" svg:y="13.866cm" svg:viewBox="0 0 734 1884" draw:points="0,1449 0,0 734,435 734,1884">
              <text:p/>
            </draw:polygon>
            <draw:polygon draw:style-name="gr632" draw:text-style-name="P13" draw:layer="layout" svg:width="1.039cm" svg:height="2.064cm" svg:x="16.96cm" svg:y="13.685cm" svg:viewBox="0 0 1040 2065" draw:points="0,2065 0,616 1040,0 1040,1449">
              <text:p/>
            </draw:polygon>
            <draw:polygon draw:style-name="gr633" draw:text-style-name="P14" draw:layer="layout" svg:width="1.773cm" svg:height="1.05cm" svg:x="16.226cm" svg:y="13.25cm" svg:viewBox="0 0 1774 1051" draw:points="734,1051 0,616 1040,0 1774,435">
              <text:p/>
            </draw:polygon>
            <draw:polygon draw:style-name="gr634" draw:text-style-name="P15" draw:layer="layout" svg:width="1.773cm" svg:height="2.499cm" svg:x="16.226cm" svg:y="13.25cm" svg:viewBox="0 0 1774 2500" draw:points="0,2065 0,616 1040,0 1774,435 1774,1884 734,2500">
              <text:p/>
            </draw:polygon>
            <draw:line draw:style-name="gr635" draw:text-style-name="P16" draw:layer="layout" svg:x1="16.838cm" svg:y1="15.388cm" svg:x2="16.348cm" svg:y2="15.098cm">
              <text:p/>
            </draw:line>
            <draw:line draw:style-name="gr636" draw:text-style-name="P16" draw:layer="layout" svg:x1="16.838cm" svg:y1="15.533cm" svg:x2="16.348cm" svg:y2="15.243cm">
              <text:p/>
            </draw:line>
            <draw:line draw:style-name="gr637" draw:text-style-name="P16" draw:layer="layout" svg:x1="16.838cm" svg:y1="15.46cm" svg:x2="16.348cm" svg:y2="15.17cm">
              <text:p/>
            </draw:line>
            <draw:polyline draw:style-name="gr638" draw:text-style-name="P16" draw:layer="layout" svg:width="0.611cm" svg:height="0.434cm" svg:x="16.287cm" svg:y="14.083cm" svg:viewBox="0 0 612 435" draw:points="612,435 0,72 0,0">
              <text:p/>
            </draw:polyline>
            <draw:polyline draw:style-name="gr639" draw:text-style-name="P16" draw:layer="layout" svg:width="0.6cm" svg:height="0.435cm" svg:x="16.298cm" svg:y="14.082cm" svg:viewBox="0 0 601 436" draw:points="601,436 601,364 0,0">
              <text:p/>
            </draw:polyline>
            <draw:polygon draw:style-name="gr640" draw:text-style-name="P17" draw:layer="layout" svg:width="0.071cm" svg:height="0.127cm" svg:x="16.514cm" svg:y="14.806cm" svg:viewBox="0 0 72 128" draw:points="0,85 0,0 72,42 72,128">
              <text:p/>
            </draw:polygon>
            <draw:line draw:style-name="gr641" draw:text-style-name="P16" draw:layer="layout" svg:x1="16.838cm" svg:y1="15.315cm" svg:x2="16.348cm" svg:y2="15.025cm">
              <text:p/>
            </draw:line>
          </draw:g>
        </draw:g>
        <draw:g draw:style-name="gr14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16">
            <draw:polygon draw:style-name="gr642" draw:text-style-name="P18" draw:layer="layout" svg:width="0.183cm" svg:height="0.219cm" svg:x="18.066cm" svg:y="18.431cm" svg:viewBox="0 0 184 220" draw:points="184,132 148,0 0,88 37,220">
              <text:p/>
            </draw:polygon>
            <draw:polygon draw:style-name="gr643" draw:text-style-name="P14" draw:layer="layout" svg:width="0.405cm" svg:height="0.241cm" svg:x="17.807cm" svg:y="18.277cm" svg:viewBox="0 0 406 242" draw:points="406,154 332,88 221,22 148,0 0,88 74,110 184,176 258,242">
              <text:p/>
            </draw:polygon>
            <draw:path draw:style-name="gr644" draw:text-style-name="P12" draw:layer="layout" svg:width="0.331cm" svg:height="0.285cm" svg:x="17.77cm" svg:y="18.365cm" svg:viewBox="0 0 332 286" svg:d="M0 88c0-132 74-88 148-44 73 44 147 44 184 242 0 0-148-88-332-198z">
              <text:p/>
            </draw:path>
            <draw:path draw:style-name="gr645" draw:text-style-name="P15" draw:layer="layout" svg:width="0.479cm" svg:height="0.373cm" svg:x="17.77cm" svg:y="18.277cm" svg:viewBox="0 0 480 374" svg:d="M184 0c74 22 74 22 148 66 37 22 111 44 148 220-74 44-74 44-148 88-42-20-258-154-332-198 0-110 74-110 184-176z">
              <text:p/>
            </draw:path>
          </draw:g>
          <draw:g draw:style-name="gr14">
            <draw:path draw:style-name="gr646" draw:text-style-name="P11" draw:layer="layout" svg:width="0.425cm" svg:height="0.272cm" svg:x="16.607cm" svg:y="18.58cm" svg:viewBox="0 0 426 273" svg:d="M0 273c101 0 356-122 407-152 50-30-1-121-102-121 0 66-305 273-305 273z">
              <text:p/>
            </draw:path>
            <draw:g draw:style-name="gr16">
              <draw:polygon draw:style-name="gr647" draw:text-style-name="P18" draw:layer="layout" svg:width="0.368cm" svg:height="0.307cm" svg:x="16.545cm" svg:y="18.575cm" svg:viewBox="0 0 369 308" draw:points="369,88 369,0 0,220 0,308">
                <text:p/>
              </draw:polygon>
              <draw:polygon draw:style-name="gr648" draw:text-style-name="P18" draw:layer="layout" svg:width="0.368cm" svg:height="0.373cm" svg:x="16.249cm" svg:y="18.245cm" svg:viewBox="0 0 369 374" draw:points="369,154 369,0 0,220 0,374">
                <text:p/>
              </draw:polygon>
              <draw:polygon draw:style-name="gr649" draw:text-style-name="P14" draw:layer="layout" svg:width="0.663cm" svg:height="0.395cm" svg:x="16.249cm" svg:y="18.399cm" svg:viewBox="0 0 664 396" draw:points="664,176 369,0 0,220 295,396">
                <text:p/>
              </draw:polygon>
              <draw:polygon draw:style-name="gr650" draw:text-style-name="P12" draw:layer="layout" svg:width="0.368cm" svg:height="0.373cm" svg:x="16.176cm" svg:y="18.509cm" svg:viewBox="0 0 369 374" draw:points="369,374 369,286 74,110 74,0 0,44 0,154">
                <text:p/>
              </draw:polygon>
              <draw:polygon draw:style-name="gr651" draw:text-style-name="P18" draw:layer="layout" svg:width="1.179cm" svg:height="1.672cm" svg:x="16.139cm" svg:y="16.902cm" svg:viewBox="0 0 1180 1673" draw:points="1180,969 1180,0 0,704 0,1673">
                <text:p/>
              </draw:polygon>
              <draw:polygon draw:style-name="gr652" draw:text-style-name="P19" draw:layer="layout" svg:width="1.105cm" svg:height="1.54cm" svg:x="16.176cm" svg:y="16.968cm" svg:viewBox="0 0 1106 1541" draw:points="1106,880 1106,0 0,661 0,1541">
                <text:p/>
              </draw:polygon>
              <draw:polygon draw:style-name="gr653" draw:text-style-name="P14" draw:layer="layout" svg:width="1.253cm" svg:height="0.747cm" svg:x="16.065cm" svg:y="16.858cm" svg:viewBox="0 0 1254 748" draw:points="74,748 1254,44 1180,0 0,704">
                <text:p/>
              </draw:polygon>
              <draw:polygon draw:style-name="gr654" draw:text-style-name="P12" draw:layer="layout" svg:width="0.073cm" svg:height="1.011cm" svg:x="16.065cm" svg:y="17.562cm" svg:viewBox="0 0 74 1012" draw:points="74,1012 74,44 0,0 0,969">
                <text:p/>
              </draw:polygon>
              <draw:polygon draw:style-name="gr655" draw:text-style-name="P15" draw:layer="layout" svg:width="1.253cm" svg:height="2.024cm" svg:x="16.065cm" svg:y="16.858cm" svg:viewBox="0 0 1254 2025" draw:points="1180,0 0,704 0,1673 74,1717 111,1695 111,1805 479,2025 848,1805 848,1717 553,1541 553,1431 1254,1012 1254,44">
                <text:p/>
              </draw:polygon>
            </draw:g>
          </draw:g>
          <draw:g draw:style-name="gr14">
            <draw:path draw:style-name="gr656" draw:text-style-name="P11" draw:layer="layout" svg:width="0.313cm" svg:height="0.211cm" svg:x="17.628cm" svg:y="18.743cm" svg:viewBox="0 0 314 212" svg:d="M0 212c0 0 203-61 254-91 55-33 101-121 0-121 0 66-254 212-254 212z">
              <text:p/>
            </draw:path>
            <draw:g draw:style-name="gr14">
              <draw:polygon draw:style-name="gr657" draw:text-style-name="P14" draw:layer="layout" svg:width="1.585cm" svg:height="0.946cm" svg:x="16.297cm" svg:y="18.466cm" svg:viewBox="0 0 1586 947" draw:points="406,947 1586,242 1180,0 0,704">
                <text:p/>
              </draw:polygon>
              <draw:polygon draw:style-name="gr658" draw:text-style-name="P12" draw:layer="layout" svg:width="0.405cm" svg:height="0.329cm" svg:x="16.297cm" svg:y="19.17cm" svg:viewBox="0 0 406 330" draw:points="406,330 406,242 0,0 0,88">
                <text:p/>
              </draw:polygon>
              <draw:polygon draw:style-name="gr659" draw:text-style-name="P18" draw:layer="layout" svg:width="1.179cm" svg:height="0.792cm" svg:x="16.703cm" svg:y="18.707cm" svg:viewBox="0 0 1180 793" draw:points="1180,88 1180,0 0,704 0,793">
                <text:p/>
              </draw:polygon>
              <draw:polygon draw:style-name="gr660" draw:text-style-name="P15" draw:layer="layout" svg:width="1.585cm" svg:height="1.033cm" svg:x="16.297cm" svg:y="18.466cm" svg:viewBox="0 0 1586 1034" draw:points="1180,0 0,704 0,793 406,1034 1586,330 1586,242">
                <text:p/>
              </draw:polygon>
              <draw:g draw:style-name="gr16">
                <draw:polygon draw:style-name="gr661" draw:text-style-name="P20" draw:layer="layout" svg:width="0.515cm" svg:height="0.307cm" svg:x="17.273cm" svg:y="18.525cm" svg:viewBox="0 0 516 308" draw:points="516,176 221,0 0,132 295,308">
                  <text:p/>
                </draw:polygon>
                <draw:line draw:style-name="gr662" draw:text-style-name="P16" draw:layer="layout" svg:x1="17.715cm" svg:y1="18.745cm" svg:x2="17.42cm" svg:y2="18.569cm">
                  <text:p/>
                </draw:line>
                <draw:line draw:style-name="gr663" draw:text-style-name="P16" draw:layer="layout" svg:x1="17.641cm" svg:y1="18.789cm" svg:x2="17.346cm" svg:y2="18.613cm">
                  <text:p/>
                </draw:line>
                <draw:line draw:style-name="gr664" draw:text-style-name="P16" draw:layer="layout" svg:x1="17.567cm" svg:y1="18.569cm" svg:x2="17.346cm" svg:y2="18.701cm">
                  <text:p/>
                </draw:line>
                <draw:line draw:style-name="gr665" draw:text-style-name="P16" draw:layer="layout" svg:x1="17.641cm" svg:y1="18.613cm" svg:x2="17.42cm" svg:y2="18.745cm">
                  <text:p/>
                </draw:line>
                <draw:line draw:style-name="gr666" draw:text-style-name="P16" draw:layer="layout" svg:x1="17.716cm" svg:y1="18.657cm" svg:x2="17.568cm" svg:y2="18.745cm">
                  <text:p/>
                </draw:line>
              </draw:g>
              <draw:g draw:style-name="gr16">
                <draw:polygon draw:style-name="gr667" draw:text-style-name="P20" draw:layer="layout" svg:width="1.068cm" svg:height="0.637cm" svg:x="16.409cm" svg:y="18.71cm" svg:viewBox="0 0 1069 638" draw:points="1069,176 774,0 0,462 295,638">
                  <text:p/>
                </draw:polygon>
                <draw:line draw:style-name="gr668" draw:text-style-name="P16" draw:layer="layout" svg:x1="17.405cm" svg:y1="18.842cm" svg:x2="16.63cm" svg:y2="19.304cm">
                  <text:p/>
                </draw:line>
                <draw:line draw:style-name="gr669" draw:text-style-name="P16" draw:layer="layout" svg:x1="17.331cm" svg:y1="18.798cm" svg:x2="16.556cm" svg:y2="19.26cm">
                  <text:p/>
                </draw:line>
                <draw:line draw:style-name="gr670" draw:text-style-name="P16" draw:layer="layout" svg:x1="17.257cm" svg:y1="18.754cm" svg:x2="16.482cm" svg:y2="19.216cm">
                  <text:p/>
                </draw:line>
                <draw:line draw:style-name="gr671" draw:text-style-name="P16" draw:layer="layout" svg:x1="16.556cm" svg:y1="19.173cm" svg:x2="16.482cm" svg:y2="19.129cm">
                  <text:p/>
                </draw:line>
                <draw:line draw:style-name="gr672" draw:text-style-name="P16" draw:layer="layout" svg:x1="16.63cm" svg:y1="19.128cm" svg:x2="16.556cm" svg:y2="19.084cm">
                  <text:p/>
                </draw:line>
                <draw:line draw:style-name="gr673" draw:text-style-name="P16" draw:layer="layout" svg:x1="16.704cm" svg:y1="19.084cm" svg:x2="16.63cm" svg:y2="19.04cm">
                  <text:p/>
                </draw:line>
                <draw:line draw:style-name="gr674" draw:text-style-name="P16" draw:layer="layout" svg:x1="16.667cm" svg:y1="19.194cm" svg:x2="16.593cm" svg:y2="19.15cm">
                  <text:p/>
                </draw:line>
                <draw:line draw:style-name="gr675" draw:text-style-name="P16" draw:layer="layout" svg:x1="16.74cm" svg:y1="19.151cm" svg:x2="16.666cm" svg:y2="19.107cm">
                  <text:p/>
                </draw:line>
                <draw:line draw:style-name="gr676" draw:text-style-name="P16" draw:layer="layout" svg:x1="16.814cm" svg:y1="19.106cm" svg:x2="16.74cm" svg:y2="19.062cm">
                  <text:p/>
                </draw:line>
                <draw:line draw:style-name="gr677" draw:text-style-name="P16" draw:layer="layout" svg:x1="16.777cm" svg:y1="19.04cm" svg:x2="16.703cm" svg:y2="18.996cm">
                  <text:p/>
                </draw:line>
                <draw:line draw:style-name="gr678" draw:text-style-name="P16" draw:layer="layout" svg:x1="16.888cm" svg:y1="19.062cm" svg:x2="16.814cm" svg:y2="19.018cm">
                  <text:p/>
                </draw:line>
                <draw:line draw:style-name="gr679" draw:text-style-name="P16" draw:layer="layout" svg:x1="16.851cm" svg:y1="18.996cm" svg:x2="16.777cm" svg:y2="18.952cm">
                  <text:p/>
                </draw:line>
                <draw:line draw:style-name="gr680" draw:text-style-name="P16" draw:layer="layout" svg:x1="16.925cm" svg:y1="18.952cm" svg:x2="16.851cm" svg:y2="18.908cm">
                  <text:p/>
                </draw:line>
                <draw:line draw:style-name="gr681" draw:text-style-name="P16" draw:layer="layout" svg:x1="16.999cm" svg:y1="18.908cm" svg:x2="16.925cm" svg:y2="18.864cm">
                  <text:p/>
                </draw:line>
                <draw:line draw:style-name="gr682" draw:text-style-name="P16" draw:layer="layout" svg:x1="16.962cm" svg:y1="19.019cm" svg:x2="16.888cm" svg:y2="18.975cm">
                  <text:p/>
                </draw:line>
                <draw:line draw:style-name="gr683" draw:text-style-name="P16" draw:layer="layout" svg:x1="17.036cm" svg:y1="18.974cm" svg:x2="16.962cm" svg:y2="18.93cm">
                  <text:p/>
                </draw:line>
                <draw:line draw:style-name="gr684" draw:text-style-name="P16" draw:layer="layout" svg:x1="17.109cm" svg:y1="18.93cm" svg:x2="17.035cm" svg:y2="18.886cm">
                  <text:p/>
                </draw:line>
                <draw:line draw:style-name="gr685" draw:text-style-name="P16" draw:layer="layout" svg:x1="17.072cm" svg:y1="18.864cm" svg:x2="16.998cm" svg:y2="18.82cm">
                  <text:p/>
                </draw:line>
                <draw:line draw:style-name="gr686" draw:text-style-name="P16" draw:layer="layout" svg:x1="17.183cm" svg:y1="18.886cm" svg:x2="17.109cm" svg:y2="18.842cm">
                  <text:p/>
                </draw:line>
                <draw:line draw:style-name="gr687" draw:text-style-name="P16" draw:layer="layout" svg:x1="17.146cm" svg:y1="18.82cm" svg:x2="17.072cm" svg:y2="18.776cm">
                  <text:p/>
                </draw:line>
                <draw:line draw:style-name="gr688" draw:text-style-name="P16" draw:layer="layout" svg:x1="17.22cm" svg:y1="18.776cm" svg:x2="17.146cm" svg:y2="18.732cm">
                  <text:p/>
                </draw:line>
                <draw:line draw:style-name="gr689" draw:text-style-name="P16" draw:layer="layout" svg:x1="17.257cm" svg:y1="18.842cm" svg:x2="17.183cm" svg:y2="18.798cm">
                  <text:p/>
                </draw:line>
                <draw:line draw:style-name="gr690" draw:text-style-name="P16" draw:layer="layout" svg:x1="16.777cm" svg:y1="19.216cm" svg:x2="16.703cm" svg:y2="19.172cm">
                  <text:p/>
                </draw:line>
                <draw:line draw:style-name="gr691" draw:text-style-name="P16" draw:layer="layout" svg:x1="16.851cm" svg:y1="19.173cm" svg:x2="16.777cm" svg:y2="19.129cm">
                  <text:p/>
                </draw:line>
                <draw:line draw:style-name="gr692" draw:text-style-name="P16" draw:layer="layout" svg:x1="16.925cm" svg:y1="19.128cm" svg:x2="16.851cm" svg:y2="19.084cm">
                  <text:p/>
                </draw:line>
                <draw:line draw:style-name="gr693" draw:text-style-name="P16" draw:layer="layout" svg:x1="16.962cm" svg:y1="19.194cm" svg:x2="16.888cm" svg:y2="19.15cm">
                  <text:p/>
                </draw:line>
                <draw:line draw:style-name="gr694" draw:text-style-name="P16" draw:layer="layout" svg:x1="17.036cm" svg:y1="19.151cm" svg:x2="16.962cm" svg:y2="19.107cm">
                  <text:p/>
                </draw:line>
                <draw:line draw:style-name="gr695" draw:text-style-name="P16" draw:layer="layout" svg:x1="16.999cm" svg:y1="19.084cm" svg:x2="16.925cm" svg:y2="19.04cm">
                  <text:p/>
                </draw:line>
                <draw:line draw:style-name="gr696" draw:text-style-name="P16" draw:layer="layout" svg:x1="17.072cm" svg:y1="19.04cm" svg:x2="16.998cm" svg:y2="18.996cm">
                  <text:p/>
                </draw:line>
                <draw:line draw:style-name="gr697" draw:text-style-name="P16" draw:layer="layout" svg:x1="17.146cm" svg:y1="18.996cm" svg:x2="17.072cm" svg:y2="18.952cm">
                  <text:p/>
                </draw:line>
                <draw:line draw:style-name="gr698" draw:text-style-name="P16" draw:layer="layout" svg:x1="17.22cm" svg:y1="18.952cm" svg:x2="17.146cm" svg:y2="18.908cm">
                  <text:p/>
                </draw:line>
                <draw:line draw:style-name="gr699" draw:text-style-name="P16" draw:layer="layout" svg:x1="17.331cm" svg:y1="18.974cm" svg:x2="17.257cm" svg:y2="18.93cm">
                  <text:p/>
                </draw:line>
                <draw:line draw:style-name="gr700" draw:text-style-name="P16" draw:layer="layout" svg:x1="17.294cm" svg:y1="18.908cm" svg:x2="17.22cm" svg:y2="18.864cm">
                  <text:p/>
                </draw:line>
                <draw:line draw:style-name="gr701" draw:text-style-name="P16" draw:layer="layout" svg:x1="17.404cm" svg:y1="18.93cm" svg:x2="17.33cm" svg:y2="18.886cm">
                  <text:p/>
                </draw:line>
                <draw:line draw:style-name="gr702" draw:text-style-name="P16" draw:layer="layout" svg:x1="16.814cm" svg:y1="19.283cm" svg:x2="16.74cm" svg:y2="19.239cm">
                  <text:p/>
                </draw:line>
                <draw:line draw:style-name="gr703" draw:text-style-name="P16" draw:layer="layout" svg:x1="16.888cm" svg:y1="19.238cm" svg:x2="16.814cm" svg:y2="19.194cm">
                  <text:p/>
                </draw:line>
              </draw:g>
            </draw:g>
          </draw:g>
        </draw:g>
        <draw:g draw:style-name="gr14">
          <draw:glue-point draw:id="4" svg:x="1.493cm" svg:y="-2.777cm"/>
          <draw:glue-point draw:id="5" svg:x="4.091cm" svg:y="-0.555cm"/>
          <draw:glue-point draw:id="6" svg:x="4.091cm" svg:y="1.111cm"/>
          <draw:glue-point draw:id="7" svg:x="4.091cm" svg:y="2.777cm"/>
          <draw:glue-point draw:id="8" svg:x="3.052cm" svg:y="3.666cm"/>
          <draw:glue-point draw:id="9" svg:x="1.493cm" svg:y="5cm"/>
          <draw:glue-point draw:id="10" svg:x="-3.7cm" svg:y="0.555cm"/>
          <draw:glue-point draw:id="11" svg:x="-3.7cm" svg:y="-1.111cm"/>
          <draw:glue-point draw:id="12" svg:x="-3.7cm" svg:y="-2.777cm"/>
          <draw:glue-point draw:id="13" svg:x="-2.272cm" svg:y="-4cm"/>
          <draw:glue-point draw:id="14" svg:x="-1.103cm" svg:y="-5cm"/>
          <draw:path draw:style-name="gr704" draw:text-style-name="P11" draw:layer="layout" svg:width="1cm" svg:height="0.558cm" svg:x="21.483cm" svg:y="18.457cm" svg:viewBox="0 0 1001 559" svg:d="M1 559c117 0 725-188 935-338 137-98 30-221-86-221 0 70-891 47-849 559z">
            <text:p/>
          </draw:path>
          <draw:g draw:style-name="gr16">
            <draw:polygon draw:style-name="gr705" draw:text-style-name="P18" draw:layer="layout" svg:width="1.698cm" svg:height="1.629cm" svg:x="20.626cm" svg:y="17.87cm" svg:viewBox="0 0 1699 1630" draw:points="1699,699 1699,0 0,932 0,1630">
              <text:p/>
            </draw:polygon>
            <draw:polygon draw:style-name="gr706" draw:text-style-name="P37" draw:layer="layout" svg:width="0.848cm" svg:height="1.163cm" svg:x="19.777cm" svg:y="18.336cm" svg:viewBox="0 0 849 1164" draw:points="849,1164 849,466 0,0 0,699">
              <text:p/>
            </draw:polygon>
            <draw:polygon draw:style-name="gr707" draw:text-style-name="P14" draw:layer="layout" svg:width="2.548cm" svg:height="1.396cm" svg:x="19.777cm" svg:y="17.404cm" svg:viewBox="0 0 2549 1397" draw:points="849,1397 2549,466 1699,0 0,932">
              <text:p/>
            </draw:polygon>
            <draw:polygon draw:style-name="gr708" draw:text-style-name="P17" draw:layer="layout" svg:width="0.084cm" svg:height="0.139cm" svg:x="22.137cm" svg:y="18.023cm" svg:viewBox="0 0 85 140" draw:points="85,93 85,0 0,47 0,140">
              <text:p/>
            </draw:polygon>
            <draw:polygon draw:style-name="gr709" draw:text-style-name="P37" draw:layer="layout" svg:width="0.848cm" svg:height="0.441cm" svg:x="21.051cm" svg:y="19.011cm" svg:viewBox="0 0 849 442" draw:points="849,326 0,0 0,186 849,442">
              <text:p/>
            </draw:polygon>
            <draw:polygon draw:style-name="gr710" draw:text-style-name="P14" draw:layer="layout" svg:width="1.698cm" svg:height="0.791cm" svg:x="21.051cm" svg:y="18.545cm" svg:viewBox="0 0 1699 792" draw:points="849,792 1699,326 849,0 0,466">
              <text:p/>
            </draw:polygon>
            <draw:polygon draw:style-name="gr711" draw:text-style-name="P18" draw:layer="layout" svg:width="0.848cm" svg:height="0.581cm" svg:x="21.901cm" svg:y="18.871cm" svg:viewBox="0 0 849 582" draw:points="849,116 849,0 0,466 0,582">
              <text:p/>
            </draw:polygon>
            <draw:polygon draw:style-name="gr712" draw:text-style-name="P15" draw:layer="layout" svg:width="2.972cm" svg:height="2.095cm" svg:x="19.777cm" svg:y="17.404cm" svg:viewBox="0 0 2973 2096" draw:points="2549,1164 2549,466 1699,0 0,932 0,1630 849,2096 1359,1817 2124,2049 2973,1584 2973,1467 2379,1234">
              <text:p/>
            </draw:polygon>
            <draw:path draw:style-name="gr713" draw:text-style-name="P24" draw:layer="layout" svg:width="1.528cm" svg:height="0.674cm" svg:x="21.179cm" svg:y="18.615cm" svg:viewBox="0 0 1529 675" svg:d="M934 675c170-93 425-233 595-326-212-116-637-279-935-349-170 93-382 210-594 326 255 70 679 233 934 349z">
              <text:p/>
            </draw:path>
            <draw:polyline draw:style-name="gr714" draw:text-style-name="P16" draw:layer="layout" svg:width="0.848cm" svg:height="0.535cm" svg:x="21.051cm" svg:y="18.452cm" svg:viewBox="0 0 849 536" draw:points="849,93 849,0 0,466 0,536">
              <text:p/>
            </draw:polyline>
            <draw:polygon draw:style-name="gr715" draw:text-style-name="P14" draw:layer="layout" svg:width="1.613cm" svg:height="0.884cm" svg:x="20.286cm" svg:y="17.683cm" svg:viewBox="0 0 1614 885" draw:points="764,885 1614,419 849,0 0,466">
              <text:p/>
            </draw:polygon>
            <draw:polygon draw:style-name="gr716" draw:text-style-name="P18" draw:layer="layout" svg:width="0.848cm" svg:height="0.698cm" svg:x="21.051cm" svg:y="18.103cm" svg:viewBox="0 0 849 699" draw:points="849,233 849,0 0,466 0,699">
              <text:p/>
            </draw:polygon>
          </draw:g>
        </draw:g>
        <draw:g draw:style-name="gr14">
          <draw:glue-point draw:id="4" svg:x="1.963cm" svg:y="1.206cm"/>
          <draw:glue-point draw:id="5" svg:x="-4.998cm" svg:y="-0.517cm"/>
          <draw:glue-point draw:id="6" svg:x="-1.02cm" svg:y="-4.137cm"/>
          <draw:glue-point draw:id="7" svg:x="-2.014cm" svg:y="3.965cm"/>
          <draw:glue-point draw:id="8" svg:x="-4.004cm" svg:y="-5cm"/>
          <draw:path draw:style-name="gr717" draw:text-style-name="P11" draw:layer="layout" svg:width="0.753cm" svg:height="0.447cm" svg:x="26.746cm" svg:y="20.629cm" svg:viewBox="0 0 754 448" svg:d="M0 448c128 0 662-276 722-310 60-35 33-138-60-138z">
            <text:p/>
          </draw:path>
          <draw:g draw:style-name="gr16">
            <draw:polygon draw:style-name="gr718" draw:text-style-name="P18" draw:layer="layout" svg:width="0.962cm" svg:height="0.654cm" svg:x="26.445cm" svg:y="18.595cm" svg:viewBox="0 0 963 655" draw:points="963,103 963,0 0,552 0,655">
              <text:p/>
            </draw:polygon>
            <draw:polygon draw:style-name="gr719" draw:text-style-name="P14" draw:layer="layout" svg:width="2.407cm" svg:height="1.378cm" svg:x="25cm" svg:y="17.767cm" svg:viewBox="0 0 2408 1379" draw:points="1445,1379 2408,828 963,0 0,552">
              <text:p/>
            </draw:polygon>
            <draw:polygon draw:style-name="gr720" draw:text-style-name="P12" draw:layer="layout" svg:width="1.444cm" svg:height="0.93cm" svg:x="25cm" svg:y="18.319cm" svg:viewBox="0 0 1445 931" draw:points="1445,931 1445,828 0,0 0,103">
              <text:p/>
            </draw:polygon>
            <draw:polygon draw:style-name="gr721" draw:text-style-name="P38" draw:layer="layout" svg:width="2.046cm" svg:height="1.171cm" svg:x="25.181cm" svg:y="17.871cm" svg:viewBox="0 0 2047 1172" draw:points="1204,1172 2047,690 843,0 0,483">
              <text:p/>
            </draw:polygon>
            <draw:polygon draw:style-name="gr722" draw:text-style-name="P18" draw:layer="layout" svg:width="0.902cm" svg:height="2.068cm" svg:x="25.061cm" svg:y="16.25cm" svg:viewBox="0 0 903 2069" draw:points="903,1552 903,0 0,517 0,2069">
              <text:p/>
            </draw:polygon>
            <draw:polygon draw:style-name="gr723" draw:text-style-name="P39" draw:layer="layout" svg:width="0.782cm" svg:height="1.792cm" svg:x="25.121cm" svg:y="16.388cm" svg:viewBox="0 0 783 1793" draw:points="783,1345 783,0 0,448 0,1793">
              <text:p/>
            </draw:polygon>
            <draw:path draw:style-name="gr724" draw:text-style-name="P24" draw:layer="layout" svg:width="1.625cm" svg:height="0.836cm" svg:x="25.361cm" svg:y="17.871cm" svg:viewBox="0 0 1626 837" svg:d="M963 793c181 35 663-241 663-241 0 0-711-404-964-552-221 127-441 253-662 379 273 150 482 276 722 414 81 46 181 69 241 0z">
              <text:p/>
            </draw:path>
            <draw:polygon draw:style-name="gr725" draw:text-style-name="P15" draw:layer="layout" svg:width="2.407cm" svg:height="2.999cm" svg:x="25cm" svg:y="16.25cm" svg:viewBox="0 0 2408 3000" draw:points="61,2034 0,2069 0,2172 1445,3000 2408,2448 2408,2345 963,1517 963,0 61,517">
              <text:p/>
            </draw:polygon>
          </draw:g>
        </draw:g>
        <draw:g draw:style-name="gr14">
          <draw:glue-point draw:id="4" svg:x="-0.588cm" svg:y="-5cm"/>
          <draw:glue-point draw:id="5" svg:x="1.47cm" svg:y="-3.51cm"/>
          <draw:glue-point draw:id="6" svg:x="3.823cm" svg:y="-1.808cm"/>
          <draw:glue-point draw:id="7" svg:x="3.823cm" svg:y="-0.106cm"/>
          <draw:glue-point draw:id="8" svg:x="3.823cm" svg:y="1.808cm"/>
          <draw:glue-point draw:id="9" svg:x="-0.588cm" svg:y="5cm"/>
          <draw:glue-point draw:id="10" svg:x="-2.941cm" svg:y="2.872cm"/>
          <draw:glue-point draw:id="11" svg:x="-5cm" svg:y="2.021cm"/>
          <draw:glue-point draw:id="12" svg:x="-5cm" svg:y="-1.808cm"/>
          <draw:glue-point draw:id="13" svg:x="-2.647cm" svg:y="-3.297cm"/>
          <draw:path draw:style-name="gr726" draw:text-style-name="P11" draw:layer="layout" svg:width="1.215cm" svg:height="0.764cm" svg:x="6.922cm" svg:y="18.74cm" svg:viewBox="0 0 1216 765" svg:d="M0 765c312 0 1115-360 1194-495s-79-270-159-270c0 193-1035 444-1035 765z">
            <text:p/>
          </draw:path>
          <draw:g draw:style-name="gr16">
            <draw:polygon draw:style-name="gr727" draw:text-style-name="P40" draw:layer="layout" svg:width="1.114cm" svg:height="1.169cm" svg:x="5.75cm" svg:y="18.38cm" svg:viewBox="0 0 1115 1170" draw:points="0,540 0,0 1115,630 1115,1170">
              <text:p/>
            </draw:polygon>
            <draw:polygon draw:style-name="gr728" draw:text-style-name="P41" draw:layer="layout" svg:width="1.113cm" svg:height="1.169cm" svg:x="6.865cm" svg:y="18.38cm" svg:viewBox="0 0 1114 1170" draw:points="0,1170 0,630 1114,0 1114,540">
              <text:p/>
            </draw:polygon>
            <draw:polygon draw:style-name="gr729" draw:text-style-name="P42" draw:layer="layout" svg:width="2.227cm" svg:height="1.259cm" svg:x="5.75cm" svg:y="17.75cm" svg:viewBox="0 0 2228 1260" draw:points="1115,1260 0,630 1115,0 2228,630">
              <text:p/>
            </draw:polygon>
            <draw:polygon draw:style-name="gr730" draw:text-style-name="P15" draw:layer="layout" svg:width="2.227cm" svg:height="1.799cm" svg:x="5.75cm" svg:y="17.75cm" svg:viewBox="0 0 2228 1800" draw:points="0,1170 0,630 1115,0 2228,630 2228,1170 1115,1800">
              <text:p/>
            </draw:polygon>
            <draw:polygon draw:style-name="gr731" draw:text-style-name="P43" draw:layer="layout" svg:width="0.556cm" svg:height="0.314cm" svg:x="7.102cm" svg:y="18.335cm" svg:viewBox="0 0 557 315" draw:points="478,90 79,315 0,270 398,45 319,0 557,0 557,135">
              <text:p/>
            </draw:polygon>
            <draw:polygon draw:style-name="gr732" draw:text-style-name="P43" draw:layer="layout" svg:width="0.556cm" svg:height="0.314cm" svg:x="6.546cm" svg:y="18.38cm" svg:viewBox="0 0 557 315" draw:points="160,270 239,315 0,315 0,180 79,225 477,0 557,45">
              <text:p/>
            </draw:polygon>
            <draw:polygon draw:style-name="gr733" draw:text-style-name="P43" draw:layer="layout" svg:width="0.556cm" svg:height="0.314cm" svg:x="6.625cm" svg:y="18.065cm" svg:viewBox="0 0 557 315" draw:points="477,90 79,315 0,270 398,45 318,0 557,0 557,135">
              <text:p/>
            </draw:polygon>
            <draw:polygon draw:style-name="gr734" draw:text-style-name="P43" draw:layer="layout" svg:width="0.556cm" svg:height="0.314cm" svg:x="6.068cm" svg:y="18.11cm" svg:viewBox="0 0 557 315" draw:points="160,270 239,315 0,315 0,180 79,225 477,0 557,45">
              <text:p/>
            </draw:polygon>
          </draw:g>
        </draw:g>
        <draw:g draw:style-name="gr14">
          <draw:glue-point draw:id="4" svg:x="-2.321cm" svg:y="2.89cm"/>
          <draw:glue-point draw:id="5" svg:x="3.612cm" svg:y="-0.913cm"/>
          <draw:glue-point draw:id="6" svg:x="1.25cm" svg:y="-3.593cm"/>
          <draw:glue-point draw:id="7" svg:x="-2.321cm" svg:y="-2.812cm"/>
          <draw:glue-point draw:id="8" svg:x="-1.964cm" svg:y="-5cm"/>
          <draw:glue-point draw:id="9" svg:x="0.907cm" svg:y="-3.817cm"/>
          <draw:glue-point draw:id="10" svg:x="0.659cm" svg:y="4.139cm"/>
          <draw:g draw:style-name="gr16">
            <draw:polygon draw:style-name="gr735" draw:text-style-name="P18" draw:layer="layout" svg:width="0.183cm" svg:height="0.219cm" svg:x="6.751cm" svg:y="14.681cm" svg:viewBox="0 0 184 220" draw:points="184,132 148,0 0,88 37,220">
              <text:p/>
            </draw:polygon>
            <draw:polygon draw:style-name="gr736" draw:text-style-name="P14" draw:layer="layout" svg:width="0.405cm" svg:height="0.241cm" svg:x="6.492cm" svg:y="14.527cm" svg:viewBox="0 0 406 242" draw:points="406,154 332,88 221,22 148,0 0,88 74,110 184,176 258,242">
              <text:p/>
            </draw:polygon>
            <draw:path draw:style-name="gr737" draw:text-style-name="P12" draw:layer="layout" svg:width="0.331cm" svg:height="0.285cm" svg:x="6.455cm" svg:y="14.615cm" svg:viewBox="0 0 332 286" svg:d="M0 88c0-132 74-88 148-44 73 44 147 44 184 242 0 0-148-88-332-198z">
              <text:p/>
            </draw:path>
            <draw:path draw:style-name="gr738" draw:text-style-name="P15" draw:layer="layout" svg:width="0.479cm" svg:height="0.373cm" svg:x="6.455cm" svg:y="14.527cm" svg:viewBox="0 0 480 374" svg:d="M184 0c74 22 74 22 148 66 37 22 111 44 148 220-74 44-74 44-148 88-42-20-258-154-332-198 0-110 74-110 184-176z">
              <text:p/>
            </draw:path>
          </draw:g>
          <draw:g draw:style-name="gr14">
            <draw:path draw:style-name="gr739" draw:text-style-name="P11" draw:layer="layout" svg:width="0.425cm" svg:height="0.272cm" svg:x="5.292cm" svg:y="14.83cm" svg:viewBox="0 0 426 273" svg:d="M0 273c101 0 356-122 407-152 50-30-1-121-102-121 0 66-305 273-305 273z">
              <text:p/>
            </draw:path>
            <draw:g draw:style-name="gr16">
              <draw:polygon draw:style-name="gr740" draw:text-style-name="P18" draw:layer="layout" svg:width="0.368cm" svg:height="0.307cm" svg:x="5.23cm" svg:y="14.825cm" svg:viewBox="0 0 369 308" draw:points="369,88 369,0 0,220 0,308">
                <text:p/>
              </draw:polygon>
              <draw:polygon draw:style-name="gr741" draw:text-style-name="P18" draw:layer="layout" svg:width="0.368cm" svg:height="0.373cm" svg:x="4.934cm" svg:y="14.495cm" svg:viewBox="0 0 369 374" draw:points="369,154 369,0 0,220 0,374">
                <text:p/>
              </draw:polygon>
              <draw:polygon draw:style-name="gr742" draw:text-style-name="P14" draw:layer="layout" svg:width="0.663cm" svg:height="0.395cm" svg:x="4.934cm" svg:y="14.649cm" svg:viewBox="0 0 664 396" draw:points="664,176 369,0 0,220 295,396">
                <text:p/>
              </draw:polygon>
              <draw:polygon draw:style-name="gr743" draw:text-style-name="P12" draw:layer="layout" svg:width="0.368cm" svg:height="0.373cm" svg:x="4.861cm" svg:y="14.759cm" svg:viewBox="0 0 369 374" draw:points="369,374 369,286 74,110 74,0 0,44 0,154">
                <text:p/>
              </draw:polygon>
              <draw:polygon draw:style-name="gr744" draw:text-style-name="P18" draw:layer="layout" svg:width="1.179cm" svg:height="1.672cm" svg:x="4.824cm" svg:y="13.152cm" svg:viewBox="0 0 1180 1673" draw:points="1180,969 1180,0 0,704 0,1673">
                <text:p/>
              </draw:polygon>
              <draw:polygon draw:style-name="gr745" draw:text-style-name="P19" draw:layer="layout" svg:width="1.105cm" svg:height="1.54cm" svg:x="4.861cm" svg:y="13.218cm" svg:viewBox="0 0 1106 1541" draw:points="1106,880 1106,0 0,661 0,1541">
                <text:p/>
              </draw:polygon>
              <draw:polygon draw:style-name="gr746" draw:text-style-name="P14" draw:layer="layout" svg:width="1.253cm" svg:height="0.747cm" svg:x="4.75cm" svg:y="13.108cm" svg:viewBox="0 0 1254 748" draw:points="74,748 1254,44 1180,0 0,704">
                <text:p/>
              </draw:polygon>
              <draw:polygon draw:style-name="gr747" draw:text-style-name="P12" draw:layer="layout" svg:width="0.073cm" svg:height="1.011cm" svg:x="4.75cm" svg:y="13.812cm" svg:viewBox="0 0 74 1012" draw:points="74,1012 74,44 0,0 0,969">
                <text:p/>
              </draw:polygon>
              <draw:polygon draw:style-name="gr748" draw:text-style-name="P15" draw:layer="layout" svg:width="1.253cm" svg:height="2.024cm" svg:x="4.75cm" svg:y="13.108cm" svg:viewBox="0 0 1254 2025" draw:points="1180,0 0,704 0,1673 74,1717 111,1695 111,1805 479,2025 848,1805 848,1717 553,1541 553,1431 1254,1012 1254,44">
                <text:p/>
              </draw:polygon>
            </draw:g>
          </draw:g>
          <draw:g draw:style-name="gr14">
            <draw:path draw:style-name="gr749" draw:text-style-name="P11" draw:layer="layout" svg:width="0.313cm" svg:height="0.211cm" svg:x="6.313cm" svg:y="14.993cm" svg:viewBox="0 0 314 212" svg:d="M0 212c0 0 203-61 254-91 55-33 101-121 0-121 0 66-254 212-254 212z">
              <text:p/>
            </draw:path>
            <draw:g draw:style-name="gr14">
              <draw:polygon draw:style-name="gr750" draw:text-style-name="P14" draw:layer="layout" svg:width="1.585cm" svg:height="0.946cm" svg:x="4.982cm" svg:y="14.716cm" svg:viewBox="0 0 1586 947" draw:points="406,947 1586,242 1180,0 0,704">
                <text:p/>
              </draw:polygon>
              <draw:polygon draw:style-name="gr751" draw:text-style-name="P12" draw:layer="layout" svg:width="0.405cm" svg:height="0.329cm" svg:x="4.982cm" svg:y="15.42cm" svg:viewBox="0 0 406 330" draw:points="406,330 406,242 0,0 0,88">
                <text:p/>
              </draw:polygon>
              <draw:polygon draw:style-name="gr752" draw:text-style-name="P18" draw:layer="layout" svg:width="1.179cm" svg:height="0.792cm" svg:x="5.388cm" svg:y="14.957cm" svg:viewBox="0 0 1180 793" draw:points="1180,88 1180,0 0,704 0,793">
                <text:p/>
              </draw:polygon>
              <draw:polygon draw:style-name="gr753" draw:text-style-name="P15" draw:layer="layout" svg:width="1.585cm" svg:height="1.033cm" svg:x="4.982cm" svg:y="14.716cm" svg:viewBox="0 0 1586 1034" draw:points="1180,0 0,704 0,793 406,1034 1586,330 1586,242">
                <text:p/>
              </draw:polygon>
              <draw:g draw:style-name="gr16">
                <draw:polygon draw:style-name="gr754" draw:text-style-name="P20" draw:layer="layout" svg:width="0.515cm" svg:height="0.307cm" svg:x="5.958cm" svg:y="14.775cm" svg:viewBox="0 0 516 308" draw:points="516,176 221,0 0,132 295,308">
                  <text:p/>
                </draw:polygon>
                <draw:line draw:style-name="gr755" draw:text-style-name="P16" draw:layer="layout" svg:x1="6.4cm" svg:y1="14.995cm" svg:x2="6.105cm" svg:y2="14.819cm">
                  <text:p/>
                </draw:line>
                <draw:line draw:style-name="gr756" draw:text-style-name="P16" draw:layer="layout" svg:x1="6.326cm" svg:y1="15.039cm" svg:x2="6.031cm" svg:y2="14.863cm">
                  <text:p/>
                </draw:line>
                <draw:line draw:style-name="gr757" draw:text-style-name="P16" draw:layer="layout" svg:x1="6.252cm" svg:y1="14.819cm" svg:x2="6.031cm" svg:y2="14.951cm">
                  <text:p/>
                </draw:line>
                <draw:line draw:style-name="gr758" draw:text-style-name="P16" draw:layer="layout" svg:x1="6.326cm" svg:y1="14.863cm" svg:x2="6.105cm" svg:y2="14.995cm">
                  <text:p/>
                </draw:line>
                <draw:line draw:style-name="gr759" draw:text-style-name="P16" draw:layer="layout" svg:x1="6.401cm" svg:y1="14.907cm" svg:x2="6.253cm" svg:y2="14.995cm">
                  <text:p/>
                </draw:line>
              </draw:g>
              <draw:g draw:style-name="gr16">
                <draw:polygon draw:style-name="gr760" draw:text-style-name="P20" draw:layer="layout" svg:width="1.068cm" svg:height="0.637cm" svg:x="5.094cm" svg:y="14.96cm" svg:viewBox="0 0 1069 638" draw:points="1069,176 774,0 0,462 295,638">
                  <text:p/>
                </draw:polygon>
                <draw:line draw:style-name="gr761" draw:text-style-name="P16" draw:layer="layout" svg:x1="6.09cm" svg:y1="15.092cm" svg:x2="5.315cm" svg:y2="15.554cm">
                  <text:p/>
                </draw:line>
                <draw:line draw:style-name="gr762" draw:text-style-name="P16" draw:layer="layout" svg:x1="6.016cm" svg:y1="15.048cm" svg:x2="5.241cm" svg:y2="15.51cm">
                  <text:p/>
                </draw:line>
                <draw:line draw:style-name="gr763" draw:text-style-name="P16" draw:layer="layout" svg:x1="5.942cm" svg:y1="15.004cm" svg:x2="5.167cm" svg:y2="15.466cm">
                  <text:p/>
                </draw:line>
                <draw:line draw:style-name="gr764" draw:text-style-name="P16" draw:layer="layout" svg:x1="5.241cm" svg:y1="15.423cm" svg:x2="5.167cm" svg:y2="15.379cm">
                  <text:p/>
                </draw:line>
                <draw:line draw:style-name="gr765" draw:text-style-name="P16" draw:layer="layout" svg:x1="5.315cm" svg:y1="15.378cm" svg:x2="5.241cm" svg:y2="15.334cm">
                  <text:p/>
                </draw:line>
                <draw:line draw:style-name="gr766" draw:text-style-name="P16" draw:layer="layout" svg:x1="5.389cm" svg:y1="15.334cm" svg:x2="5.315cm" svg:y2="15.29cm">
                  <text:p/>
                </draw:line>
                <draw:line draw:style-name="gr767" draw:text-style-name="P16" draw:layer="layout" svg:x1="5.352cm" svg:y1="15.444cm" svg:x2="5.278cm" svg:y2="15.4cm">
                  <text:p/>
                </draw:line>
                <draw:line draw:style-name="gr768" draw:text-style-name="P16" draw:layer="layout" svg:x1="5.425cm" svg:y1="15.401cm" svg:x2="5.351cm" svg:y2="15.357cm">
                  <text:p/>
                </draw:line>
                <draw:line draw:style-name="gr769" draw:text-style-name="P16" draw:layer="layout" svg:x1="5.499cm" svg:y1="15.356cm" svg:x2="5.425cm" svg:y2="15.312cm">
                  <text:p/>
                </draw:line>
                <draw:line draw:style-name="gr770" draw:text-style-name="P16" draw:layer="layout" svg:x1="5.462cm" svg:y1="15.29cm" svg:x2="5.388cm" svg:y2="15.246cm">
                  <text:p/>
                </draw:line>
                <draw:line draw:style-name="gr771" draw:text-style-name="P16" draw:layer="layout" svg:x1="5.573cm" svg:y1="15.312cm" svg:x2="5.499cm" svg:y2="15.268cm">
                  <text:p/>
                </draw:line>
                <draw:line draw:style-name="gr772" draw:text-style-name="P16" draw:layer="layout" svg:x1="5.536cm" svg:y1="15.246cm" svg:x2="5.462cm" svg:y2="15.202cm">
                  <text:p/>
                </draw:line>
                <draw:line draw:style-name="gr773" draw:text-style-name="P16" draw:layer="layout" svg:x1="5.61cm" svg:y1="15.202cm" svg:x2="5.536cm" svg:y2="15.158cm">
                  <text:p/>
                </draw:line>
                <draw:line draw:style-name="gr774" draw:text-style-name="P16" draw:layer="layout" svg:x1="5.684cm" svg:y1="15.158cm" svg:x2="5.61cm" svg:y2="15.114cm">
                  <text:p/>
                </draw:line>
                <draw:line draw:style-name="gr775" draw:text-style-name="P16" draw:layer="layout" svg:x1="5.647cm" svg:y1="15.269cm" svg:x2="5.573cm" svg:y2="15.225cm">
                  <text:p/>
                </draw:line>
                <draw:line draw:style-name="gr776" draw:text-style-name="P16" draw:layer="layout" svg:x1="5.721cm" svg:y1="15.224cm" svg:x2="5.647cm" svg:y2="15.18cm">
                  <text:p/>
                </draw:line>
                <draw:line draw:style-name="gr777" draw:text-style-name="P16" draw:layer="layout" svg:x1="5.794cm" svg:y1="15.18cm" svg:x2="5.72cm" svg:y2="15.136cm">
                  <text:p/>
                </draw:line>
                <draw:line draw:style-name="gr778" draw:text-style-name="P16" draw:layer="layout" svg:x1="5.757cm" svg:y1="15.114cm" svg:x2="5.683cm" svg:y2="15.07cm">
                  <text:p/>
                </draw:line>
                <draw:line draw:style-name="gr779" draw:text-style-name="P16" draw:layer="layout" svg:x1="5.868cm" svg:y1="15.136cm" svg:x2="5.794cm" svg:y2="15.092cm">
                  <text:p/>
                </draw:line>
                <draw:line draw:style-name="gr780" draw:text-style-name="P16" draw:layer="layout" svg:x1="5.831cm" svg:y1="15.07cm" svg:x2="5.757cm" svg:y2="15.026cm">
                  <text:p/>
                </draw:line>
                <draw:line draw:style-name="gr781" draw:text-style-name="P16" draw:layer="layout" svg:x1="5.905cm" svg:y1="15.026cm" svg:x2="5.831cm" svg:y2="14.982cm">
                  <text:p/>
                </draw:line>
                <draw:line draw:style-name="gr782" draw:text-style-name="P16" draw:layer="layout" svg:x1="5.942cm" svg:y1="15.092cm" svg:x2="5.868cm" svg:y2="15.048cm">
                  <text:p/>
                </draw:line>
                <draw:line draw:style-name="gr783" draw:text-style-name="P16" draw:layer="layout" svg:x1="5.462cm" svg:y1="15.466cm" svg:x2="5.388cm" svg:y2="15.422cm">
                  <text:p/>
                </draw:line>
                <draw:line draw:style-name="gr784" draw:text-style-name="P16" draw:layer="layout" svg:x1="5.536cm" svg:y1="15.423cm" svg:x2="5.462cm" svg:y2="15.379cm">
                  <text:p/>
                </draw:line>
                <draw:line draw:style-name="gr785" draw:text-style-name="P16" draw:layer="layout" svg:x1="5.61cm" svg:y1="15.378cm" svg:x2="5.536cm" svg:y2="15.334cm">
                  <text:p/>
                </draw:line>
                <draw:line draw:style-name="gr786" draw:text-style-name="P16" draw:layer="layout" svg:x1="5.647cm" svg:y1="15.444cm" svg:x2="5.573cm" svg:y2="15.4cm">
                  <text:p/>
                </draw:line>
                <draw:line draw:style-name="gr787" draw:text-style-name="P16" draw:layer="layout" svg:x1="5.721cm" svg:y1="15.401cm" svg:x2="5.647cm" svg:y2="15.357cm">
                  <text:p/>
                </draw:line>
                <draw:line draw:style-name="gr788" draw:text-style-name="P16" draw:layer="layout" svg:x1="5.684cm" svg:y1="15.334cm" svg:x2="5.61cm" svg:y2="15.29cm">
                  <text:p/>
                </draw:line>
                <draw:line draw:style-name="gr789" draw:text-style-name="P16" draw:layer="layout" svg:x1="5.757cm" svg:y1="15.29cm" svg:x2="5.683cm" svg:y2="15.246cm">
                  <text:p/>
                </draw:line>
                <draw:line draw:style-name="gr790" draw:text-style-name="P16" draw:layer="layout" svg:x1="5.831cm" svg:y1="15.246cm" svg:x2="5.757cm" svg:y2="15.202cm">
                  <text:p/>
                </draw:line>
                <draw:line draw:style-name="gr791" draw:text-style-name="P16" draw:layer="layout" svg:x1="5.905cm" svg:y1="15.202cm" svg:x2="5.831cm" svg:y2="15.158cm">
                  <text:p/>
                </draw:line>
                <draw:line draw:style-name="gr792" draw:text-style-name="P16" draw:layer="layout" svg:x1="6.016cm" svg:y1="15.224cm" svg:x2="5.942cm" svg:y2="15.18cm">
                  <text:p/>
                </draw:line>
                <draw:line draw:style-name="gr793" draw:text-style-name="P16" draw:layer="layout" svg:x1="5.979cm" svg:y1="15.158cm" svg:x2="5.905cm" svg:y2="15.114cm">
                  <text:p/>
                </draw:line>
                <draw:line draw:style-name="gr794" draw:text-style-name="P16" draw:layer="layout" svg:x1="6.089cm" svg:y1="15.18cm" svg:x2="6.015cm" svg:y2="15.136cm">
                  <text:p/>
                </draw:line>
                <draw:line draw:style-name="gr795" draw:text-style-name="P16" draw:layer="layout" svg:x1="5.499cm" svg:y1="15.533cm" svg:x2="5.425cm" svg:y2="15.489cm">
                  <text:p/>
                </draw:line>
                <draw:line draw:style-name="gr796" draw:text-style-name="P16" draw:layer="layout" svg:x1="5.573cm" svg:y1="15.488cm" svg:x2="5.499cm" svg:y2="15.444cm">
                  <text:p/>
                </draw:line>
              </draw:g>
            </draw:g>
          </draw:g>
        </draw:g>
        <draw:g draw:style-name="gr14">
          <draw:glue-point draw:id="4" svg:x="3.519cm" svg:y="-4cm"/>
          <draw:glue-point draw:id="5" svg:x="5.001cm" svg:y="-3cm"/>
          <draw:glue-point draw:id="6" svg:x="5.001cm" svg:y="-2.5cm" draw:escape-direction="right"/>
          <draw:glue-point draw:id="7" svg:x="5.001cm" svg:y="-1.75cm" draw:escape-direction="right"/>
          <draw:glue-point draw:id="8" svg:x="-0.554cm" svg:y="5cm" draw:escape-direction="down"/>
          <draw:glue-point draw:id="9" svg:x="-3.887cm" svg:y="1.75cm" draw:escape-direction="left"/>
          <draw:glue-point draw:id="10" svg:x="-4.998cm" svg:y="1cm" draw:escape-direction="left"/>
          <draw:glue-point draw:id="11" svg:x="-0.924cm" svg:y="-3cm" draw:escape-direction="up"/>
          <draw:path draw:style-name="gr797" draw:text-style-name="P11" draw:layer="layout" svg:width="0.945cm" svg:height="0.767cm" svg:x="22.497cm" svg:y="14.598cm" svg:viewBox="0 0 946 768" svg:d="M11 768c230 0 493 0 827-295 333-296-192-473-420-473 0 177-497 118-407 768z">
            <text:p/>
          </draw:path>
          <draw:g draw:style-name="gr16">
            <draw:polygon draw:style-name="gr798" draw:text-style-name="P18" draw:layer="layout" svg:width="0.583cm" svg:height="1.596cm" svg:x="22.166cm" svg:y="13.769cm" svg:viewBox="0 0 584 1597" draw:points="584,1420 250,0 0,177 333,1597">
              <text:p/>
            </draw:polygon>
            <draw:polygon draw:style-name="gr799" draw:text-style-name="P25" draw:layer="layout" svg:width="0.499cm" svg:height="1.3cm" svg:x="21.999cm" svg:y="14.065cm" svg:viewBox="0 0 500 1301" draw:points="500,1301 250,177 0,0 250,1123">
              <text:p/>
            </draw:polygon>
            <draw:polygon draw:style-name="gr800" draw:text-style-name="P14" draw:layer="layout" svg:width="2.249cm" svg:height="1.596cm" svg:x="21.25cm" svg:y="13cm" svg:viewBox="0 0 2250 1597" draw:points="1583,1597 2250,1123 667,0 0,474">
              <text:p/>
            </draw:polygon>
            <draw:polygon draw:style-name="gr801" draw:text-style-name="P29" draw:layer="layout" svg:width="1.249cm" svg:height="0.886cm" svg:x="22.083cm" svg:y="13.592cm" svg:viewBox="0 0 1250 887" draw:points="1250,474 583,0 0,414 666,887">
              <text:p/>
            </draw:polygon>
            <draw:polygon draw:style-name="gr802" draw:text-style-name="P19" draw:layer="layout" svg:width="1.083cm" svg:height="0.768cm" svg:x="21.499cm" svg:y="13.177cm" svg:viewBox="0 0 1084 769" draw:points="1084,355 584,0 0,414 500,769">
              <text:p/>
            </draw:polygon>
            <draw:polygon draw:style-name="gr803" draw:text-style-name="P12" draw:layer="layout" svg:width="1.582cm" svg:height="1.419cm" svg:x="21.25cm" svg:y="13.474cm" svg:viewBox="0 0 1583 1420" draw:points="1583,1420 1583,1123 0,0 0,295">
              <text:p/>
            </draw:polygon>
            <draw:line draw:style-name="gr804" draw:text-style-name="P30" draw:layer="layout" svg:x1="22.834cm" svg:y1="13.711cm" svg:x2="22.25cm" svg:y2="14.125cm">
              <text:p/>
            </draw:line>
            <draw:line draw:style-name="gr805" draw:text-style-name="P30" draw:layer="layout" svg:x1="22.75cm" svg:y1="14.36cm" svg:x2="22.166cm" svg:y2="13.946cm">
              <text:p/>
            </draw:line>
            <draw:line draw:style-name="gr806" draw:text-style-name="P30" draw:layer="layout" svg:x1="23.25cm" svg:y1="14.125cm" svg:x2="22.583cm" svg:y2="13.651cm">
              <text:p/>
            </draw:line>
            <draw:line draw:style-name="gr807" draw:text-style-name="P30" draw:layer="layout" svg:x1="23.167cm" svg:y1="14.185cm" svg:x2="22.5cm" svg:y2="13.711cm">
              <text:p/>
            </draw:line>
            <draw:line draw:style-name="gr808" draw:text-style-name="P30" draw:layer="layout" svg:x1="23.084cm" svg:y1="14.242cm" svg:x2="22.5cm" svg:y2="13.828cm">
              <text:p/>
            </draw:line>
            <draw:polygon draw:style-name="gr809" draw:text-style-name="P18" draw:layer="layout" svg:width="0.666cm" svg:height="0.768cm" svg:x="22.833cm" svg:y="14.123cm" svg:viewBox="0 0 667 769" draw:points="667,295 667,0 0,474 0,769">
              <text:p/>
            </draw:polygon>
            <draw:polygon draw:style-name="gr810" draw:text-style-name="P15" draw:layer="layout" svg:width="2.249cm" svg:height="2.365cm" svg:x="21.25cm" svg:y="13cm" svg:viewBox="0 0 2250 2366" draw:points="2250,1123 667,0 0,474 0,769 833,1361 1000,2189 1250,2366 1500,2189 1416,1775 1583,1892 2250,1420">
              <text:p/>
            </draw:polygon>
            <draw:line draw:style-name="gr811" draw:text-style-name="P30" draw:layer="layout" svg:x1="22.917cm" svg:y1="14.362cm" svg:x2="22.25cm" svg:y2="13.888cm">
              <text:p/>
            </draw:line>
            <draw:line draw:style-name="gr812" draw:text-style-name="P30" draw:layer="layout" svg:x1="23cm" svg:y1="14.302cm" svg:x2="22.416cm" svg:y2="13.888cm">
              <text:p/>
            </draw:line>
            <draw:line draw:style-name="gr813" draw:text-style-name="P30" draw:layer="layout" svg:x1="22.75cm" svg:y1="13.651cm" svg:x2="22.166cm" svg:y2="14.065cm">
              <text:p/>
            </draw:line>
            <draw:line draw:style-name="gr814" draw:text-style-name="P30" draw:layer="layout" svg:x1="22.917cm" svg:y1="13.769cm" svg:x2="22.333cm" svg:y2="14.183cm">
              <text:p/>
            </draw:line>
            <draw:line draw:style-name="gr815" draw:text-style-name="P30" draw:layer="layout" svg:x1="23cm" svg:y1="13.828cm" svg:x2="22.416cm" svg:y2="14.242cm">
              <text:p/>
            </draw:line>
            <draw:line draw:style-name="gr816" draw:text-style-name="P30" draw:layer="layout" svg:x1="23.084cm" svg:y1="13.888cm" svg:x2="22.5cm" svg:y2="14.302cm">
              <text:p/>
            </draw:line>
            <draw:line draw:style-name="gr817" draw:text-style-name="P30" draw:layer="layout" svg:x1="23.25cm" svg:y1="14.006cm" svg:x2="22.666cm" svg:y2="14.42cm">
              <text:p/>
            </draw:line>
            <draw:line draw:style-name="gr818" draw:text-style-name="P30" draw:layer="layout" svg:x1="23.167cm" svg:y1="13.946cm" svg:x2="22.583cm" svg:y2="14.36cm">
              <text:p/>
            </draw:line>
          </draw:g>
        </draw:g>
        <draw:g draw:style-name="gr14">
          <draw:glue-point draw:id="4" svg:x="1.493cm" svg:y="-2.777cm"/>
          <draw:glue-point draw:id="5" svg:x="4.091cm" svg:y="-0.555cm"/>
          <draw:glue-point draw:id="6" svg:x="4.091cm" svg:y="1.111cm"/>
          <draw:glue-point draw:id="7" svg:x="4.091cm" svg:y="2.777cm"/>
          <draw:glue-point draw:id="8" svg:x="3.052cm" svg:y="3.666cm"/>
          <draw:glue-point draw:id="9" svg:x="1.493cm" svg:y="5cm"/>
          <draw:glue-point draw:id="10" svg:x="-3.7cm" svg:y="0.555cm"/>
          <draw:glue-point draw:id="11" svg:x="-3.7cm" svg:y="-1.111cm"/>
          <draw:glue-point draw:id="12" svg:x="-3.7cm" svg:y="-2.777cm"/>
          <draw:glue-point draw:id="13" svg:x="-2.272cm" svg:y="-4cm"/>
          <draw:glue-point draw:id="14" svg:x="-1.103cm" svg:y="-5cm"/>
          <draw:path draw:style-name="gr819" draw:text-style-name="P11" draw:layer="layout" svg:width="1cm" svg:height="0.558cm" svg:x="13.483cm" svg:y="3.457cm" svg:viewBox="0 0 1001 559" svg:d="M1 559c117 0 725-188 935-338 137-98 30-221-86-221 0 70-891 47-849 559z">
            <text:p/>
          </draw:path>
          <draw:g draw:style-name="gr16">
            <draw:polygon draw:style-name="gr820" draw:text-style-name="P18" draw:layer="layout" svg:width="1.698cm" svg:height="1.629cm" svg:x="13.099cm" svg:y="2.87cm" svg:viewBox="0 0 1699 1630" draw:points="1699,699 1699,0 0,932 0,1630">
              <text:p/>
            </draw:polygon>
            <draw:polygon draw:style-name="gr821" draw:text-style-name="P37" draw:layer="layout" svg:width="0.848cm" svg:height="1.163cm" svg:x="12.25cm" svg:y="3.336cm" svg:viewBox="0 0 849 1164" draw:points="849,1164 849,466 0,0 0,699">
              <text:p/>
            </draw:polygon>
            <draw:polygon draw:style-name="gr822" draw:text-style-name="P14" draw:layer="layout" svg:width="2.548cm" svg:height="1.396cm" svg:x="12.25cm" svg:y="2.404cm" svg:viewBox="0 0 2549 1397" draw:points="849,1397 2549,466 1699,0 0,932">
              <text:p/>
            </draw:polygon>
            <draw:polygon draw:style-name="gr823" draw:text-style-name="P17" draw:layer="layout" svg:width="0.084cm" svg:height="0.139cm" svg:x="14.61cm" svg:y="3.023cm" svg:viewBox="0 0 85 140" draw:points="85,93 85,0 0,47 0,140">
              <text:p/>
            </draw:polygon>
            <draw:polygon draw:style-name="gr824" draw:text-style-name="P37" draw:layer="layout" svg:width="0.848cm" svg:height="0.441cm" svg:x="13.524cm" svg:y="4.011cm" svg:viewBox="0 0 849 442" draw:points="849,326 0,0 0,186 849,442">
              <text:p/>
            </draw:polygon>
            <draw:polygon draw:style-name="gr825" draw:text-style-name="P14" draw:layer="layout" svg:width="1.698cm" svg:height="0.791cm" svg:x="13.524cm" svg:y="3.545cm" svg:viewBox="0 0 1699 792" draw:points="849,792 1699,326 849,0 0,466">
              <text:p/>
            </draw:polygon>
            <draw:polygon draw:style-name="gr826" draw:text-style-name="P18" draw:layer="layout" svg:width="0.848cm" svg:height="0.581cm" svg:x="14.374cm" svg:y="3.871cm" svg:viewBox="0 0 849 582" draw:points="849,116 849,0 0,466 0,582">
              <text:p/>
            </draw:polygon>
            <draw:polygon draw:style-name="gr827" draw:text-style-name="P15" draw:layer="layout" svg:width="2.972cm" svg:height="2.095cm" svg:x="12.25cm" svg:y="2.404cm" svg:viewBox="0 0 2973 2096" draw:points="2549,1164 2549,466 1699,0 0,932 0,1630 849,2096 1359,1817 2124,2049 2973,1584 2973,1467 2379,1234">
              <text:p/>
            </draw:polygon>
            <draw:path draw:style-name="gr828" draw:text-style-name="P24" draw:layer="layout" svg:width="1.528cm" svg:height="0.674cm" svg:x="13.652cm" svg:y="3.615cm" svg:viewBox="0 0 1529 675" svg:d="M934 675c170-93 425-233 595-326-212-116-637-279-935-349-170 93-382 210-594 326 255 70 679 233 934 349z">
              <text:p/>
            </draw:path>
            <draw:polyline draw:style-name="gr829" draw:text-style-name="P16" draw:layer="layout" svg:width="0.848cm" svg:height="0.535cm" svg:x="13.524cm" svg:y="3.452cm" svg:viewBox="0 0 849 536" draw:points="849,93 849,0 0,466 0,536">
              <text:p/>
            </draw:polyline>
            <draw:polygon draw:style-name="gr830" draw:text-style-name="P14" draw:layer="layout" svg:width="1.613cm" svg:height="0.884cm" svg:x="12.759cm" svg:y="2.683cm" svg:viewBox="0 0 1614 885" draw:points="764,885 1614,419 849,0 0,466">
              <text:p/>
            </draw:polygon>
            <draw:polygon draw:style-name="gr831" draw:text-style-name="P18" draw:layer="layout" svg:width="0.848cm" svg:height="0.698cm" svg:x="13.524cm" svg:y="3.103cm" svg:viewBox="0 0 849 699" draw:points="849,233 849,0 0,466 0,699">
              <text:p/>
            </draw:polygon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832" draw:text-style-name="P11" draw:layer="layout" svg:width="0.988cm" svg:height="0.332cm" svg:x="1.507cm" svg:y="2.906cm" svg:viewBox="0 0 989 333" svg:d="M0 330c130 0 989 28 989-82s-342-248-471-248c0 82-518 220-518 330z">
            <text:p/>
          </draw:path>
          <draw:g draw:style-name="gr16">
            <draw:polygon draw:style-name="gr833" draw:text-style-name="P18" draw:layer="layout" svg:width="0.47cm" svg:height="0.797cm" svg:x="1.501cm" svg:y="2.451cm" svg:viewBox="0 0 471 798" draw:points="471,523 471,0 0,248 0,798">
              <text:p/>
            </draw:polygon>
            <draw:polygon draw:style-name="gr834" draw:text-style-name="P14" draw:layer="layout" svg:width="0.329cm" svg:height="0.192cm" svg:x="1.689cm" svg:y="2.809cm" svg:viewBox="0 0 330 193" draw:points="235,193 330,138 94,0 0,55">
              <text:p/>
            </draw:polygon>
            <draw:polygon draw:style-name="gr835" draw:text-style-name="P18" draw:layer="layout" svg:width="0.093cm" svg:height="0.743cm" svg:x="2.018cm" svg:y="2.424cm" svg:viewBox="0 0 94 744" draw:points="94,688 94,0 0,55 0,744">
              <text:p/>
            </draw:polygon>
            <draw:polygon draw:style-name="gr836" draw:text-style-name="P12" draw:layer="layout" svg:width="0.329cm" svg:height="0.743cm" svg:x="1.689cm" svg:y="2.424cm" svg:viewBox="0 0 330 744" draw:points="330,744 330,55 235,0 235,578 0,440 0,551">
              <text:p/>
            </draw:polygon>
            <draw:polygon draw:style-name="gr837" draw:text-style-name="P18" draw:layer="layout" svg:width="0.47cm" svg:height="0.825cm" svg:x="2.443cm" svg:y="2.011cm" svg:viewBox="0 0 471 826" draw:points="471,551 471,0 0,276 0,826">
              <text:p/>
            </draw:polygon>
            <draw:polygon draw:style-name="gr838" draw:text-style-name="P12" draw:layer="layout" svg:width="0.941cm" svg:height="1.101cm" svg:x="1.5cm" svg:y="1.736cm" svg:viewBox="0 0 942 1102" draw:points="942,1102 942,551 0,0 0,551">
              <text:p/>
            </draw:polygon>
            <draw:line draw:style-name="gr839" draw:text-style-name="P16" draw:layer="layout" svg:x1="2.643cm" svg:y1="2.699cm" svg:x2="2.549cm" svg:y2="2.644cm">
              <text:p/>
            </draw:line>
            <draw:path draw:style-name="gr840" draw:text-style-name="P12" draw:layer="layout" svg:width="0.376cm" svg:height="0.483cm" svg:x="2.502cm" svg:y="2.182cm" svg:viewBox="0 0 377 484" svg:d="M189 21c-95 56-189 221-189 331s94 165 189 110c94-55 188-220 188-330 0-111-94-165-188-111z">
              <text:p/>
            </draw:path>
            <draw:path draw:style-name="gr841" draw:text-style-name="P36" draw:layer="layout" svg:width="0.352cm" svg:height="0.483cm" svg:x="2.631cm" svg:y="2.243cm" svg:viewBox="0 0 353 484" svg:d="M189 21c-95 55-189 221-189 331s94 165 189 110c94-56 164-219 164-329s-70-167-164-112z">
              <text:p/>
            </draw:path>
            <draw:line draw:style-name="gr842" draw:text-style-name="P16" draw:layer="layout" svg:x1="2.926cm" svg:y1="2.258cm" svg:x2="2.785cm" svg:y2="2.176cm">
              <text:p/>
            </draw:line>
            <draw:polygon draw:style-name="gr843" draw:text-style-name="P14" draw:layer="layout" svg:width="1.412cm" svg:height="0.825cm" svg:x="1.501cm" svg:y="1.46cm" svg:viewBox="0 0 1413 826" draw:points="942,826 1413,551 471,0 0,276">
              <text:p/>
            </draw:polygon>
            <draw:path draw:style-name="gr844" draw:text-style-name="P15" draw:layer="layout" svg:width="1.482cm" svg:height="1.789cm" svg:x="1.5cm" svg:y="1.46cm" svg:viewBox="0 0 1483 1790" svg:d="M1413 551l-942-551-471 276v550l377 220-377 193v551l330-193 188 110 95-55v-468l329 193c0 0 157-92 236-138 189 110 424-358 235-441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845" draw:text-style-name="P11" draw:layer="layout" svg:width="1.012cm" svg:height="0.364cm" svg:x="20.488cm" svg:y="2.797cm" svg:viewBox="0 0 1013 365" svg:d="M0 362c133 0 1013 30 1013-90 0-121-350-272-482-272 0 90-531 241-531 362z">
            <text:p/>
          </draw:path>
          <draw:g draw:style-name="gr16">
            <draw:polygon draw:style-name="gr846" draw:text-style-name="P12" draw:layer="layout" svg:width="0.481cm" svg:height="0.874cm" svg:x="20.536cm" svg:y="2.374cm" svg:viewBox="0 0 482 875" draw:points="0,574 0,0 482,272 482,875">
              <text:p/>
            </draw:polygon>
            <draw:polygon draw:style-name="gr847" draw:text-style-name="P34" draw:layer="layout" svg:width="0.337cm" svg:height="0.21cm" svg:x="20.488cm" svg:y="2.767cm" svg:viewBox="0 0 338 211" draw:points="97,211 0,151 241,0 338,61">
              <text:p/>
            </draw:polygon>
            <draw:polygon draw:style-name="gr848" draw:text-style-name="P12" draw:layer="layout" svg:width="0.096cm" svg:height="0.814cm" svg:x="20.392cm" svg:y="2.345cm" svg:viewBox="0 0 97 815" draw:points="0,754 0,0 97,61 97,815">
              <text:p/>
            </draw:polygon>
            <draw:polygon draw:style-name="gr849" draw:text-style-name="P18" draw:layer="layout" svg:width="0.337cm" svg:height="0.814cm" svg:x="20.488cm" svg:y="2.345cm" svg:viewBox="0 0 338 815" draw:points="0,815 0,61 97,0 97,634 338,483 338,603">
              <text:p/>
            </draw:polygon>
            <draw:polygon draw:style-name="gr850" draw:text-style-name="P12" draw:layer="layout" svg:width="0.481cm" svg:height="0.904cm" svg:x="19.572cm" svg:y="1.891cm" svg:viewBox="0 0 482 905" draw:points="0,603 0,0 482,302 482,905">
              <text:p/>
            </draw:polygon>
            <draw:polygon draw:style-name="gr851" draw:text-style-name="P18" draw:layer="layout" svg:width="0.964cm" svg:height="1.207cm" svg:x="20.054cm" svg:y="1.59cm" svg:viewBox="0 0 965 1208" draw:points="0,1208 0,603 965,0 965,603">
              <text:p/>
            </draw:polygon>
            <draw:line draw:style-name="gr852" draw:text-style-name="P16" draw:layer="layout" svg:x1="19.849cm" svg:y1="2.647cm" svg:x2="19.946cm" svg:y2="2.586cm">
              <text:p/>
            </draw:line>
            <draw:path draw:style-name="gr853" draw:text-style-name="P18" draw:layer="layout" svg:width="0.385cm" svg:height="0.529cm" svg:x="19.607cm" svg:y="2.08cm" svg:viewBox="0 0 386 530" svg:d="M193 24c97 60 193 241 193 362 0 120-96 181-193 120-96-60-193-241-193-362 0-120 97-180 193-120z">
              <text:p/>
            </draw:path>
            <draw:path draw:style-name="gr854" draw:text-style-name="P35" draw:layer="layout" svg:width="0.36cm" svg:height="0.529cm" svg:x="19.5cm" svg:y="2.146cm" svg:viewBox="0 0 361 530" svg:d="M168 23c97 60 193 242 193 363 0 120-96 180-193 120-96-60-168-239-168-360s72-183 168-123z">
              <text:p/>
            </draw:path>
            <draw:line draw:style-name="gr855" draw:text-style-name="P16" draw:layer="layout" svg:x1="19.559cm" svg:y1="2.163cm" svg:x2="19.703cm" svg:y2="2.073cm">
              <text:p/>
            </draw:line>
            <draw:polygon draw:style-name="gr856" draw:text-style-name="P14" draw:layer="layout" svg:width="1.446cm" svg:height="0.904cm" svg:x="19.572cm" svg:y="1.288cm" svg:viewBox="0 0 1447 905" draw:points="482,905 0,603 965,0 1447,302">
              <text:p/>
            </draw:polygon>
            <draw:path draw:style-name="gr857" draw:text-style-name="P15" draw:layer="layout" svg:width="1.517cm" svg:height="1.961cm" svg:x="19.501cm" svg:y="1.288cm" svg:viewBox="0 0 1518 1962" svg:d="M71 603l965-603 482 302v603l-386 242 386 211v604l-338-212-193 121-96-60v-513l-338 211c0 0-161-101-241-151-193 121-434-393-241-483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858" draw:text-style-name="P11" draw:layer="layout" svg:width="0.988cm" svg:height="0.332cm" svg:x="1.507cm" svg:y="14.446cm" svg:viewBox="0 0 989 333" svg:d="M0 330c130 0 989 28 989-82s-342-248-471-248c0 82-518 220-518 330z">
            <text:p/>
          </draw:path>
          <draw:g draw:style-name="gr16">
            <draw:polygon draw:style-name="gr859" draw:text-style-name="P18" draw:layer="layout" svg:width="0.47cm" svg:height="0.797cm" svg:x="1.501cm" svg:y="13.991cm" svg:viewBox="0 0 471 798" draw:points="471,523 471,0 0,248 0,798">
              <text:p/>
            </draw:polygon>
            <draw:polygon draw:style-name="gr860" draw:text-style-name="P14" draw:layer="layout" svg:width="0.329cm" svg:height="0.192cm" svg:x="1.689cm" svg:y="14.349cm" svg:viewBox="0 0 330 193" draw:points="235,193 330,138 94,0 0,55">
              <text:p/>
            </draw:polygon>
            <draw:polygon draw:style-name="gr861" draw:text-style-name="P18" draw:layer="layout" svg:width="0.093cm" svg:height="0.743cm" svg:x="2.018cm" svg:y="13.964cm" svg:viewBox="0 0 94 744" draw:points="94,688 94,0 0,55 0,744">
              <text:p/>
            </draw:polygon>
            <draw:polygon draw:style-name="gr862" draw:text-style-name="P12" draw:layer="layout" svg:width="0.329cm" svg:height="0.743cm" svg:x="1.689cm" svg:y="13.964cm" svg:viewBox="0 0 330 744" draw:points="330,744 330,55 235,0 235,578 0,440 0,551">
              <text:p/>
            </draw:polygon>
            <draw:polygon draw:style-name="gr863" draw:text-style-name="P18" draw:layer="layout" svg:width="0.47cm" svg:height="0.825cm" svg:x="2.443cm" svg:y="13.551cm" svg:viewBox="0 0 471 826" draw:points="471,551 471,0 0,276 0,826">
              <text:p/>
            </draw:polygon>
            <draw:polygon draw:style-name="gr864" draw:text-style-name="P12" draw:layer="layout" svg:width="0.941cm" svg:height="1.101cm" svg:x="1.5cm" svg:y="13.276cm" svg:viewBox="0 0 942 1102" draw:points="942,1102 942,551 0,0 0,551">
              <text:p/>
            </draw:polygon>
            <draw:line draw:style-name="gr865" draw:text-style-name="P16" draw:layer="layout" svg:x1="2.643cm" svg:y1="14.239cm" svg:x2="2.549cm" svg:y2="14.184cm">
              <text:p/>
            </draw:line>
            <draw:path draw:style-name="gr866" draw:text-style-name="P12" draw:layer="layout" svg:width="0.376cm" svg:height="0.483cm" svg:x="2.502cm" svg:y="13.722cm" svg:viewBox="0 0 377 484" svg:d="M189 21c-95 56-189 221-189 331s94 165 189 110c94-55 188-220 188-330 0-111-94-165-188-111z">
              <text:p/>
            </draw:path>
            <draw:path draw:style-name="gr867" draw:text-style-name="P36" draw:layer="layout" svg:width="0.352cm" svg:height="0.483cm" svg:x="2.631cm" svg:y="13.783cm" svg:viewBox="0 0 353 484" svg:d="M189 21c-95 55-189 221-189 331s94 165 189 110c94-56 164-219 164-329s-70-167-164-112z">
              <text:p/>
            </draw:path>
            <draw:line draw:style-name="gr868" draw:text-style-name="P16" draw:layer="layout" svg:x1="2.926cm" svg:y1="13.798cm" svg:x2="2.785cm" svg:y2="13.716cm">
              <text:p/>
            </draw:line>
            <draw:polygon draw:style-name="gr869" draw:text-style-name="P14" draw:layer="layout" svg:width="1.412cm" svg:height="0.825cm" svg:x="1.501cm" svg:y="13cm" svg:viewBox="0 0 1413 826" draw:points="942,826 1413,551 471,0 0,276">
              <text:p/>
            </draw:polygon>
            <draw:path draw:style-name="gr870" draw:text-style-name="P15" draw:layer="layout" svg:width="1.482cm" svg:height="1.789cm" svg:x="1.5cm" svg:y="13cm" svg:viewBox="0 0 1483 1790" svg:d="M1413 551l-942-551-471 276v550l377 220-377 193v551l330-193 188 110 95-55v-468l329 193c0 0 157-92 236-138 189 110 424-358 235-441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871" draw:text-style-name="P11" draw:layer="layout" svg:width="1.012cm" svg:height="0.364cm" svg:x="27.238cm" svg:y="14.759cm" svg:viewBox="0 0 1013 365" svg:d="M0 362c133 0 1013 30 1013-90 0-121-350-272-482-272 0 90-531 241-531 362z">
            <text:p/>
          </draw:path>
          <draw:g draw:style-name="gr16">
            <draw:polygon draw:style-name="gr872" draw:text-style-name="P12" draw:layer="layout" svg:width="0.481cm" svg:height="0.874cm" svg:x="27.286cm" svg:y="14.336cm" svg:viewBox="0 0 482 875" draw:points="0,574 0,0 482,272 482,875">
              <text:p/>
            </draw:polygon>
            <draw:polygon draw:style-name="gr873" draw:text-style-name="P34" draw:layer="layout" svg:width="0.337cm" svg:height="0.21cm" svg:x="27.238cm" svg:y="14.729cm" svg:viewBox="0 0 338 211" draw:points="97,211 0,151 241,0 338,61">
              <text:p/>
            </draw:polygon>
            <draw:polygon draw:style-name="gr874" draw:text-style-name="P12" draw:layer="layout" svg:width="0.096cm" svg:height="0.814cm" svg:x="27.142cm" svg:y="14.307cm" svg:viewBox="0 0 97 815" draw:points="0,754 0,0 97,61 97,815">
              <text:p/>
            </draw:polygon>
            <draw:polygon draw:style-name="gr875" draw:text-style-name="P18" draw:layer="layout" svg:width="0.337cm" svg:height="0.814cm" svg:x="27.238cm" svg:y="14.307cm" svg:viewBox="0 0 338 815" draw:points="0,815 0,61 97,0 97,634 338,483 338,603">
              <text:p/>
            </draw:polygon>
            <draw:polygon draw:style-name="gr876" draw:text-style-name="P12" draw:layer="layout" svg:width="0.481cm" svg:height="0.904cm" svg:x="26.322cm" svg:y="13.853cm" svg:viewBox="0 0 482 905" draw:points="0,603 0,0 482,302 482,905">
              <text:p/>
            </draw:polygon>
            <draw:polygon draw:style-name="gr877" draw:text-style-name="P18" draw:layer="layout" svg:width="0.964cm" svg:height="1.207cm" svg:x="26.804cm" svg:y="13.552cm" svg:viewBox="0 0 965 1208" draw:points="0,1208 0,603 965,0 965,603">
              <text:p/>
            </draw:polygon>
            <draw:line draw:style-name="gr878" draw:text-style-name="P16" draw:layer="layout" svg:x1="26.599cm" svg:y1="14.609cm" svg:x2="26.696cm" svg:y2="14.548cm">
              <text:p/>
            </draw:line>
            <draw:path draw:style-name="gr879" draw:text-style-name="P18" draw:layer="layout" svg:width="0.385cm" svg:height="0.529cm" svg:x="26.357cm" svg:y="14.042cm" svg:viewBox="0 0 386 530" svg:d="M193 24c97 60 193 241 193 362 0 120-96 181-193 120-96-60-193-241-193-362 0-120 97-180 193-120z">
              <text:p/>
            </draw:path>
            <draw:path draw:style-name="gr880" draw:text-style-name="P35" draw:layer="layout" svg:width="0.36cm" svg:height="0.529cm" svg:x="26.25cm" svg:y="14.108cm" svg:viewBox="0 0 361 530" svg:d="M168 23c97 60 193 242 193 363 0 120-96 180-193 120-96-60-168-239-168-360s72-183 168-123z">
              <text:p/>
            </draw:path>
            <draw:line draw:style-name="gr881" draw:text-style-name="P16" draw:layer="layout" svg:x1="26.309cm" svg:y1="14.125cm" svg:x2="26.453cm" svg:y2="14.035cm">
              <text:p/>
            </draw:line>
            <draw:polygon draw:style-name="gr882" draw:text-style-name="P14" draw:layer="layout" svg:width="1.446cm" svg:height="0.904cm" svg:x="26.322cm" svg:y="13.25cm" svg:viewBox="0 0 1447 905" draw:points="482,905 0,603 965,0 1447,302">
              <text:p/>
            </draw:polygon>
            <draw:path draw:style-name="gr883" draw:text-style-name="P15" draw:layer="layout" svg:width="1.517cm" svg:height="1.961cm" svg:x="26.251cm" svg:y="13.25cm" svg:viewBox="0 0 1518 1962" svg:d="M71 603l965-603 482 302v603l-386 242 386 211v604l-338-212-193 121-96-60v-513l-338 211c0 0-161-101-241-151-193 121-434-393-241-483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884" draw:text-style-name="P11" draw:layer="layout" svg:width="1.012cm" svg:height="0.364cm" svg:x="27.738cm" svg:y="10.797cm" svg:viewBox="0 0 1013 365" svg:d="M0 362c133 0 1013 30 1013-90 0-121-350-272-482-272 0 90-531 241-531 362z">
            <text:p/>
          </draw:path>
          <draw:g draw:style-name="gr16">
            <draw:polygon draw:style-name="gr885" draw:text-style-name="P12" draw:layer="layout" svg:width="0.481cm" svg:height="0.874cm" svg:x="27.786cm" svg:y="10.374cm" svg:viewBox="0 0 482 875" draw:points="0,574 0,0 482,272 482,875">
              <text:p/>
            </draw:polygon>
            <draw:polygon draw:style-name="gr886" draw:text-style-name="P34" draw:layer="layout" svg:width="0.337cm" svg:height="0.21cm" svg:x="27.738cm" svg:y="10.767cm" svg:viewBox="0 0 338 211" draw:points="97,211 0,151 241,0 338,61">
              <text:p/>
            </draw:polygon>
            <draw:polygon draw:style-name="gr887" draw:text-style-name="P12" draw:layer="layout" svg:width="0.096cm" svg:height="0.814cm" svg:x="27.642cm" svg:y="10.345cm" svg:viewBox="0 0 97 815" draw:points="0,754 0,0 97,61 97,815">
              <text:p/>
            </draw:polygon>
            <draw:polygon draw:style-name="gr888" draw:text-style-name="P18" draw:layer="layout" svg:width="0.337cm" svg:height="0.814cm" svg:x="27.738cm" svg:y="10.345cm" svg:viewBox="0 0 338 815" draw:points="0,815 0,61 97,0 97,634 338,483 338,603">
              <text:p/>
            </draw:polygon>
            <draw:polygon draw:style-name="gr889" draw:text-style-name="P12" draw:layer="layout" svg:width="0.481cm" svg:height="0.904cm" svg:x="26.822cm" svg:y="9.891cm" svg:viewBox="0 0 482 905" draw:points="0,603 0,0 482,302 482,905">
              <text:p/>
            </draw:polygon>
            <draw:polygon draw:style-name="gr890" draw:text-style-name="P18" draw:layer="layout" svg:width="0.964cm" svg:height="1.207cm" svg:x="27.304cm" svg:y="9.59cm" svg:viewBox="0 0 965 1208" draw:points="0,1208 0,603 965,0 965,603">
              <text:p/>
            </draw:polygon>
            <draw:line draw:style-name="gr891" draw:text-style-name="P16" draw:layer="layout" svg:x1="27.099cm" svg:y1="10.647cm" svg:x2="27.196cm" svg:y2="10.586cm">
              <text:p/>
            </draw:line>
            <draw:path draw:style-name="gr892" draw:text-style-name="P18" draw:layer="layout" svg:width="0.385cm" svg:height="0.529cm" svg:x="26.857cm" svg:y="10.08cm" svg:viewBox="0 0 386 530" svg:d="M193 24c97 60 193 241 193 362 0 120-96 181-193 120-96-60-193-241-193-362 0-120 97-180 193-120z">
              <text:p/>
            </draw:path>
            <draw:path draw:style-name="gr893" draw:text-style-name="P35" draw:layer="layout" svg:width="0.36cm" svg:height="0.529cm" svg:x="26.75cm" svg:y="10.146cm" svg:viewBox="0 0 361 530" svg:d="M168 23c97 60 193 242 193 363 0 120-96 180-193 120-96-60-168-239-168-360s72-183 168-123z">
              <text:p/>
            </draw:path>
            <draw:line draw:style-name="gr894" draw:text-style-name="P16" draw:layer="layout" svg:x1="26.809cm" svg:y1="10.163cm" svg:x2="26.953cm" svg:y2="10.073cm">
              <text:p/>
            </draw:line>
            <draw:polygon draw:style-name="gr895" draw:text-style-name="P14" draw:layer="layout" svg:width="1.446cm" svg:height="0.904cm" svg:x="26.822cm" svg:y="9.288cm" svg:viewBox="0 0 1447 905" draw:points="482,905 0,603 965,0 1447,302">
              <text:p/>
            </draw:polygon>
            <draw:path draw:style-name="gr896" draw:text-style-name="P15" draw:layer="layout" svg:width="1.517cm" svg:height="1.961cm" svg:x="26.751cm" svg:y="9.288cm" svg:viewBox="0 0 1518 1962" svg:d="M71 603l965-603 482 302v603l-386 242 386 211v604l-338-212-193 121-96-60v-513l-338 211c0 0-161-101-241-151-193 121-434-393-241-483z">
              <text:p/>
            </draw:path>
          </draw:g>
        </draw:g>
        <draw:g draw:style-name="gr14">
          <draw:glue-point draw:id="4" svg:x="2.589cm" svg:y="-3.461cm"/>
          <draw:glue-point draw:id="5" svg:x="2.589cm" svg:y="-2.076cm"/>
          <draw:glue-point draw:id="6" svg:x="2.589cm" svg:y="-0.384cm"/>
          <draw:glue-point draw:id="7" svg:x="2.589cm" svg:y="5cm"/>
          <draw:glue-point draw:id="8" svg:x="-2.23cm" svg:y="2.692cm"/>
          <draw:glue-point draw:id="9" svg:x="-4.64cm" svg:y="-1.923cm"/>
          <draw:glue-point draw:id="10" svg:x="-2.23cm" svg:y="-3.461cm"/>
          <draw:path draw:style-name="gr897" draw:text-style-name="P11" draw:layer="layout" svg:width="0.988cm" svg:height="0.332cm" svg:x="1.273cm" svg:y="10.696cm" svg:viewBox="0 0 989 333" svg:d="M0 330c130 0 989 28 989-82s-342-248-471-248c0 82-518 220-518 330z">
            <text:p/>
          </draw:path>
          <draw:g draw:style-name="gr16">
            <draw:polygon draw:style-name="gr898" draw:text-style-name="P18" draw:layer="layout" svg:width="0.47cm" svg:height="0.797cm" svg:x="1.267cm" svg:y="10.241cm" svg:viewBox="0 0 471 798" draw:points="471,523 471,0 0,248 0,798">
              <text:p/>
            </draw:polygon>
            <draw:polygon draw:style-name="gr899" draw:text-style-name="P14" draw:layer="layout" svg:width="0.329cm" svg:height="0.192cm" svg:x="1.455cm" svg:y="10.599cm" svg:viewBox="0 0 330 193" draw:points="235,193 330,138 94,0 0,55">
              <text:p/>
            </draw:polygon>
            <draw:polygon draw:style-name="gr900" draw:text-style-name="P18" draw:layer="layout" svg:width="0.093cm" svg:height="0.743cm" svg:x="1.784cm" svg:y="10.214cm" svg:viewBox="0 0 94 744" draw:points="94,688 94,0 0,55 0,744">
              <text:p/>
            </draw:polygon>
            <draw:polygon draw:style-name="gr901" draw:text-style-name="P12" draw:layer="layout" svg:width="0.329cm" svg:height="0.743cm" svg:x="1.455cm" svg:y="10.214cm" svg:viewBox="0 0 330 744" draw:points="330,744 330,55 235,0 235,578 0,440 0,551">
              <text:p/>
            </draw:polygon>
            <draw:polygon draw:style-name="gr902" draw:text-style-name="P18" draw:layer="layout" svg:width="0.47cm" svg:height="0.825cm" svg:x="2.209cm" svg:y="9.801cm" svg:viewBox="0 0 471 826" draw:points="471,551 471,0 0,276 0,826">
              <text:p/>
            </draw:polygon>
            <draw:polygon draw:style-name="gr903" draw:text-style-name="P12" draw:layer="layout" svg:width="0.941cm" svg:height="1.101cm" svg:x="1.266cm" svg:y="9.526cm" svg:viewBox="0 0 942 1102" draw:points="942,1102 942,551 0,0 0,551">
              <text:p/>
            </draw:polygon>
            <draw:line draw:style-name="gr904" draw:text-style-name="P16" draw:layer="layout" svg:x1="2.409cm" svg:y1="10.489cm" svg:x2="2.315cm" svg:y2="10.434cm">
              <text:p/>
            </draw:line>
            <draw:path draw:style-name="gr905" draw:text-style-name="P12" draw:layer="layout" svg:width="0.376cm" svg:height="0.483cm" svg:x="2.268cm" svg:y="9.972cm" svg:viewBox="0 0 377 484" svg:d="M189 21c-95 56-189 221-189 331s94 165 189 110c94-55 188-220 188-330 0-111-94-165-188-111z">
              <text:p/>
            </draw:path>
            <draw:path draw:style-name="gr906" draw:text-style-name="P36" draw:layer="layout" svg:width="0.352cm" svg:height="0.483cm" svg:x="2.397cm" svg:y="10.033cm" svg:viewBox="0 0 353 484" svg:d="M189 21c-95 55-189 221-189 331s94 165 189 110c94-56 164-219 164-329s-70-167-164-112z">
              <text:p/>
            </draw:path>
            <draw:line draw:style-name="gr907" draw:text-style-name="P16" draw:layer="layout" svg:x1="2.692cm" svg:y1="10.048cm" svg:x2="2.551cm" svg:y2="9.966cm">
              <text:p/>
            </draw:line>
            <draw:polygon draw:style-name="gr908" draw:text-style-name="P14" draw:layer="layout" svg:width="1.412cm" svg:height="0.825cm" svg:x="1.267cm" svg:y="9.25cm" svg:viewBox="0 0 1413 826" draw:points="942,826 1413,551 471,0 0,276">
              <text:p/>
            </draw:polygon>
            <draw:path draw:style-name="gr909" draw:text-style-name="P15" draw:layer="layout" svg:width="1.482cm" svg:height="1.789cm" svg:x="1.266cm" svg:y="9.25cm" svg:viewBox="0 0 1483 1790" svg:d="M1413 551l-942-551-471 276v550l377 220-377 193v551l330-193 188 110 95-55v-468l329 193c0 0 157-92 236-138 189 110 424-358 235-441z">
              <text:p/>
            </draw:path>
          </draw:g>
        </draw:g>
        <draw:g draw:style-name="gr14">
          <draw:glue-point draw:id="4" svg:x="-1.585cm" svg:y="3.333cm"/>
          <draw:glue-point draw:id="5" svg:x="4.747cm" svg:y="3.166cm"/>
          <draw:glue-point draw:id="6" svg:x="1.747cm" svg:y="-3.333cm"/>
          <draw:glue-point draw:id="7" svg:x="-4.919cm" svg:y="1.666cm"/>
          <draw:glue-point draw:id="8" svg:x="1.747cm" svg:y="5cm"/>
          <draw:polygon draw:style-name="gr910" draw:text-style-name="P12" draw:layer="layout" svg:width="0.288cm" svg:height="0.574cm" svg:x="3.786cm" svg:y="15.199cm" svg:viewBox="0 0 289 575" draw:points="0,0 0,431 289,575">
            <text:p/>
          </draw:polygon>
          <draw:polygon draw:style-name="gr911" draw:text-style-name="P12" draw:layer="layout" svg:width="0.36cm" svg:height="0.718cm" svg:x="3.75cm" svg:y="15.109cm" svg:viewBox="0 0 361 719" draw:points="0,0 0,108 289,682 361,719">
            <text:p/>
          </draw:polygon>
          <draw:polygon draw:style-name="gr912" draw:text-style-name="P18" draw:layer="layout" svg:width="1.083cm" svg:height="1.077cm" svg:x="3.75cm" svg:y="14.75cm" svg:viewBox="0 0 1084 1078" draw:points="1084,719 723,0 0,359 361,1078">
            <text:p/>
          </draw:polygon>
          <draw:path draw:style-name="gr913" draw:text-style-name="P18" draw:layer="layout" svg:width="0.505cm" svg:height="0.718cm" svg:x="3.81cm" svg:y="15.03cm" svg:viewBox="0 0 506 719" svg:d="M181 0c-61 24-73 36-181 90 24 42 49 84 73 126 71 0 252 323 180 359 24 48 48 96 72 144 60-30 121-60 181-90 0-90-217-575-325-629z">
            <text:p/>
          </draw:path>
          <draw:path draw:style-name="gr914" draw:text-style-name="P16" draw:layer="layout" svg:width="0.299cm" svg:height="0.574cm" svg:x="3.846cm" svg:y="15.138cm" svg:viewBox="0 0 300 575" svg:d="M289 575c72-216-216-574-289-575">
            <text:p/>
          </draw:path>
          <draw:line draw:style-name="gr915" draw:text-style-name="P16" draw:layer="layout" svg:x1="4.403cm" svg:y1="15.685cm" svg:x2="4.042cm" svg:y2="14.966cm">
            <text:p/>
          </draw:line>
          <draw:g draw:style-name="gr16">
            <draw:polygon draw:style-name="gr916" draw:text-style-name="P18" draw:layer="layout" svg:width="0.468cm" svg:height="0.395cm" svg:x="4.298cm" svg:y="15.211cm" svg:viewBox="0 0 469 396" draw:points="469,216 361,0 0,180 108,396">
              <text:p/>
            </draw:polygon>
            <draw:line draw:style-name="gr917" draw:text-style-name="P16" draw:layer="layout" svg:x1="4.731cm" svg:y1="15.355cm" svg:x2="4.37cm" svg:y2="15.535cm">
              <text:p/>
            </draw:line>
            <draw:line draw:style-name="gr918" draw:text-style-name="P16" draw:layer="layout" svg:x1="4.334cm" svg:y1="15.464cm" svg:x2="4.695cm" svg:y2="15.284cm">
              <text:p/>
            </draw:line>
            <draw:line draw:style-name="gr919" draw:text-style-name="P16" draw:layer="layout" svg:x1="4.587cm" svg:y1="15.247cm" svg:x2="4.695cm" svg:y2="15.463cm">
              <text:p/>
            </draw:line>
            <draw:line draw:style-name="gr920" draw:text-style-name="P16" draw:layer="layout" svg:x1="4.515cm" svg:y1="15.284cm" svg:x2="4.623cm" svg:y2="15.5cm">
              <text:p/>
            </draw:line>
            <draw:line draw:style-name="gr921" draw:text-style-name="P16" draw:layer="layout" svg:x1="4.443cm" svg:y1="15.319cm" svg:x2="4.551cm" svg:y2="15.535cm">
              <text:p/>
            </draw:line>
            <draw:line draw:style-name="gr922" draw:text-style-name="P16" draw:layer="layout" svg:x1="4.37cm" svg:y1="15.355cm" svg:x2="4.478cm" svg:y2="15.571cm">
              <text:p/>
            </draw:line>
          </draw:g>
          <draw:polygon draw:style-name="gr923" draw:text-style-name="P19" draw:layer="layout" svg:width="0.288cm" svg:height="0.25cm" svg:x="4.187cm" svg:y="14.897cm" svg:viewBox="0 0 289 251" draw:points="289,143 216,0 0,108 73,251">
            <text:p/>
          </draw:polygon>
          <draw:polygon draw:style-name="gr924" draw:text-style-name="P24" draw:layer="layout" svg:width="0.072cm" svg:height="0.089cm" svg:x="4.404cm" svg:y="15.167cm" svg:viewBox="0 0 73 90" draw:points="73,72 36,0 0,18 36,90">
            <text:p/>
          </draw:polygon>
          <draw:line draw:style-name="gr925" draw:text-style-name="P16" draw:layer="layout" svg:x1="4.166cm" svg:y1="15.024cm" svg:x2="4.13cm" svg:y2="15.042cm">
            <text:p/>
          </draw:line>
          <draw:line draw:style-name="gr926" draw:text-style-name="P16" draw:layer="layout" svg:x1="4.187cm" svg:y1="15.059cm" svg:x2="4.151cm" svg:y2="15.077cm">
            <text:p/>
          </draw:line>
          <draw:line draw:style-name="gr927" draw:text-style-name="P16" draw:layer="layout" svg:x1="4.202cm" svg:y1="15.095cm" svg:x2="4.166cm" svg:y2="15.113cm">
            <text:p/>
          </draw:line>
          <draw:line draw:style-name="gr928" draw:text-style-name="P16" draw:layer="layout" svg:x1="4.223cm" svg:y1="15.132cm" svg:x2="4.187cm" svg:y2="15.15cm">
            <text:p/>
          </draw:line>
          <draw:line draw:style-name="gr929" draw:text-style-name="P16" draw:layer="layout" svg:x1="4.477cm" svg:y1="14.879cm" svg:x2="4.441cm" svg:y2="14.897cm">
            <text:p/>
          </draw:line>
          <draw:line draw:style-name="gr930" draw:text-style-name="P16" draw:layer="layout" svg:x1="4.497cm" svg:y1="14.916cm" svg:x2="4.461cm" svg:y2="14.934cm">
            <text:p/>
          </draw:line>
          <draw:line draw:style-name="gr931" draw:text-style-name="P16" draw:layer="layout" svg:x1="4.513cm" svg:y1="14.952cm" svg:x2="4.477cm" svg:y2="14.97cm">
            <text:p/>
          </draw:line>
          <draw:line draw:style-name="gr932" draw:text-style-name="P16" draw:layer="layout" svg:x1="4.533cm" svg:y1="14.987cm" svg:x2="4.497cm" svg:y2="15.005cm">
            <text:p/>
          </draw:line>
          <draw:line draw:style-name="gr933" draw:text-style-name="P16" draw:layer="layout" svg:x1="4.513cm" svg:y1="15.059cm" svg:x2="4.477cm" svg:y2="15.077cm">
            <text:p/>
          </draw:line>
          <draw:line draw:style-name="gr934" draw:text-style-name="P16" draw:layer="layout" svg:x1="4.44cm" svg:y1="15.095cm" svg:x2="4.404cm" svg:y2="15.113cm">
            <text:p/>
          </draw:line>
          <draw:line draw:style-name="gr935" draw:text-style-name="P16" draw:layer="layout" svg:x1="4.368cm" svg:y1="15.132cm" svg:x2="4.332cm" svg:y2="15.15cm">
            <text:p/>
          </draw:line>
          <draw:line draw:style-name="gr936" draw:text-style-name="P16" draw:layer="layout" svg:x1="4.295cm" svg:y1="15.167cm" svg:x2="4.259cm" svg:y2="15.185cm">
            <text:p/>
          </draw:line>
          <draw:polygon draw:style-name="gr937" draw:text-style-name="P15" draw:layer="layout" svg:width="1.083cm" svg:height="1.077cm" svg:x="3.75cm" svg:y="14.75cm" svg:viewBox="0 0 1084 1078" draw:points="1084,719 723,0 0,359 0,467 36,539 36,880 253,988 289,1042 361,1078">
            <text:p/>
          </draw:polygon>
        </draw:g>
        <draw:g draw:style-name="gr14">
          <draw:glue-point draw:id="4" svg:x="-1.585cm" svg:y="3.333cm"/>
          <draw:glue-point draw:id="5" svg:x="4.747cm" svg:y="3.166cm"/>
          <draw:glue-point draw:id="6" svg:x="1.747cm" svg:y="-3.333cm"/>
          <draw:glue-point draw:id="7" svg:x="-4.919cm" svg:y="1.666cm"/>
          <draw:glue-point draw:id="8" svg:x="1.747cm" svg:y="5cm"/>
          <draw:polygon draw:style-name="gr938" draw:text-style-name="P12" draw:layer="layout" svg:width="0.288cm" svg:height="0.574cm" svg:x="3.202cm" svg:y="6.371cm" svg:viewBox="0 0 289 575" draw:points="0,0 0,431 289,575">
            <text:p/>
          </draw:polygon>
          <draw:polygon draw:style-name="gr939" draw:text-style-name="P12" draw:layer="layout" svg:width="0.36cm" svg:height="0.718cm" svg:x="3.166cm" svg:y="6.281cm" svg:viewBox="0 0 361 719" draw:points="0,0 0,108 289,682 361,719">
            <text:p/>
          </draw:polygon>
          <draw:polygon draw:style-name="gr940" draw:text-style-name="P18" draw:layer="layout" svg:width="1.083cm" svg:height="1.077cm" svg:x="3.166cm" svg:y="5.922cm" svg:viewBox="0 0 1084 1078" draw:points="1084,719 723,0 0,359 361,1078">
            <text:p/>
          </draw:polygon>
          <draw:path draw:style-name="gr941" draw:text-style-name="P18" draw:layer="layout" svg:width="0.505cm" svg:height="0.718cm" svg:x="3.226cm" svg:y="6.202cm" svg:viewBox="0 0 506 719" svg:d="M181 0c-61 24-73 36-181 90 24 42 49 84 73 126 71 0 252 323 180 359 24 48 48 96 72 144 60-30 121-60 181-90 0-90-217-575-325-629z">
            <text:p/>
          </draw:path>
          <draw:path draw:style-name="gr942" draw:text-style-name="P16" draw:layer="layout" svg:width="0.299cm" svg:height="0.574cm" svg:x="3.262cm" svg:y="6.31cm" svg:viewBox="0 0 300 575" svg:d="M289 575c72-216-216-574-289-575">
            <text:p/>
          </draw:path>
          <draw:line draw:style-name="gr943" draw:text-style-name="P16" draw:layer="layout" svg:x1="3.819cm" svg:y1="6.857cm" svg:x2="3.458cm" svg:y2="6.138cm">
            <text:p/>
          </draw:line>
          <draw:g draw:style-name="gr16">
            <draw:polygon draw:style-name="gr944" draw:text-style-name="P18" draw:layer="layout" svg:width="0.468cm" svg:height="0.395cm" svg:x="3.714cm" svg:y="6.383cm" svg:viewBox="0 0 469 396" draw:points="469,216 361,0 0,180 108,396">
              <text:p/>
            </draw:polygon>
            <draw:line draw:style-name="gr945" draw:text-style-name="P16" draw:layer="layout" svg:x1="4.147cm" svg:y1="6.527cm" svg:x2="3.786cm" svg:y2="6.707cm">
              <text:p/>
            </draw:line>
            <draw:line draw:style-name="gr946" draw:text-style-name="P16" draw:layer="layout" svg:x1="3.75cm" svg:y1="6.636cm" svg:x2="4.111cm" svg:y2="6.456cm">
              <text:p/>
            </draw:line>
            <draw:line draw:style-name="gr947" draw:text-style-name="P16" draw:layer="layout" svg:x1="4.003cm" svg:y1="6.419cm" svg:x2="4.111cm" svg:y2="6.635cm">
              <text:p/>
            </draw:line>
            <draw:line draw:style-name="gr948" draw:text-style-name="P16" draw:layer="layout" svg:x1="3.931cm" svg:y1="6.456cm" svg:x2="4.039cm" svg:y2="6.672cm">
              <text:p/>
            </draw:line>
            <draw:line draw:style-name="gr949" draw:text-style-name="P16" draw:layer="layout" svg:x1="3.859cm" svg:y1="6.491cm" svg:x2="3.967cm" svg:y2="6.707cm">
              <text:p/>
            </draw:line>
            <draw:line draw:style-name="gr950" draw:text-style-name="P16" draw:layer="layout" svg:x1="3.786cm" svg:y1="6.527cm" svg:x2="3.894cm" svg:y2="6.743cm">
              <text:p/>
            </draw:line>
          </draw:g>
          <draw:polygon draw:style-name="gr951" draw:text-style-name="P19" draw:layer="layout" svg:width="0.288cm" svg:height="0.25cm" svg:x="3.603cm" svg:y="6.069cm" svg:viewBox="0 0 289 251" draw:points="289,143 216,0 0,108 73,251">
            <text:p/>
          </draw:polygon>
          <draw:polygon draw:style-name="gr952" draw:text-style-name="P24" draw:layer="layout" svg:width="0.072cm" svg:height="0.089cm" svg:x="3.82cm" svg:y="6.339cm" svg:viewBox="0 0 73 90" draw:points="73,72 36,0 0,18 36,90">
            <text:p/>
          </draw:polygon>
          <draw:line draw:style-name="gr953" draw:text-style-name="P16" draw:layer="layout" svg:x1="3.582cm" svg:y1="6.196cm" svg:x2="3.546cm" svg:y2="6.214cm">
            <text:p/>
          </draw:line>
          <draw:line draw:style-name="gr954" draw:text-style-name="P16" draw:layer="layout" svg:x1="3.603cm" svg:y1="6.231cm" svg:x2="3.567cm" svg:y2="6.249cm">
            <text:p/>
          </draw:line>
          <draw:line draw:style-name="gr955" draw:text-style-name="P16" draw:layer="layout" svg:x1="3.618cm" svg:y1="6.267cm" svg:x2="3.582cm" svg:y2="6.285cm">
            <text:p/>
          </draw:line>
          <draw:line draw:style-name="gr956" draw:text-style-name="P16" draw:layer="layout" svg:x1="3.639cm" svg:y1="6.304cm" svg:x2="3.603cm" svg:y2="6.322cm">
            <text:p/>
          </draw:line>
          <draw:line draw:style-name="gr957" draw:text-style-name="P16" draw:layer="layout" svg:x1="3.893cm" svg:y1="6.051cm" svg:x2="3.857cm" svg:y2="6.069cm">
            <text:p/>
          </draw:line>
          <draw:line draw:style-name="gr958" draw:text-style-name="P16" draw:layer="layout" svg:x1="3.913cm" svg:y1="6.088cm" svg:x2="3.877cm" svg:y2="6.106cm">
            <text:p/>
          </draw:line>
          <draw:line draw:style-name="gr959" draw:text-style-name="P16" draw:layer="layout" svg:x1="3.929cm" svg:y1="6.124cm" svg:x2="3.893cm" svg:y2="6.142cm">
            <text:p/>
          </draw:line>
          <draw:line draw:style-name="gr960" draw:text-style-name="P16" draw:layer="layout" svg:x1="3.949cm" svg:y1="6.159cm" svg:x2="3.913cm" svg:y2="6.177cm">
            <text:p/>
          </draw:line>
          <draw:line draw:style-name="gr961" draw:text-style-name="P16" draw:layer="layout" svg:x1="3.929cm" svg:y1="6.231cm" svg:x2="3.893cm" svg:y2="6.249cm">
            <text:p/>
          </draw:line>
          <draw:line draw:style-name="gr962" draw:text-style-name="P16" draw:layer="layout" svg:x1="3.856cm" svg:y1="6.267cm" svg:x2="3.82cm" svg:y2="6.285cm">
            <text:p/>
          </draw:line>
          <draw:line draw:style-name="gr963" draw:text-style-name="P16" draw:layer="layout" svg:x1="3.784cm" svg:y1="6.304cm" svg:x2="3.748cm" svg:y2="6.322cm">
            <text:p/>
          </draw:line>
          <draw:line draw:style-name="gr964" draw:text-style-name="P16" draw:layer="layout" svg:x1="3.711cm" svg:y1="6.339cm" svg:x2="3.675cm" svg:y2="6.357cm">
            <text:p/>
          </draw:line>
          <draw:polygon draw:style-name="gr965" draw:text-style-name="P15" draw:layer="layout" svg:width="1.083cm" svg:height="1.077cm" svg:x="3.166cm" svg:y="5.922cm" svg:viewBox="0 0 1084 1078" draw:points="1084,719 723,0 0,359 0,467 36,539 36,880 253,988 289,1042 361,1078">
            <text:p/>
          </draw:polygon>
        </draw:g>
        <draw:g draw:style-name="gr14">
          <draw:glue-point draw:id="4" svg:x="-1.585cm" svg:y="3.333cm"/>
          <draw:glue-point draw:id="5" svg:x="4.747cm" svg:y="3.166cm"/>
          <draw:glue-point draw:id="6" svg:x="1.747cm" svg:y="-3.333cm"/>
          <draw:glue-point draw:id="7" svg:x="-4.919cm" svg:y="1.666cm"/>
          <draw:glue-point draw:id="8" svg:x="1.747cm" svg:y="5cm"/>
          <draw:polygon draw:style-name="gr966" draw:text-style-name="P12" draw:layer="layout" svg:width="0.288cm" svg:height="0.574cm" svg:x="13.036cm" svg:y="7.121cm" svg:viewBox="0 0 289 575" draw:points="0,0 0,431 289,575">
            <text:p/>
          </draw:polygon>
          <draw:polygon draw:style-name="gr967" draw:text-style-name="P12" draw:layer="layout" svg:width="0.36cm" svg:height="0.718cm" svg:x="13cm" svg:y="7.031cm" svg:viewBox="0 0 361 719" draw:points="0,0 0,108 289,682 361,719">
            <text:p/>
          </draw:polygon>
          <draw:polygon draw:style-name="gr968" draw:text-style-name="P18" draw:layer="layout" svg:width="1.083cm" svg:height="1.077cm" svg:x="13cm" svg:y="6.672cm" svg:viewBox="0 0 1084 1078" draw:points="1084,719 723,0 0,359 361,1078">
            <text:p/>
          </draw:polygon>
          <draw:path draw:style-name="gr969" draw:text-style-name="P18" draw:layer="layout" svg:width="0.505cm" svg:height="0.718cm" svg:x="13.06cm" svg:y="6.952cm" svg:viewBox="0 0 506 719" svg:d="M181 0c-61 24-73 36-181 90 24 42 49 84 73 126 71 0 252 323 180 359 24 48 48 96 72 144 60-30 121-60 181-90 0-90-217-575-325-629z">
            <text:p/>
          </draw:path>
          <draw:path draw:style-name="gr970" draw:text-style-name="P16" draw:layer="layout" svg:width="0.299cm" svg:height="0.574cm" svg:x="13.096cm" svg:y="7.06cm" svg:viewBox="0 0 300 575" svg:d="M289 575c72-216-216-574-289-575">
            <text:p/>
          </draw:path>
          <draw:line draw:style-name="gr971" draw:text-style-name="P16" draw:layer="layout" svg:x1="13.653cm" svg:y1="7.607cm" svg:x2="13.292cm" svg:y2="6.888cm">
            <text:p/>
          </draw:line>
          <draw:g draw:style-name="gr16">
            <draw:polygon draw:style-name="gr972" draw:text-style-name="P18" draw:layer="layout" svg:width="0.468cm" svg:height="0.395cm" svg:x="13.548cm" svg:y="7.133cm" svg:viewBox="0 0 469 396" draw:points="469,216 361,0 0,180 108,396">
              <text:p/>
            </draw:polygon>
            <draw:line draw:style-name="gr973" draw:text-style-name="P16" draw:layer="layout" svg:x1="13.981cm" svg:y1="7.277cm" svg:x2="13.62cm" svg:y2="7.457cm">
              <text:p/>
            </draw:line>
            <draw:line draw:style-name="gr974" draw:text-style-name="P16" draw:layer="layout" svg:x1="13.584cm" svg:y1="7.386cm" svg:x2="13.945cm" svg:y2="7.206cm">
              <text:p/>
            </draw:line>
            <draw:line draw:style-name="gr975" draw:text-style-name="P16" draw:layer="layout" svg:x1="13.837cm" svg:y1="7.169cm" svg:x2="13.945cm" svg:y2="7.385cm">
              <text:p/>
            </draw:line>
            <draw:line draw:style-name="gr976" draw:text-style-name="P16" draw:layer="layout" svg:x1="13.765cm" svg:y1="7.206cm" svg:x2="13.873cm" svg:y2="7.422cm">
              <text:p/>
            </draw:line>
            <draw:line draw:style-name="gr977" draw:text-style-name="P16" draw:layer="layout" svg:x1="13.693cm" svg:y1="7.241cm" svg:x2="13.801cm" svg:y2="7.457cm">
              <text:p/>
            </draw:line>
            <draw:line draw:style-name="gr978" draw:text-style-name="P16" draw:layer="layout" svg:x1="13.62cm" svg:y1="7.277cm" svg:x2="13.728cm" svg:y2="7.493cm">
              <text:p/>
            </draw:line>
          </draw:g>
          <draw:polygon draw:style-name="gr979" draw:text-style-name="P19" draw:layer="layout" svg:width="0.288cm" svg:height="0.25cm" svg:x="13.437cm" svg:y="6.819cm" svg:viewBox="0 0 289 251" draw:points="289,143 216,0 0,108 73,251">
            <text:p/>
          </draw:polygon>
          <draw:polygon draw:style-name="gr980" draw:text-style-name="P24" draw:layer="layout" svg:width="0.072cm" svg:height="0.089cm" svg:x="13.654cm" svg:y="7.089cm" svg:viewBox="0 0 73 90" draw:points="73,72 36,0 0,18 36,90">
            <text:p/>
          </draw:polygon>
          <draw:line draw:style-name="gr981" draw:text-style-name="P16" draw:layer="layout" svg:x1="13.416cm" svg:y1="6.946cm" svg:x2="13.38cm" svg:y2="6.964cm">
            <text:p/>
          </draw:line>
          <draw:line draw:style-name="gr982" draw:text-style-name="P16" draw:layer="layout" svg:x1="13.437cm" svg:y1="6.981cm" svg:x2="13.401cm" svg:y2="6.999cm">
            <text:p/>
          </draw:line>
          <draw:line draw:style-name="gr983" draw:text-style-name="P16" draw:layer="layout" svg:x1="13.452cm" svg:y1="7.017cm" svg:x2="13.416cm" svg:y2="7.035cm">
            <text:p/>
          </draw:line>
          <draw:line draw:style-name="gr984" draw:text-style-name="P16" draw:layer="layout" svg:x1="13.473cm" svg:y1="7.054cm" svg:x2="13.437cm" svg:y2="7.072cm">
            <text:p/>
          </draw:line>
          <draw:line draw:style-name="gr985" draw:text-style-name="P16" draw:layer="layout" svg:x1="13.727cm" svg:y1="6.801cm" svg:x2="13.691cm" svg:y2="6.819cm">
            <text:p/>
          </draw:line>
          <draw:line draw:style-name="gr986" draw:text-style-name="P16" draw:layer="layout" svg:x1="13.747cm" svg:y1="6.838cm" svg:x2="13.711cm" svg:y2="6.856cm">
            <text:p/>
          </draw:line>
          <draw:line draw:style-name="gr987" draw:text-style-name="P16" draw:layer="layout" svg:x1="13.763cm" svg:y1="6.874cm" svg:x2="13.727cm" svg:y2="6.892cm">
            <text:p/>
          </draw:line>
          <draw:line draw:style-name="gr988" draw:text-style-name="P16" draw:layer="layout" svg:x1="13.783cm" svg:y1="6.909cm" svg:x2="13.747cm" svg:y2="6.927cm">
            <text:p/>
          </draw:line>
          <draw:line draw:style-name="gr989" draw:text-style-name="P16" draw:layer="layout" svg:x1="13.763cm" svg:y1="6.981cm" svg:x2="13.727cm" svg:y2="6.999cm">
            <text:p/>
          </draw:line>
          <draw:line draw:style-name="gr990" draw:text-style-name="P16" draw:layer="layout" svg:x1="13.69cm" svg:y1="7.017cm" svg:x2="13.654cm" svg:y2="7.035cm">
            <text:p/>
          </draw:line>
          <draw:line draw:style-name="gr991" draw:text-style-name="P16" draw:layer="layout" svg:x1="13.618cm" svg:y1="7.054cm" svg:x2="13.582cm" svg:y2="7.072cm">
            <text:p/>
          </draw:line>
          <draw:line draw:style-name="gr992" draw:text-style-name="P16" draw:layer="layout" svg:x1="13.545cm" svg:y1="7.089cm" svg:x2="13.509cm" svg:y2="7.107cm">
            <text:p/>
          </draw:line>
          <draw:polygon draw:style-name="gr993" draw:text-style-name="P15" draw:layer="layout" svg:width="1.083cm" svg:height="1.077cm" svg:x="13cm" svg:y="6.672cm" svg:viewBox="0 0 1084 1078" draw:points="1084,719 723,0 0,359 0,467 36,539 36,880 253,988 289,1042 361,1078">
            <text:p/>
          </draw:polygon>
        </draw:g>
        <draw:g draw:style-name="gr14">
          <draw:glue-point draw:id="4" svg:x="-1.585cm" svg:y="3.333cm"/>
          <draw:glue-point draw:id="5" svg:x="4.747cm" svg:y="3.166cm"/>
          <draw:glue-point draw:id="6" svg:x="1.747cm" svg:y="-3.333cm"/>
          <draw:glue-point draw:id="7" svg:x="-4.919cm" svg:y="1.666cm"/>
          <draw:glue-point draw:id="8" svg:x="1.747cm" svg:y="5cm"/>
          <draw:polygon draw:style-name="gr994" draw:text-style-name="P12" draw:layer="layout" svg:width="0.288cm" svg:height="0.574cm" svg:x="17.786cm" svg:y="17.371cm" svg:viewBox="0 0 289 575" draw:points="0,0 0,431 289,575">
            <text:p/>
          </draw:polygon>
          <draw:polygon draw:style-name="gr995" draw:text-style-name="P12" draw:layer="layout" svg:width="0.36cm" svg:height="0.718cm" svg:x="17.75cm" svg:y="17.281cm" svg:viewBox="0 0 361 719" draw:points="0,0 0,108 289,682 361,719">
            <text:p/>
          </draw:polygon>
          <draw:polygon draw:style-name="gr996" draw:text-style-name="P18" draw:layer="layout" svg:width="1.083cm" svg:height="1.077cm" svg:x="17.75cm" svg:y="16.922cm" svg:viewBox="0 0 1084 1078" draw:points="1084,719 723,0 0,359 361,1078">
            <text:p/>
          </draw:polygon>
          <draw:path draw:style-name="gr997" draw:text-style-name="P18" draw:layer="layout" svg:width="0.505cm" svg:height="0.718cm" svg:x="17.81cm" svg:y="17.202cm" svg:viewBox="0 0 506 719" svg:d="M181 0c-61 24-73 36-181 90 24 42 49 84 73 126 71 0 252 323 180 359 24 48 48 96 72 144 60-30 121-60 181-90 0-90-217-575-325-629z">
            <text:p/>
          </draw:path>
          <draw:path draw:style-name="gr998" draw:text-style-name="P16" draw:layer="layout" svg:width="0.299cm" svg:height="0.574cm" svg:x="17.846cm" svg:y="17.31cm" svg:viewBox="0 0 300 575" svg:d="M289 575c72-216-216-574-289-575">
            <text:p/>
          </draw:path>
          <draw:line draw:style-name="gr999" draw:text-style-name="P16" draw:layer="layout" svg:x1="18.403cm" svg:y1="17.857cm" svg:x2="18.042cm" svg:y2="17.138cm">
            <text:p/>
          </draw:line>
          <draw:g draw:style-name="gr16">
            <draw:polygon draw:style-name="gr1000" draw:text-style-name="P18" draw:layer="layout" svg:width="0.468cm" svg:height="0.395cm" svg:x="18.298cm" svg:y="17.383cm" svg:viewBox="0 0 469 396" draw:points="469,216 361,0 0,180 108,396">
              <text:p/>
            </draw:polygon>
            <draw:line draw:style-name="gr1001" draw:text-style-name="P16" draw:layer="layout" svg:x1="18.731cm" svg:y1="17.527cm" svg:x2="18.37cm" svg:y2="17.707cm">
              <text:p/>
            </draw:line>
            <draw:line draw:style-name="gr1002" draw:text-style-name="P16" draw:layer="layout" svg:x1="18.334cm" svg:y1="17.636cm" svg:x2="18.695cm" svg:y2="17.456cm">
              <text:p/>
            </draw:line>
            <draw:line draw:style-name="gr1003" draw:text-style-name="P16" draw:layer="layout" svg:x1="18.587cm" svg:y1="17.419cm" svg:x2="18.695cm" svg:y2="17.635cm">
              <text:p/>
            </draw:line>
            <draw:line draw:style-name="gr1004" draw:text-style-name="P16" draw:layer="layout" svg:x1="18.515cm" svg:y1="17.456cm" svg:x2="18.623cm" svg:y2="17.672cm">
              <text:p/>
            </draw:line>
            <draw:line draw:style-name="gr1005" draw:text-style-name="P16" draw:layer="layout" svg:x1="18.443cm" svg:y1="17.491cm" svg:x2="18.551cm" svg:y2="17.707cm">
              <text:p/>
            </draw:line>
            <draw:line draw:style-name="gr1006" draw:text-style-name="P16" draw:layer="layout" svg:x1="18.37cm" svg:y1="17.527cm" svg:x2="18.478cm" svg:y2="17.743cm">
              <text:p/>
            </draw:line>
          </draw:g>
          <draw:polygon draw:style-name="gr1007" draw:text-style-name="P19" draw:layer="layout" svg:width="0.288cm" svg:height="0.25cm" svg:x="18.187cm" svg:y="17.069cm" svg:viewBox="0 0 289 251" draw:points="289,143 216,0 0,108 73,251">
            <text:p/>
          </draw:polygon>
          <draw:polygon draw:style-name="gr1008" draw:text-style-name="P24" draw:layer="layout" svg:width="0.072cm" svg:height="0.089cm" svg:x="18.404cm" svg:y="17.339cm" svg:viewBox="0 0 73 90" draw:points="73,72 36,0 0,18 36,90">
            <text:p/>
          </draw:polygon>
          <draw:line draw:style-name="gr1009" draw:text-style-name="P16" draw:layer="layout" svg:x1="18.166cm" svg:y1="17.196cm" svg:x2="18.13cm" svg:y2="17.214cm">
            <text:p/>
          </draw:line>
          <draw:line draw:style-name="gr1010" draw:text-style-name="P16" draw:layer="layout" svg:x1="18.187cm" svg:y1="17.231cm" svg:x2="18.151cm" svg:y2="17.249cm">
            <text:p/>
          </draw:line>
          <draw:line draw:style-name="gr1011" draw:text-style-name="P16" draw:layer="layout" svg:x1="18.202cm" svg:y1="17.267cm" svg:x2="18.166cm" svg:y2="17.285cm">
            <text:p/>
          </draw:line>
          <draw:line draw:style-name="gr1012" draw:text-style-name="P16" draw:layer="layout" svg:x1="18.223cm" svg:y1="17.304cm" svg:x2="18.187cm" svg:y2="17.322cm">
            <text:p/>
          </draw:line>
          <draw:line draw:style-name="gr1013" draw:text-style-name="P16" draw:layer="layout" svg:x1="18.477cm" svg:y1="17.051cm" svg:x2="18.441cm" svg:y2="17.069cm">
            <text:p/>
          </draw:line>
          <draw:line draw:style-name="gr1014" draw:text-style-name="P16" draw:layer="layout" svg:x1="18.497cm" svg:y1="17.088cm" svg:x2="18.461cm" svg:y2="17.106cm">
            <text:p/>
          </draw:line>
          <draw:line draw:style-name="gr1015" draw:text-style-name="P16" draw:layer="layout" svg:x1="18.513cm" svg:y1="17.124cm" svg:x2="18.477cm" svg:y2="17.142cm">
            <text:p/>
          </draw:line>
          <draw:line draw:style-name="gr1016" draw:text-style-name="P16" draw:layer="layout" svg:x1="18.533cm" svg:y1="17.159cm" svg:x2="18.497cm" svg:y2="17.177cm">
            <text:p/>
          </draw:line>
          <draw:line draw:style-name="gr1017" draw:text-style-name="P16" draw:layer="layout" svg:x1="18.513cm" svg:y1="17.231cm" svg:x2="18.477cm" svg:y2="17.249cm">
            <text:p/>
          </draw:line>
          <draw:line draw:style-name="gr1018" draw:text-style-name="P16" draw:layer="layout" svg:x1="18.44cm" svg:y1="17.267cm" svg:x2="18.404cm" svg:y2="17.285cm">
            <text:p/>
          </draw:line>
          <draw:line draw:style-name="gr1019" draw:text-style-name="P16" draw:layer="layout" svg:x1="18.368cm" svg:y1="17.304cm" svg:x2="18.332cm" svg:y2="17.322cm">
            <text:p/>
          </draw:line>
          <draw:line draw:style-name="gr1020" draw:text-style-name="P16" draw:layer="layout" svg:x1="18.295cm" svg:y1="17.339cm" svg:x2="18.259cm" svg:y2="17.357cm">
            <text:p/>
          </draw:line>
          <draw:polygon draw:style-name="gr1021" draw:text-style-name="P15" draw:layer="layout" svg:width="1.083cm" svg:height="1.077cm" svg:x="17.75cm" svg:y="16.922cm" svg:viewBox="0 0 1084 1078" draw:points="1084,719 723,0 0,359 0,467 36,539 36,880 253,988 289,1042 361,1078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B" draw:display-name="Dark Grey Linear B" draw:style="linear" draw:start-color="#666666" draw:end-color="#999999" draw:start-intensity="100%" draw:end-intensity="100%" draw:angle="0deg" draw:border="10%">
      <loext:gradient-stop svg:offset="0" loext:color-type="rgb" loext:color-value="#666666"/>
      <loext:gradient-stop svg:offset="1" loext:color-type="rgb" loext:color-value="#999999"/>
    </draw:gradient>
    <draw:gradient draw:name="Dark_20_Grey_20_Linear_20_L" draw:display-name="Dark Grey Linear L" draw:style="linear" draw:start-color="#666666" draw:end-color="#999999" draw:start-intensity="100%" draw:end-intensity="100%" draw:angle="180deg" draw:border="10%">
      <loext:gradient-stop svg:offset="0" loext:color-type="rgb" loext:color-value="#666666"/>
      <loext:gradient-stop svg:offset="1" loext:color-type="rgb" loext:color-value="#999999"/>
    </draw:gradient>
    <draw:gradient draw:name="Dark_20_Grey_20_Linear_20_R" draw:display-name="Dark Grey Linear R" draw:style="linear" draw:start-color="#666666" draw:end-color="#999999" draw:start-intensity="100%" draw:end-intensity="100%" draw:angle="180deg" draw:border="10%">
      <loext:gradient-stop svg:offset="0" loext:color-type="rgb" loext:color-value="#666666"/>
      <loext:gradient-stop svg:offset="1" loext:color-type="rgb" loext:color-value="#999999"/>
    </draw:gradient>
    <draw:gradient draw:name="Dark_20_Grey_20_Linear_20_T" draw:display-name="Dark Grey Linear T" draw:style="linear" draw:start-color="#333333" draw:end-color="#999999" draw:start-intensity="100%" draw:end-intensity="100%" draw:angle="0deg" draw:border="10%">
      <loext:gradient-stop svg:offset="0" loext:color-type="rgb" loext:color-value="#333333"/>
      <loext:gradient-stop svg:offset="1" loext:color-type="rgb" loext:color-value="#999999"/>
    </draw:gradient>
    <draw:gradient draw:name="Dark_20_Grey_20_Square_20_BR" draw:display-name="Dark Grey Square BR" draw:style="square" draw:cx="30%" draw:cy="30%" draw:start-color="#666666" draw:end-color="#999999" draw:start-intensity="100%" draw:end-intensity="100%" draw:angle="0deg" draw:border="0%">
      <loext:gradient-stop svg:offset="0" loext:color-type="rgb" loext:color-value="#666666"/>
      <loext:gradient-stop svg:offset="1" loext:color-type="rgb" loext:color-value="#999999"/>
    </draw:gradient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Light_20_Blue_20_Linear_20_L" draw:display-name="Light Blue Linear L" draw:style="linear" draw:start-color="#93d4f0" draw:end-color="#e9f6fc" draw:start-intensity="100%" draw:end-intensity="100%" draw:angle="180deg" draw:border="10%">
      <loext:gradient-stop svg:offset="0" loext:color-type="rgb" loext:color-value="#93d4f0"/>
      <loext:gradient-stop svg:offset="1" loext:color-type="rgb" loext:color-value="#e9f6fc"/>
    </draw:gradient>
    <draw:gradient draw:name="Light_20_Blue_20_Linear_20_T" draw:display-name="Light Blue Linear T" draw:style="linear" draw:start-color="#93d4f0" draw:end-color="#e9f6fc" draw:start-intensity="100%" draw:end-intensity="100%" draw:angle="0deg" draw:border="10%">
      <loext:gradient-stop svg:offset="0" loext:color-type="rgb" loext:color-value="#93d4f0"/>
      <loext:gradient-stop svg:offset="1" loext:color-type="rgb" loext:color-value="#e9f6fc"/>
    </draw:gradient>
    <draw:gradient draw:name="Light_20_Blue_20_Square_20_BR" draw:display-name="Light Blue Square BR" draw:style="square" draw:cx="30%" draw:cy="30%" draw:start-color="#93d4f0" draw:end-color="#e9f6fc" draw:start-intensity="100%" draw:end-intensity="100%" draw:angle="0deg" draw:border="0%">
      <loext:gradient-stop svg:offset="0" loext:color-type="rgb" loext:color-value="#93d4f0"/>
      <loext:gradient-stop svg:offset="1" loext:color-type="rgb" loext:color-value="#e9f6fc"/>
    </draw:gradient>
    <draw:gradient draw:name="Light_20_Grey_20_Linear_20_T" draw:display-name="Light Grey Linear T" draw:style="linear" draw:start-color="#b3b3b3" draw:end-color="#e5e5e5" draw:start-intensity="100%" draw:end-intensity="100%" draw:angle="0deg" draw:border="10%">
      <loext:gradient-stop svg:offset="0" loext:color-type="rgb" loext:color-value="#b3b3b3"/>
      <loext:gradient-stop svg:offset="1" loext:color-type="rgb" loext:color-value="#e5e5e5"/>
    </draw:gradient>
    <draw:gradient draw:name="Light_20_Red_20_Linear_20_L" draw:display-name="Light Red Linear L" draw:style="linear" draw:start-color="#de8e96" draw:end-color="#f8e8ea" draw:start-intensity="100%" draw:end-intensity="100%" draw:angle="180deg" draw:border="10%">
      <loext:gradient-stop svg:offset="0" loext:color-type="rgb" loext:color-value="#de8e96"/>
      <loext:gradient-stop svg:offset="1" loext:color-type="rgb" loext:color-value="#f8e8ea"/>
    </draw:gradient>
    <draw:gradient draw:name="Light_20_Red_20_Linear_20_T" draw:display-name="Light Red Linear T" draw:style="linear" draw:start-color="#de8e96" draw:end-color="#f8e8ea" draw:start-intensity="100%" draw:end-intensity="100%" draw:angle="0deg" draw:border="10%">
      <loext:gradient-stop svg:offset="0" loext:color-type="rgb" loext:color-value="#de8e96"/>
      <loext:gradient-stop svg:offset="1" loext:color-type="rgb" loext:color-value="#f8e8ea"/>
    </draw:gradient>
    <draw:gradient draw:name="Light_20_Red_20_Square_20_BR" draw:display-name="Light Red Square BR" draw:style="square" draw:cx="30%" draw:cy="30%" draw:start-color="#de8e96" draw:end-color="#f8e8ea" draw:start-intensity="100%" draw:end-intensity="100%" draw:angle="0deg" draw:border="0%">
      <loext:gradient-stop svg:offset="0" loext:color-type="rgb" loext:color-value="#de8e96"/>
      <loext:gradient-stop svg:offset="1" loext:color-type="rgb" loext:color-value="#f8e8ea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RT_20_Light_20_Linear_20_L" draw:display-name="VRT Light Linear L" draw:style="linear" draw:start-color="#0073bc" draw:end-color="#7fb9dd" draw:start-intensity="100%" draw:end-intensity="100%" draw:angle="180deg" draw:border="10%">
      <loext:gradient-stop svg:offset="0" loext:color-type="rgb" loext:color-value="#0073bc"/>
      <loext:gradient-stop svg:offset="1" loext:color-type="rgb" loext:color-value="#7fb9dd"/>
    </draw:gradient>
    <draw:gradient draw:name="VRT_20_Light_20_Linear_20_T" draw:display-name="VRT Light Linear T" draw:style="linear" draw:start-color="#0073bc" draw:end-color="#7fb9dd" draw:start-intensity="100%" draw:end-intensity="100%" draw:angle="0deg" draw:border="10%">
      <loext:gradient-stop svg:offset="0" loext:color-type="rgb" loext:color-value="#0073bc"/>
      <loext:gradient-stop svg:offset="1" loext:color-type="rgb" loext:color-value="#7fb9dd"/>
    </draw:gradient>
    <draw:gradient draw:name="VRT_20_Light_20_Square_20_BR" draw:display-name="VRT Light Square BR" draw:style="square" draw:cx="30%" draw:cy="30%" draw:start-color="#0073bc" draw:end-color="#7fb9dd" draw:start-intensity="100%" draw:end-intensity="100%" draw:angle="0deg" draw:border="0%">
      <loext:gradient-stop svg:offset="0" loext:color-type="rgb" loext:color-value="#0073bc"/>
      <loext:gradient-stop svg:offset="1" loext:color-type="rgb" loext:color-value="#7fb9dd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28T00:03:30.016000000</meta:creation-date>
    <dc:date>2024-05-28T02:02:30.999000000</dc:date>
    <meta:editing-duration>PT47M36S</meta:editing-duration>
    <meta:editing-cycles>8</meta:editing-cycles>
    <meta:generator>LibreOffice/24.2.3.2$Windows_X86_64 LibreOffice_project/433d9c2ded56988e8a90e6b2e771ee4e6a5ab2ba</meta:generator>
    <meta:print-date>2024-05-28T01:43:50.541000000</meta:print-date>
    <meta:printed-by>Arquivos PDF</meta:printed-by>
    <meta:document-statistic meta:object-count="1230"/>
  </office:meta>
</office:document-meta>
</file>